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6756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5043in"/>
    </style:style>
    <style:style style:name="co17" style:family="table-column">
      <style:table-column-properties fo:break-before="auto" style:column-width="1.5472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85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6035in"/>
    </style:style>
    <style:style style:name="co25" style:family="table-column">
      <style:table-column-properties fo:break-before="auto" style:column-width="1.1929in"/>
    </style:style>
    <style:style style:name="co26" style:family="table-column">
      <style:table-column-properties fo:break-before="auto" style:column-width="1.4398in"/>
    </style:style>
    <style:style style:name="co27" style:family="table-column">
      <style:table-column-properties fo:break-before="auto" style:column-width="1.5146in"/>
    </style:style>
    <style:style style:name="co28" style:family="table-column">
      <style:table-column-properties fo:break-before="auto" style:column-width="0.9465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_growth % hateful nodes_back_swap" table:style-name="ta1">
        <table:shapes>
          <draw:frame draw:z-index="0" draw:style-name="gr1" draw:text-style-name="P1" svg:width="6.2988in" svg:height="3.5429in" svg:x="7.2142in" svg:y="434.2043in">
            <draw:object draw:notify-on-update-of-ranges="'network_growth % hateful nodes_back_swap'.A18:'network_growth % hateful nodes_back_swap'.A2443 'network_growth % hateful nodes_back_swap'.B18:'network_growth % hateful nodes_back_swap'.B24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xport-plot data (NetLogo 6.2.0)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etwork_growth.nlogo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03/04/2021 09:49:55:000 +0100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op_form</text:p>
          </table:table-cell>
          <table:table-cell office:value-type="string" calcext:value-type="string">
            <text:p>p_normal_back_follows_hater</text:p>
          </table:table-cell>
          <table:table-cell office:value-type="string" calcext:value-type="string">
            <text:p>p_hater_reposts_normal</text:p>
          </table:table-cell>
          <table:table-cell table:style-name="Default" office:value-type="string" calcext:value-type="string">
            <text:p>p_hater_follows_hater</text:p>
          </table:table-cell>
          <table:table-cell office:value-type="string" calcext:value-type="string">
            <text:p>mixing_parameter</text:p>
          </table:table-cell>
          <table:table-cell office:value-type="string" calcext:value-type="string">
            <text:p>layout?</text:p>
          </table:table-cell>
          <table:table-cell office:value-type="string" calcext:value-type="string">
            <text:p>display_only_influence?</text:p>
          </table:table-cell>
          <table:table-cell office:value-type="string" calcext:value-type="string">
            <text:p>n_following_conn_hater</text:p>
          </table:table-cell>
          <table:table-cell office:value-type="string" calcext:value-type="string">
            <text:p>max_reposts_by_normals</text:p>
          </table:table-cell>
          <table:table-cell office:value-type="string" calcext:value-type="string">
            <text:p>grow_until_size</text:p>
          </table:table-cell>
          <table:table-cell office:value-type="string" calcext:value-type="string">
            <text:p>max_reposts_by_haters</text:p>
          </table:table-cell>
          <table:table-cell office:value-type="string" calcext:value-type="string">
            <text:p>p_hater_back_follows_hater</text:p>
          </table:table-cell>
          <table:table-cell office:value-type="string" calcext:value-type="string">
            <text:p>p_normal_back_follows_normal</text:p>
          </table:table-cell>
          <table:table-cell office:value-type="string" calcext:value-type="string">
            <text:p>n_following_conn_normal</text:p>
          </table:table-cell>
          <table:table-cell office:value-type="string" calcext:value-type="string">
            <text:p>repost?</text:p>
          </table:table-cell>
          <table:table-cell office:value-type="string" calcext:value-type="string">
            <text:p>repulsion</text:p>
          </table:table-cell>
          <table:table-cell office:value-type="string" calcext:value-type="string">
            <text:p>p_hater_reposts_hater</text:p>
          </table:table-cell>
          <table:table-cell office:value-type="string" calcext:value-type="string">
            <text:p>p_publish_post_normal</text:p>
          </table:table-cell>
          <table:table-cell office:value-type="string" calcext:value-type="string">
            <text:p>plot?</text:p>
          </table:table-cell>
          <table:table-cell office:value-type="string" calcext:value-type="string">
            <text:p>p_hater_back_follows_normal</text:p>
          </table:table-cell>
          <table:table-cell office:value-type="string" calcext:value-type="string">
            <text:p>p_normal_reposts_hater</text:p>
          </table:table-cell>
          <table:table-cell office:value-type="string" calcext:value-type="string">
            <text:p>dynamics_from_ticks</text:p>
          </table:table-cell>
          <table:table-cell office:value-type="string" calcext:value-type="string">
            <text:p>spring_const</text:p>
          </table:table-cell>
          <table:table-cell office:value-type="string" calcext:value-type="string">
            <text:p>p_normal_reposts_normal</text:p>
          </table:table-cell>
          <table:table-cell office:value-type="string" calcext:value-type="string">
            <text:p>op_extreme</text:p>
          </table:table-cell>
          <table:table-cell office:value-type="string" calcext:value-type="string">
            <text:p>dynamics_until_ticks</text:p>
          </table:table-cell>
          <table:table-cell office:value-type="string" calcext:value-type="string">
            <text:p>hate_score_dist_lambda</text:p>
          </table:table-cell>
          <table:table-cell office:value-type="string" calcext:value-type="string">
            <text:p>op_high</text:p>
          </table:table-cell>
          <table:table-cell office:value-type="string" calcext:value-type="string">
            <text:p>hate_score_hater</text:p>
          </table:table-cell>
          <table:table-cell office:value-type="string" calcext:value-type="string">
            <text:p>p_publish_post_hater</text:p>
          </table:table-cell>
          <table:table-cell office:value-type="string" calcext:value-type="string">
            <text:p>hate_score_dist_alpha</text:p>
          </table:table-cell>
          <table:table-cell office:value-type="string" calcext:value-type="string">
            <text:p>diffuse?</text:p>
          </table:table-cell>
          <table:table-cell office:value-type="string" calcext:value-type="string">
            <text:p>spring_length</text:p>
          </table:table-cell>
        </table:table-row>
        <table:table-row table:style-name="ro1">
          <table:table-cell office:value-type="string" calcext:value-type="string">
            <text:p>"triangle"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"% hateful nodes"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.1" calcext:value-type="float">
            <text:p>11.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hateful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hateful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25" calcext:value-type="float">
            <text:p>2425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"hateful"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03030303030303" calcext:value-type="float">
            <text:p>3.030303030303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94117647058824" calcext:value-type="float">
            <text:p>2.941176470588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71428571428571" calcext:value-type="float">
            <text:p>5.7142857142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55555555555556" calcext:value-type="float">
            <text:p>5.55555555555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40540540540541" calcext:value-type="float">
            <text:p>5.405405405405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26315789473684" calcext:value-type="float">
            <text:p>5.26315789473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12820512820513" calcext:value-type="float">
            <text:p>5.128205128205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87804878048781" calcext:value-type="float">
            <text:p>4.87804878048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76190476190476" calcext:value-type="float">
            <text:p>4.76190476190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65116279069768" calcext:value-type="float">
            <text:p>4.651162790697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44444444444444" calcext:value-type="float">
            <text:p>4.44444444444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34782608695652" calcext:value-type="float">
            <text:p>4.347826086956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25531914893617" calcext:value-type="float">
            <text:p>4.255319148936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08163265306122" calcext:value-type="float">
            <text:p>4.081632653061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92156862745098" calcext:value-type="float">
            <text:p>3.921568627450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77358490566038" calcext:value-type="float">
            <text:p>3.773584905660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7037037037037" calcext:value-type="float">
            <text:p>3.7037037037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63636363636364" calcext:value-type="float">
            <text:p>3.63636363636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57142857142857" calcext:value-type="float">
            <text:p>3.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50877192982456" calcext:value-type="float">
            <text:p>3.508771929824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44827586206897" calcext:value-type="float">
            <text:p>3.448275862068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38983050847458" calcext:value-type="float">
            <text:p>3.389830508474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27868852459016" calcext:value-type="float">
            <text:p>3.27868852459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2258064516129" calcext:value-type="float">
            <text:p>3.2258064516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17460317460317" calcext:value-type="float">
            <text:p>3.17460317460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125" calcext:value-type="float">
            <text:p>3.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07692307692308" calcext:value-type="float">
            <text:p>3.07692307692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03030303030303" calcext:value-type="float">
            <text:p>3.030303030303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98507462686567" calcext:value-type="float">
            <text:p>2.985074626865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94117647058824" calcext:value-type="float">
            <text:p>2.941176470588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89855072463768" calcext:value-type="float">
            <text:p>2.898550724637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8169014084507" calcext:value-type="float">
            <text:p>2.81690140845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77777777777778" calcext:value-type="float">
            <text:p>2.77777777777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73972602739726" calcext:value-type="float">
            <text:p>2.739726027397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7027027027027" calcext:value-type="float">
            <text:p>2.70270270270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3157894736842" calcext:value-type="float">
            <text:p>2.631578947368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5974025974026" calcext:value-type="float">
            <text:p>2.59740259740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56410256410256" calcext:value-type="float">
            <text:p>2.56410256410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53164556962025" calcext:value-type="float">
            <text:p>2.53164556962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46913580246914" calcext:value-type="float">
            <text:p>2.469135802469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4390243902439" calcext:value-type="float">
            <text:p>2.4390243902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40963855421687" calcext:value-type="float">
            <text:p>2.409638554216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38095238095238" calcext:value-type="float">
            <text:p>2.380952380952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35294117647059" calcext:value-type="float">
            <text:p>2.35294117647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32558139534884" calcext:value-type="float">
            <text:p>2.32558139534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29885057471264" calcext:value-type="float">
            <text:p>2.29885057471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27272727272727" calcext:value-type="float">
            <text:p>2.272727272727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24719101123596" calcext:value-type="float">
            <text:p>2.247191011235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1978021978022" calcext:value-type="float">
            <text:p>2.1978021978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17391304347826" calcext:value-type="float">
            <text:p>2.173913043478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1505376344086" calcext:value-type="float">
            <text:p>2.15053763440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12765957446808" calcext:value-type="float">
            <text:p>2.127659574468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10526315789474" calcext:value-type="float">
            <text:p>2.105263157894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08333333333333" calcext:value-type="float">
            <text:p>2.08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06185567010309" calcext:value-type="float">
            <text:p>2.06185567010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02020202020202" calcext:value-type="float">
            <text:p>2.020202020202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98019801980198" calcext:value-type="float">
            <text:p>1.980198019801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96078431372549" calcext:value-type="float">
            <text:p>1.96078431372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94174757281553" calcext:value-type="float">
            <text:p>1.941747572815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9047619047619" calcext:value-type="float">
            <text:p>1.9047619047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88679245283019" calcext:value-type="float">
            <text:p>1.88679245283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86915887850467" calcext:value-type="float">
            <text:p>1.869158878504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85185185185185" calcext:value-type="float">
            <text:p>1.85185185185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8348623853211" calcext:value-type="float">
            <text:p>1.83486238532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8018018018018" calcext:value-type="float">
            <text:p>1.8018018018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78571428571429" calcext:value-type="float">
            <text:p>1.7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76991150442478" calcext:value-type="float">
            <text:p>1.769911504424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75438596491228" calcext:value-type="float">
            <text:p>1.75438596491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73913043478261" calcext:value-type="float">
            <text:p>1.739130434782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72413793103448" calcext:value-type="float">
            <text:p>1.72413793103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70940170940171" calcext:value-type="float">
            <text:p>1.70940170940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69491525423729" calcext:value-type="float">
            <text:p>1.69491525423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68067226890756" calcext:value-type="float">
            <text:p>1.680672268907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65289256198347" calcext:value-type="float">
            <text:p>1.65289256198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6260162601626" calcext:value-type="float">
            <text:p>1.6260162601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5748031496063" calcext:value-type="float">
            <text:p>1.5748031496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55038759689923" calcext:value-type="float">
            <text:p>1.55038759689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52671755725191" calcext:value-type="float">
            <text:p>1.52671755725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25563909774436" calcext:value-type="float">
            <text:p>2.25563909774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23880597014925" calcext:value-type="float">
            <text:p>2.238805970149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20588235294118" calcext:value-type="float">
            <text:p>2.20588235294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18978102189781" calcext:value-type="float">
            <text:p>2.18978102189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17391304347826" calcext:value-type="float">
            <text:p>2.173913043478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15827338129496" calcext:value-type="float">
            <text:p>2.158273381294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12765957446808" calcext:value-type="float">
            <text:p>2.127659574468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11267605633803" calcext:value-type="float">
            <text:p>2.112676056338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0979020979021" calcext:value-type="float">
            <text:p>2.09790209790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08333333333333" calcext:value-type="float">
            <text:p>2.08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06896551724138" calcext:value-type="float">
            <text:p>2.068965517241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05479452054795" calcext:value-type="float">
            <text:p>2.054794520547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02702702702703" calcext:value-type="float">
            <text:p>2.027027027027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01342281879195" calcext:value-type="float">
            <text:p>2.01342281879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98675496688742" calcext:value-type="float">
            <text:p>1.986754966887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96078431372549" calcext:value-type="float">
            <text:p>1.96078431372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94805194805195" calcext:value-type="float">
            <text:p>1.94805194805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93548387096774" calcext:value-type="float">
            <text:p>1.935483870967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91082802547771" calcext:value-type="float">
            <text:p>1.910828025477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89873417721519" calcext:value-type="float">
            <text:p>1.898734177215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88679245283019" calcext:value-type="float">
            <text:p>1.88679245283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875" calcext:value-type="float">
            <text:p>1.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86335403726708" calcext:value-type="float">
            <text:p>1.863354037267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85185185185185" calcext:value-type="float">
            <text:p>1.85185185185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84049079754601" calcext:value-type="float">
            <text:p>1.840490797546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82926829268293" calcext:value-type="float">
            <text:p>1.829268292682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80722891566265" calcext:value-type="float">
            <text:p>1.807228915662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79640718562874" calcext:value-type="float">
            <text:p>1.796407185628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78571428571429" calcext:value-type="float">
            <text:p>1.7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77514792899408" calcext:value-type="float">
            <text:p>1.775147928994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75438596491228" calcext:value-type="float">
            <text:p>1.75438596491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74418604651163" calcext:value-type="float">
            <text:p>1.74418604651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73410404624277" calcext:value-type="float">
            <text:p>1.734104046242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2413793103448" calcext:value-type="float">
            <text:p>1.72413793103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0454545454545" calcext:value-type="float">
            <text:p>1.704545454545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69491525423729" calcext:value-type="float">
            <text:p>1.69491525423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68539325842697" calcext:value-type="float">
            <text:p>1.68539325842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67597765363129" calcext:value-type="float">
            <text:p>1.67597765363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65745856353591" calcext:value-type="float">
            <text:p>1.657458563535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64835164835165" calcext:value-type="float">
            <text:p>1.64835164835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6304347826087" calcext:value-type="float">
            <text:p>1.6304347826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62162162162162" calcext:value-type="float">
            <text:p>1.621621621621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60427807486631" calcext:value-type="float">
            <text:p>1.60427807486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59574468085106" calcext:value-type="float">
            <text:p>1.59574468085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57068062827225" calcext:value-type="float">
            <text:p>1.570680628272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55440414507772" calcext:value-type="float">
            <text:p>1.554404145077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54639175257732" calcext:value-type="float">
            <text:p>1.54639175257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53061224489796" calcext:value-type="float">
            <text:p>1.530612244897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52284263959391" calcext:value-type="float">
            <text:p>1.522842639593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50753768844221" calcext:value-type="float">
            <text:p>1.50753768844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9253731343284" calcext:value-type="float">
            <text:p>1.49253731343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8514851485149" calcext:value-type="float">
            <text:p>1.485148514851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783251231527" calcext:value-type="float">
            <text:p>1.477832512315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6341463414634" calcext:value-type="float">
            <text:p>1.46341463414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5631067961165" calcext:value-type="float">
            <text:p>1.45631067961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4927536231884" calcext:value-type="float">
            <text:p>1.44927536231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4230769230769" calcext:value-type="float">
            <text:p>1.44230769230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3540669856459" calcext:value-type="float">
            <text:p>1.43540669856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218009478673" calcext:value-type="float">
            <text:p>1.42180094786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1509433962264" calcext:value-type="float">
            <text:p>1.41509433962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0845070422535" calcext:value-type="float">
            <text:p>1.40845070422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018691588785" calcext:value-type="float">
            <text:p>1.40186915887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3953488372093" calcext:value-type="float">
            <text:p>1.3953488372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38248847926267" calcext:value-type="float">
            <text:p>1.382488479262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37614678899083" calcext:value-type="float">
            <text:p>1.376146788990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36986301369863" calcext:value-type="float">
            <text:p>1.36986301369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35746606334842" calcext:value-type="float">
            <text:p>1.357466063348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34529147982063" calcext:value-type="float">
            <text:p>1.34529147982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33928571428571" calcext:value-type="float">
            <text:p>1.3392857142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32743362831858" calcext:value-type="float">
            <text:p>1.327433628318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3215859030837" calcext:value-type="float">
            <text:p>1.32158590308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31004366812227" calcext:value-type="float">
            <text:p>1.31004366812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30434782608696" calcext:value-type="float">
            <text:p>1.30434782608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2987012987013" calcext:value-type="float">
            <text:p>1.2987012987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29310344827586" calcext:value-type="float">
            <text:p>1.293103448275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28755364806867" calcext:value-type="float">
            <text:p>1.287553648068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27659574468085" calcext:value-type="float">
            <text:p>1.276595744680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27118644067797" calcext:value-type="float">
            <text:p>1.271186440677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26582278481013" calcext:value-type="float">
            <text:p>1.26582278481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26050420168067" calcext:value-type="float">
            <text:p>1.260504201680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25523012552301" calcext:value-type="float">
            <text:p>1.25523012552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25" calcext:value-type="float">
            <text:p>1.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2448132780083" calcext:value-type="float">
            <text:p>1.24481327800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2396694214876" calcext:value-type="float">
            <text:p>1.2396694214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23456790123457" calcext:value-type="float">
            <text:p>1.23456790123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22950819672131" calcext:value-type="float">
            <text:p>1.229508196721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22448979591837" calcext:value-type="float">
            <text:p>1.224489795918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21951219512195" calcext:value-type="float">
            <text:p>1.21951219512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21457489878543" calcext:value-type="float">
            <text:p>1.21457489878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20967741935484" calcext:value-type="float">
            <text:p>1.209677419354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20481927710843" calcext:value-type="float">
            <text:p>1.20481927710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19521912350598" calcext:value-type="float">
            <text:p>1.195219123505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18577075098814" calcext:value-type="float">
            <text:p>1.185770750988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18110236220472" calcext:value-type="float">
            <text:p>1.18110236220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17647058823529" calcext:value-type="float">
            <text:p>1.176470588235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16731517509728" calcext:value-type="float">
            <text:p>1.167315175097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16279069767442" calcext:value-type="float">
            <text:p>1.16279069767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15830115830116" calcext:value-type="float">
            <text:p>1.158301158301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14942528735632" calcext:value-type="float">
            <text:p>1.14942528735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14503816793893" calcext:value-type="float">
            <text:p>1.145038167938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14068441064639" calcext:value-type="float">
            <text:p>1.140684410646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13636363636364" calcext:value-type="float">
            <text:p>1.13636363636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13207547169811" calcext:value-type="float">
            <text:p>1.132075471698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12781954887218" calcext:value-type="float">
            <text:p>1.127819548872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12359550561798" calcext:value-type="float">
            <text:p>1.123595505617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11940298507463" calcext:value-type="float">
            <text:p>1.119402985074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11524163568773" calcext:value-type="float">
            <text:p>1.115241635687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1070110701107" calcext:value-type="float">
            <text:p>1.1070110701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10294117647059" calcext:value-type="float">
            <text:p>1.10294117647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0989010989011" calcext:value-type="float">
            <text:p>1.0989010989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09489051094891" calcext:value-type="float">
            <text:p>1.094890510948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08695652173913" calcext:value-type="float">
            <text:p>1.08695652173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08303249097473" calcext:value-type="float">
            <text:p>1.083032490974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07913669064748" calcext:value-type="float">
            <text:p>1.079136690647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0752688172043" calcext:value-type="float">
            <text:p>1.0752688172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06761565836299" calcext:value-type="float">
            <text:p>1.067615658362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06382978723404" calcext:value-type="float">
            <text:p>1.06382978723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06007067137809" calcext:value-type="float">
            <text:p>1.060070671378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05633802816901" calcext:value-type="float">
            <text:p>1.056338028169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05263157894737" calcext:value-type="float">
            <text:p>1.052631578947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04895104895105" calcext:value-type="float">
            <text:p>1.04895104895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04529616724739" calcext:value-type="float">
            <text:p>1.045296167247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04166666666667" calcext:value-type="float">
            <text:p>1.041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03806228373702" calcext:value-type="float">
            <text:p>1.038062283737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03448275862069" calcext:value-type="float">
            <text:p>1.03448275862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03092783505155" calcext:value-type="float">
            <text:p>1.030927835051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02739726027397" calcext:value-type="float">
            <text:p>1.027397260273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02389078498294" calcext:value-type="float">
            <text:p>1.023890784982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02040816326531" calcext:value-type="float">
            <text:p>1.020408163265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01694915254237" calcext:value-type="float">
            <text:p>1.016949152542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01351351351351" calcext:value-type="float">
            <text:p>1.013513513513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01010101010101" calcext:value-type="float">
            <text:p>1.01010101010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00671140939597" calcext:value-type="float">
            <text:p>1.006711409395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00334448160535" calcext:value-type="float">
            <text:p>1.00334448160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996677740863787" calcext:value-type="float">
            <text:p>0.9966777408637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93377483443708" calcext:value-type="float">
            <text:p>0.9933774834437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986842105263158" calcext:value-type="float">
            <text:p>0.986842105263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77198697068404" calcext:value-type="float">
            <text:p>0.977198697068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970873786407767" calcext:value-type="float">
            <text:p>0.9708737864077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967741935483871" calcext:value-type="float">
            <text:p>0.967741935483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64630225080386" calcext:value-type="float">
            <text:p>0.9646302250803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58466453674121" calcext:value-type="float">
            <text:p>0.958466453674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949367088607595" calcext:value-type="float">
            <text:p>0.949367088607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46372239747634" calcext:value-type="float">
            <text:p>0.946372239747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943396226415094" calcext:value-type="float">
            <text:p>0.9433962264150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40438871473354" calcext:value-type="float">
            <text:p>0.9404388714733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375" calcext:value-type="float">
            <text:p>0.93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934579439252336" calcext:value-type="float">
            <text:p>0.934579439252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3167701863354" calcext:value-type="float">
            <text:p>0.931677018633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20245398773006" calcext:value-type="float">
            <text:p>0.920245398773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1743119266055" calcext:value-type="float">
            <text:p>0.917431192660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14634146341463" calcext:value-type="float">
            <text:p>0.9146341463414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11854103343465" calcext:value-type="float">
            <text:p>0.9118541033434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06344410876133" calcext:value-type="float">
            <text:p>0.906344410876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03614457831325" calcext:value-type="float">
            <text:p>0.9036144578313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900900900900901" calcext:value-type="float">
            <text:p>0.9009009009009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898203592814371" calcext:value-type="float">
            <text:p>0.8982035928143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890207715133531" calcext:value-type="float">
            <text:p>0.8902077151335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887573964497041" calcext:value-type="float">
            <text:p>0.887573964497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884955752212389" calcext:value-type="float">
            <text:p>0.8849557522123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879765395894428" calcext:value-type="float">
            <text:p>0.879765395894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16959064327485" calcext:value-type="float">
            <text:p>1.169590643274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16618075801749" calcext:value-type="float">
            <text:p>1.166180758017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16279069767442" calcext:value-type="float">
            <text:p>1.16279069767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15942028985507" calcext:value-type="float">
            <text:p>1.159420289855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15606936416185" calcext:value-type="float">
            <text:p>1.15606936416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15273775216138" calcext:value-type="float">
            <text:p>1.152737752161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14942528735632" calcext:value-type="float">
            <text:p>1.14942528735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14613180515759" calcext:value-type="float">
            <text:p>1.146131805157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13960113960114" calcext:value-type="float">
            <text:p>1.13960113960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13636363636364" calcext:value-type="float">
            <text:p>1.13636363636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13314447592068" calcext:value-type="float">
            <text:p>1.133144475920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12994350282486" calcext:value-type="float">
            <text:p>1.129943502824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12676056338028" calcext:value-type="float">
            <text:p>1.126760563380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12359550561798" calcext:value-type="float">
            <text:p>1.123595505617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12044817927171" calcext:value-type="float">
            <text:p>1.12044817927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11731843575419" calcext:value-type="float">
            <text:p>1.11731843575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1142061281337" calcext:value-type="float">
            <text:p>1.11420612813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10803324099723" calcext:value-type="float">
            <text:p>1.108033240997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10497237569061" calcext:value-type="float">
            <text:p>1.104972375690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10192837465565" calcext:value-type="float">
            <text:p>1.101928374655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0989010989011" calcext:value-type="float">
            <text:p>1.0989010989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0958904109589" calcext:value-type="float">
            <text:p>1.0958904109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09289617486339" calcext:value-type="float">
            <text:p>1.092896174863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08991825613079" calcext:value-type="float">
            <text:p>1.089918256130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08695652173913" calcext:value-type="float">
            <text:p>1.08695652173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0840108401084" calcext:value-type="float">
            <text:p>1.08401084010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08108108108108" calcext:value-type="float">
            <text:p>1.08108108108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07816711590296" calcext:value-type="float">
            <text:p>1.07816711590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0752688172043" calcext:value-type="float">
            <text:p>1.0752688172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07238605898123" calcext:value-type="float">
            <text:p>1.07238605898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06951871657754" calcext:value-type="float">
            <text:p>1.069518716577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06382978723404" calcext:value-type="float">
            <text:p>1.06382978723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06100795755968" calcext:value-type="float">
            <text:p>1.061007957559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05820105820106" calcext:value-type="float">
            <text:p>1.05820105820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05540897097625" calcext:value-type="float">
            <text:p>1.05540897097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05263157894737" calcext:value-type="float">
            <text:p>1.052631578947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0498687664042" calcext:value-type="float">
            <text:p>1.04986876640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04712041884817" calcext:value-type="float">
            <text:p>1.047120418848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0443864229765" calcext:value-type="float">
            <text:p>1.04438642297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04166666666667" calcext:value-type="float">
            <text:p>1.041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03896103896104" calcext:value-type="float">
            <text:p>1.03896103896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03626943005181" calcext:value-type="float">
            <text:p>1.036269430051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03359173126615" calcext:value-type="float">
            <text:p>1.033591731266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03092783505155" calcext:value-type="float">
            <text:p>1.030927835051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02827763496144" calcext:value-type="float">
            <text:p>1.02827763496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2564102564103" calcext:value-type="float">
            <text:p>1.02564102564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0230179028133" calcext:value-type="float">
            <text:p>1.0230179028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02040816326531" calcext:value-type="float">
            <text:p>1.020408163265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01781170483461" calcext:value-type="float">
            <text:p>1.017811704834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01522842639594" calcext:value-type="float">
            <text:p>1.01522842639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0126582278481" calcext:value-type="float">
            <text:p>1.01265822784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01010101010101" calcext:value-type="float">
            <text:p>1.01010101010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00755667506297" calcext:value-type="float">
            <text:p>1.00755667506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00502512562814" calcext:value-type="float">
            <text:p>1.005025125628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00250626566416" calcext:value-type="float">
            <text:p>1.00250626566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997506234413965" calcext:value-type="float">
            <text:p>0.9975062344139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9502487562189" calcext:value-type="float">
            <text:p>0.995024875621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992555831265509" calcext:value-type="float">
            <text:p>0.9925558312655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987654320987654" calcext:value-type="float">
            <text:p>0.987654320987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982800982800983" calcext:value-type="float">
            <text:p>0.9828009828009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97799511002445" calcext:value-type="float">
            <text:p>0.97799511002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97323600973236" calcext:value-type="float">
            <text:p>0.97323600973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70873786407767" calcext:value-type="float">
            <text:p>0.9708737864077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968523002421308" calcext:value-type="float">
            <text:p>0.968523002421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20772946859903" calcext:value-type="float">
            <text:p>1.207729468599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20481927710843" calcext:value-type="float">
            <text:p>1.20481927710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20192307692308" calcext:value-type="float">
            <text:p>1.20192307692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19904076738609" calcext:value-type="float">
            <text:p>1.199040767386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19617224880383" calcext:value-type="float">
            <text:p>1.196172248803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19331742243437" calcext:value-type="float">
            <text:p>1.19331742243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18764845605701" calcext:value-type="float">
            <text:p>1.187648456057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18483412322275" calcext:value-type="float">
            <text:p>1.184834123222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1843971631206" calcext:value-type="float">
            <text:p>1.418439716312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1509433962264" calcext:value-type="float">
            <text:p>1.41509433962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1176470588235" calcext:value-type="float">
            <text:p>1.411764705882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0845070422535" calcext:value-type="float">
            <text:p>1.40845070422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0515222482436" calcext:value-type="float">
            <text:p>1.40515222482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018691588785" calcext:value-type="float">
            <text:p>1.40186915887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3986013986014" calcext:value-type="float">
            <text:p>1.3986013986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3953488372093" calcext:value-type="float">
            <text:p>1.3953488372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39211136890951" calcext:value-type="float">
            <text:p>1.392111368909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38568129330254" calcext:value-type="float">
            <text:p>1.38568129330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38248847926267" calcext:value-type="float">
            <text:p>1.382488479262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37931034482759" calcext:value-type="float">
            <text:p>1.379310344827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37614678899083" calcext:value-type="float">
            <text:p>1.376146788990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37299771167048" calcext:value-type="float">
            <text:p>1.372997711670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36986301369863" calcext:value-type="float">
            <text:p>1.36986301369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36674259681093" calcext:value-type="float">
            <text:p>1.36674259681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36054421768707" calcext:value-type="float">
            <text:p>1.36054421768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35746606334842" calcext:value-type="float">
            <text:p>1.357466063348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35440180586907" calcext:value-type="float">
            <text:p>1.35440180586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34831460674157" calcext:value-type="float">
            <text:p>1.348314606741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34529147982063" calcext:value-type="float">
            <text:p>1.34529147982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34228187919463" calcext:value-type="float">
            <text:p>1.342281879194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33928571428571" calcext:value-type="float">
            <text:p>1.3392857142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33630289532294" calcext:value-type="float">
            <text:p>1.336302895322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33037694013304" calcext:value-type="float">
            <text:p>1.33037694013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32743362831858" calcext:value-type="float">
            <text:p>1.327433628318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32450331125828" calcext:value-type="float">
            <text:p>1.324503311258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3215859030837" calcext:value-type="float">
            <text:p>1.32158590308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31868131868132" calcext:value-type="float">
            <text:p>1.318681318681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3129102844639" calcext:value-type="float">
            <text:p>1.31291028446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31004366812227" calcext:value-type="float">
            <text:p>1.31004366812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30718954248366" calcext:value-type="float">
            <text:p>1.307189542483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30434782608696" calcext:value-type="float">
            <text:p>1.30434782608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30151843817787" calcext:value-type="float">
            <text:p>1.301518438177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2987012987013" calcext:value-type="float">
            <text:p>1.2987012987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29589632829374" calcext:value-type="float">
            <text:p>1.295896328293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29310344827586" calcext:value-type="float">
            <text:p>1.293103448275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29032258064516" calcext:value-type="float">
            <text:p>1.29032258064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28755364806867" calcext:value-type="float">
            <text:p>1.287553648068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2847965738758" calcext:value-type="float">
            <text:p>1.2847965738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27931769722815" calcext:value-type="float">
            <text:p>1.279317697228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27659574468085" calcext:value-type="float">
            <text:p>1.276595744680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27388535031847" calcext:value-type="float">
            <text:p>1.27388535031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27118644067797" calcext:value-type="float">
            <text:p>1.271186440677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26849894291755" calcext:value-type="float">
            <text:p>1.26849894291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26582278481013" calcext:value-type="float">
            <text:p>1.26582278481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26050420168067" calcext:value-type="float">
            <text:p>1.260504201680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25786163522013" calcext:value-type="float">
            <text:p>1.2578616352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25523012552301" calcext:value-type="float">
            <text:p>1.25523012552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25260960334029" calcext:value-type="float">
            <text:p>1.252609603340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25" calcext:value-type="float">
            <text:p>1.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24740124740125" calcext:value-type="float">
            <text:p>1.24740124740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2448132780083" calcext:value-type="float">
            <text:p>1.24481327800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24223602484472" calcext:value-type="float">
            <text:p>1.24223602484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2396694214876" calcext:value-type="float">
            <text:p>1.2396694214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23711340206186" calcext:value-type="float">
            <text:p>1.23711340206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23456790123457" calcext:value-type="float">
            <text:p>1.23456790123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23203285420945" calcext:value-type="float">
            <text:p>1.232032854209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22950819672131" calcext:value-type="float">
            <text:p>1.229508196721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22699386503067" calcext:value-type="float">
            <text:p>1.226993865030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22448979591837" calcext:value-type="float">
            <text:p>1.224489795918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22199592668024" calcext:value-type="float">
            <text:p>1.22199592668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21951219512195" calcext:value-type="float">
            <text:p>1.21951219512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21703853955375" calcext:value-type="float">
            <text:p>1.217038539553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21457489878543" calcext:value-type="float">
            <text:p>1.21457489878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21212121212121" calcext:value-type="float">
            <text:p>1.21212121212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20967741935484" calcext:value-type="float">
            <text:p>1.209677419354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20724346076459" calcext:value-type="float">
            <text:p>1.20724346076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0562248995984" calcext:value-type="float">
            <text:p>1.40562248995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0280561122245" calcext:value-type="float">
            <text:p>1.402805611222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39720558882236" calcext:value-type="float">
            <text:p>1.39720558882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9442231075697" calcext:value-type="float">
            <text:p>1.39442231075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39165009940358" calcext:value-type="float">
            <text:p>1.391650099403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38613861386139" calcext:value-type="float">
            <text:p>1.386138613861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38339920948617" calcext:value-type="float">
            <text:p>1.383399209486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38067061143984" calcext:value-type="float">
            <text:p>1.38067061143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37795275590551" calcext:value-type="float">
            <text:p>1.377952755905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37524557956778" calcext:value-type="float">
            <text:p>1.37524557956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37254901960784" calcext:value-type="float">
            <text:p>1.37254901960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36986301369863" calcext:value-type="float">
            <text:p>1.36986301369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3671875" calcext:value-type="float">
            <text:p>1.3671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364522417154" calcext:value-type="float">
            <text:p>1.364522417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36186770428016" calcext:value-type="float">
            <text:p>1.36186770428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35922330097087" calcext:value-type="float">
            <text:p>1.35922330097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35658914728682" calcext:value-type="float">
            <text:p>1.356589147286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35396518375242" calcext:value-type="float">
            <text:p>1.353965183752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34874759152216" calcext:value-type="float">
            <text:p>1.348747591522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34615384615385" calcext:value-type="float">
            <text:p>1.34615384615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34357005758157" calcext:value-type="float">
            <text:p>1.343570057581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34099616858238" calcext:value-type="float">
            <text:p>1.340996168582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33843212237094" calcext:value-type="float">
            <text:p>1.338432122370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33587786259542" calcext:value-type="float">
            <text:p>1.335877862595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33079847908745" calcext:value-type="float">
            <text:p>1.33079847908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32827324478178" calcext:value-type="float">
            <text:p>1.32827324478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32575757575758" calcext:value-type="float">
            <text:p>1.32575757575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32325141776938" calcext:value-type="float">
            <text:p>1.323251417769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32075471698113" calcext:value-type="float">
            <text:p>1.320754716981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31826741996234" calcext:value-type="float">
            <text:p>1.31826741996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31332082551595" calcext:value-type="float">
            <text:p>1.31332082551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31086142322097" calcext:value-type="float">
            <text:p>1.310861423220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30841121495327" calcext:value-type="float">
            <text:p>1.30841121495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30597014925373" calcext:value-type="float">
            <text:p>1.305970149253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30353817504656" calcext:value-type="float">
            <text:p>1.30353817504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30111524163569" calcext:value-type="float">
            <text:p>1.301115241635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2987012987013" calcext:value-type="float">
            <text:p>1.2987012987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2962962962963" calcext:value-type="float">
            <text:p>1.29629629629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29390018484288" calcext:value-type="float">
            <text:p>1.293900184842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29151291512915" calcext:value-type="float">
            <text:p>1.291512915129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28913443830571" calcext:value-type="float">
            <text:p>1.28913443830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28676470588235" calcext:value-type="float">
            <text:p>1.286764705882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28440366972477" calcext:value-type="float">
            <text:p>1.284403669724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27970749542962" calcext:value-type="float">
            <text:p>1.279707495429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27737226277372" calcext:value-type="float">
            <text:p>1.277372262773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27504553734062" calcext:value-type="float">
            <text:p>1.275045537340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27041742286751" calcext:value-type="float">
            <text:p>1.270417422867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26811594202899" calcext:value-type="float">
            <text:p>1.268115942028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26582278481013" calcext:value-type="float">
            <text:p>1.26582278481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26353790613718" calcext:value-type="float">
            <text:p>1.263537906137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26126126126126" calcext:value-type="float">
            <text:p>1.26126126126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2589928057554" calcext:value-type="float">
            <text:p>1.25899280575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25673249551167" calcext:value-type="float">
            <text:p>1.256732495511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25448028673835" calcext:value-type="float">
            <text:p>1.25448028673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25223613595707" calcext:value-type="float">
            <text:p>1.25223613595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25" calcext:value-type="float">
            <text:p>1.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24777183600713" calcext:value-type="float">
            <text:p>1.247771836007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24555160142349" calcext:value-type="float">
            <text:p>1.245551601423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24333925399645" calcext:value-type="float">
            <text:p>1.24333925399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24113475177305" calcext:value-type="float">
            <text:p>1.241134751773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23893805309735" calcext:value-type="float">
            <text:p>1.23893805309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23674911660777" calcext:value-type="float">
            <text:p>1.236749116607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23456790123457" calcext:value-type="float">
            <text:p>1.23456790123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23239436619718" calcext:value-type="float">
            <text:p>1.232394366197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23022847100176" calcext:value-type="float">
            <text:p>1.23022847100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0350877192982" calcext:value-type="float">
            <text:p>1.403508771929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0105078809107" calcext:value-type="float">
            <text:p>1.40105078809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3986013986014" calcext:value-type="float">
            <text:p>1.3986013986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39616055846422" calcext:value-type="float">
            <text:p>1.39616055846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56794425087108" calcext:value-type="float">
            <text:p>1.56794425087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56521739130435" calcext:value-type="float">
            <text:p>1.56521739130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55979202772964" calcext:value-type="float">
            <text:p>1.55979202772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55709342560554" calcext:value-type="float">
            <text:p>1.557093425605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55440414507772" calcext:value-type="float">
            <text:p>1.554404145077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55172413793103" calcext:value-type="float">
            <text:p>1.55172413793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54905335628227" calcext:value-type="float">
            <text:p>1.54905335628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54639175257732" calcext:value-type="float">
            <text:p>1.54639175257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54373927958834" calcext:value-type="float">
            <text:p>1.54373927958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54109589041096" calcext:value-type="float">
            <text:p>1.541095890410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5358361774744" calcext:value-type="float">
            <text:p>1.53583617747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53321976149915" calcext:value-type="float">
            <text:p>1.533219761499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53061224489796" calcext:value-type="float">
            <text:p>1.530612244897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52801358234295" calcext:value-type="float">
            <text:p>1.52801358234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52542372881356" calcext:value-type="float">
            <text:p>1.525423728813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52284263959391" calcext:value-type="float">
            <text:p>1.522842639593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52027027027027" calcext:value-type="float">
            <text:p>1.520270270270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5177065767285" calcext:value-type="float">
            <text:p>1.5177065767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51260504201681" calcext:value-type="float">
            <text:p>1.51260504201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51006711409396" calcext:value-type="float">
            <text:p>1.51006711409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50753768844221" calcext:value-type="float">
            <text:p>1.50753768844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50501672240803" calcext:value-type="float">
            <text:p>1.505016722408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5025041736227" calcext:value-type="float">
            <text:p>1.5025041736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9750415973378" calcext:value-type="float">
            <text:p>1.497504159733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9501661129568" calcext:value-type="float">
            <text:p>1.495016611295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9253731343284" calcext:value-type="float">
            <text:p>1.49253731343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9006622516556" calcext:value-type="float">
            <text:p>1.49006622516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8760330578512" calcext:value-type="float">
            <text:p>1.487603305785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8514851485149" calcext:value-type="float">
            <text:p>1.485148514851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827018121911" calcext:value-type="float">
            <text:p>1.48270181219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8026315789474" calcext:value-type="float">
            <text:p>1.480263157894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783251231527" calcext:value-type="float">
            <text:p>1.477832512315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540983606557" calcext:value-type="float">
            <text:p>1.475409836065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299509001637" calcext:value-type="float">
            <text:p>1.47299509001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6818923327896" calcext:value-type="float">
            <text:p>1.468189233278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6579804560261" calcext:value-type="float">
            <text:p>1.465798045602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6341463414634" calcext:value-type="float">
            <text:p>1.46341463414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6103896103896" calcext:value-type="float">
            <text:p>1.461038961038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5867098865478" calcext:value-type="float">
            <text:p>1.458670988654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5631067961165" calcext:value-type="float">
            <text:p>1.45631067961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5395799676898" calcext:value-type="float">
            <text:p>1.453957996768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5161290322581" calcext:value-type="float">
            <text:p>1.45161290322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4927536231884" calcext:value-type="float">
            <text:p>1.44927536231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60771704180064" calcext:value-type="float">
            <text:p>1.607717041800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60513643659711" calcext:value-type="float">
            <text:p>1.605136436597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6025641025641" calcext:value-type="float">
            <text:p>1.6025641025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59744408945687" calcext:value-type="float">
            <text:p>1.597444089456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59489633173844" calcext:value-type="float">
            <text:p>1.594896331738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59235668789809" calcext:value-type="float">
            <text:p>1.592356687898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58982511923688" calcext:value-type="float">
            <text:p>1.589825119236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58478605388273" calcext:value-type="float">
            <text:p>1.58478605388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58227848101266" calcext:value-type="float">
            <text:p>1.582278481012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57977883096367" calcext:value-type="float">
            <text:p>1.57977883096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57728706624606" calcext:value-type="float">
            <text:p>1.577287066246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5748031496063" calcext:value-type="float">
            <text:p>1.5748031496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57232704402516" calcext:value-type="float">
            <text:p>1.57232704402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56985871271586" calcext:value-type="float">
            <text:p>1.569858712715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56739811912226" calcext:value-type="float">
            <text:p>1.56739811912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56494522691706" calcext:value-type="float">
            <text:p>1.564945226917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5600624024961" calcext:value-type="float">
            <text:p>1.56006240249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55763239875389" calcext:value-type="float">
            <text:p>1.557632398753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5552099533437" calcext:value-type="float">
            <text:p>1.5552099533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5527950310559" calcext:value-type="float">
            <text:p>1.55279503105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55038759689923" calcext:value-type="float">
            <text:p>1.55038759689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54798761609907" calcext:value-type="float">
            <text:p>1.54798761609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54559505409583" calcext:value-type="float">
            <text:p>1.54559505409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54320987654321" calcext:value-type="float">
            <text:p>1.543209876543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54083204930663" calcext:value-type="float">
            <text:p>1.540832049306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53609831029186" calcext:value-type="float">
            <text:p>1.53609831029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53374233128834" calcext:value-type="float">
            <text:p>1.53374233128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53139356814701" calcext:value-type="float">
            <text:p>1.531393568147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52905198776758" calcext:value-type="float">
            <text:p>1.52905198776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52671755725191" calcext:value-type="float">
            <text:p>1.52671755725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52439024390244" calcext:value-type="float">
            <text:p>1.52439024390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5220700152207" calcext:value-type="float">
            <text:p>1.5220700152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51975683890578" calcext:value-type="float">
            <text:p>1.51975683890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51745068285281" calcext:value-type="float">
            <text:p>1.517450682852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66414523449319" calcext:value-type="float">
            <text:p>1.664145234493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66163141993958" calcext:value-type="float">
            <text:p>1.661631419939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65912518853695" calcext:value-type="float">
            <text:p>1.659125188536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6566265060241" calcext:value-type="float">
            <text:p>1.65662650602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65413533834586" calcext:value-type="float">
            <text:p>1.654135338345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65165165165165" calcext:value-type="float">
            <text:p>1.65165165165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64917541229385" calcext:value-type="float">
            <text:p>1.64917541229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64670658682635" calcext:value-type="float">
            <text:p>1.646706586826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64424514200299" calcext:value-type="float">
            <text:p>1.644245142002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64179104477612" calcext:value-type="float">
            <text:p>1.641791044776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63690476190476" calcext:value-type="float">
            <text:p>1.63690476190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63447251114413" calcext:value-type="float">
            <text:p>1.634472511144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63204747774481" calcext:value-type="float">
            <text:p>1.632047477744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62962962962963" calcext:value-type="float">
            <text:p>1.629629629629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62721893491124" calcext:value-type="float">
            <text:p>1.62721893491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62481536189069" calcext:value-type="float">
            <text:p>1.62481536189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62241887905605" calcext:value-type="float">
            <text:p>1.622418879056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620029455081" calcext:value-type="float">
            <text:p>1.6200294550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61764705882353" calcext:value-type="float">
            <text:p>1.61764705882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61527165932452" calcext:value-type="float">
            <text:p>1.61527165932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61054172767204" calcext:value-type="float">
            <text:p>1.610541727672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60818713450292" calcext:value-type="float">
            <text:p>1.608187134502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60583941605839" calcext:value-type="float">
            <text:p>1.605839416058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60349854227405" calcext:value-type="float">
            <text:p>1.603498542274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60116448326055" calcext:value-type="float">
            <text:p>1.601164483260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59883720930233" calcext:value-type="float">
            <text:p>1.598837209302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59651669085631" calcext:value-type="float">
            <text:p>1.59651669085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59420289855072" calcext:value-type="float">
            <text:p>1.59420289855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59189580318379" calcext:value-type="float">
            <text:p>1.59189580318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58959537572254" calcext:value-type="float">
            <text:p>1.58959537572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5850144092219" calcext:value-type="float">
            <text:p>1.5850144092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58273381294964" calcext:value-type="float">
            <text:p>1.58273381294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58045977011494" calcext:value-type="float">
            <text:p>1.580459770114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57819225251076" calcext:value-type="float">
            <text:p>1.578192252510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57593123209169" calcext:value-type="float">
            <text:p>1.575931232091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57367668097282" calcext:value-type="float">
            <text:p>1.573676680972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56918687589158" calcext:value-type="float">
            <text:p>1.56918687589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56695156695157" calcext:value-type="float">
            <text:p>1.566951566951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5647226173542" calcext:value-type="float">
            <text:p>1.56472261735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56028368794326" calcext:value-type="float">
            <text:p>1.56028368794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55807365439093" calcext:value-type="float">
            <text:p>1.55807365439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55586987270156" calcext:value-type="float">
            <text:p>1.55586987270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55367231638418" calcext:value-type="float">
            <text:p>1.55367231638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55148095909732" calcext:value-type="float">
            <text:p>1.55148095909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54929577464789" calcext:value-type="float">
            <text:p>1.549295774647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54711673699015" calcext:value-type="float">
            <text:p>1.54711673699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54494382022472" calcext:value-type="float">
            <text:p>1.54494382022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54277699859748" calcext:value-type="float">
            <text:p>1.542776998597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5406162464986" calcext:value-type="float">
            <text:p>1.5406162464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53631284916201" calcext:value-type="float">
            <text:p>1.536312849162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53417015341702" calcext:value-type="float">
            <text:p>1.534170153417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53203342618384" calcext:value-type="float">
            <text:p>1.532033426183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52990264255911" calcext:value-type="float">
            <text:p>1.529902642559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52777777777778" calcext:value-type="float">
            <text:p>1.52777777777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52565880721221" calcext:value-type="float">
            <text:p>1.52565880721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52354570637119" calcext:value-type="float">
            <text:p>1.52354570637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52143845089903" calcext:value-type="float">
            <text:p>1.521438450899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51933701657459" calcext:value-type="float">
            <text:p>1.51933701657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51724137931034" calcext:value-type="float">
            <text:p>1.517241379310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5130674002751" calcext:value-type="float">
            <text:p>1.51306740027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51098901098901" calcext:value-type="float">
            <text:p>1.510989010989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50891632373114" calcext:value-type="float">
            <text:p>1.50891632373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50684931506849" calcext:value-type="float">
            <text:p>1.506849315068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50478796169631" calcext:value-type="float">
            <text:p>1.50478796169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50273224043716" calcext:value-type="float">
            <text:p>1.502732240437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50068212824011" calcext:value-type="float">
            <text:p>1.50068212824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9863760217984" calcext:value-type="float">
            <text:p>1.49863760217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9659863945578" calcext:value-type="float">
            <text:p>1.49659863945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945652173913" calcext:value-type="float">
            <text:p>1.4945652173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9253731343284" calcext:value-type="float">
            <text:p>1.49253731343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9051490514905" calcext:value-type="float">
            <text:p>1.490514905149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8849797023004" calcext:value-type="float">
            <text:p>1.48849797023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8648648648649" calcext:value-type="float">
            <text:p>1.486486486486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8448043184885" calcext:value-type="float">
            <text:p>1.484480431848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8247978436658" calcext:value-type="float">
            <text:p>1.482479784366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8048452220727" calcext:value-type="float">
            <text:p>1.480484522207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849462365591" calcext:value-type="float">
            <text:p>1.478494623655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651006711409" calcext:value-type="float">
            <text:p>1.476510067114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45308310992" calcext:value-type="float">
            <text:p>1.47453083109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255689424364" calcext:value-type="float">
            <text:p>1.47255689424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6862483311081" calcext:value-type="float">
            <text:p>1.468624833110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647137150466" calcext:value-type="float">
            <text:p>1.46471371504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6276595744681" calcext:value-type="float">
            <text:p>1.46276595744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59362549800797" calcext:value-type="float">
            <text:p>1.593625498007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59151193633952" calcext:value-type="float">
            <text:p>1.591511936339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58940397350993" calcext:value-type="float">
            <text:p>1.589403973509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58520475561427" calcext:value-type="float">
            <text:p>1.58520475561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58311345646438" calcext:value-type="float">
            <text:p>1.58311345646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58102766798419" calcext:value-type="float">
            <text:p>1.58102766798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57687253613666" calcext:value-type="float">
            <text:p>1.576872536136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5748031496063" calcext:value-type="float">
            <text:p>1.5748031496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57273918741809" calcext:value-type="float">
            <text:p>1.572739187418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57068062827225" calcext:value-type="float">
            <text:p>1.570680628272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56862745098039" calcext:value-type="float">
            <text:p>1.568627450980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56657963446475" calcext:value-type="float">
            <text:p>1.56657963446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5645371577575" calcext:value-type="float">
            <text:p>1.56453715775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56046814044213" calcext:value-type="float">
            <text:p>1.560468140442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55844155844156" calcext:value-type="float">
            <text:p>1.55844155844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55642023346304" calcext:value-type="float">
            <text:p>1.55642023346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55440414507772" calcext:value-type="float">
            <text:p>1.554404145077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55239327296248" calcext:value-type="float">
            <text:p>1.55239327296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55038759689923" calcext:value-type="float">
            <text:p>1.55038759689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54838709677419" calcext:value-type="float">
            <text:p>1.54838709677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54639175257732" calcext:value-type="float">
            <text:p>1.54639175257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54440154440154" calcext:value-type="float">
            <text:p>1.54440154440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54241645244216" calcext:value-type="float">
            <text:p>1.542416452442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54043645699615" calcext:value-type="float">
            <text:p>1.540436456996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53649167733675" calcext:value-type="float">
            <text:p>1.536491677336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53452685421995" calcext:value-type="float">
            <text:p>1.534526854219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53256704980843" calcext:value-type="float">
            <text:p>1.53256704980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53061224489796" calcext:value-type="float">
            <text:p>1.530612244897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52866242038217" calcext:value-type="float">
            <text:p>1.528662420382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52671755725191" calcext:value-type="float">
            <text:p>1.52671755725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52477763659466" calcext:value-type="float">
            <text:p>1.524777636594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52284263959391" calcext:value-type="float">
            <text:p>1.522842639593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52091254752852" calcext:value-type="float">
            <text:p>1.520912547528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51898734177215" calcext:value-type="float">
            <text:p>1.518987341772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51706700379267" calcext:value-type="float">
            <text:p>1.517067003792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51324085750315" calcext:value-type="float">
            <text:p>1.51324085750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51133501259446" calcext:value-type="float">
            <text:p>1.511335012594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50943396226415" calcext:value-type="float">
            <text:p>1.50943396226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50753768844221" calcext:value-type="float">
            <text:p>1.50753768844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50564617314931" calcext:value-type="float">
            <text:p>1.505646173149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50375939849624" calcext:value-type="float">
            <text:p>1.503759398496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50187734668335" calcext:value-type="float">
            <text:p>1.501877346683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9812734082397" calcext:value-type="float">
            <text:p>1.498127340823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9625935162095" calcext:value-type="float">
            <text:p>1.496259351620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9439601494396" calcext:value-type="float">
            <text:p>1.49439601494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9253731343284" calcext:value-type="float">
            <text:p>1.49253731343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9068322981366" calcext:value-type="float">
            <text:p>1.490683229813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8883374689826" calcext:value-type="float">
            <text:p>1.488833746898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8698884758364" calcext:value-type="float">
            <text:p>1.48698884758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8514851485149" calcext:value-type="float">
            <text:p>1.485148514851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8331273176761" calcext:value-type="float">
            <text:p>1.483312731767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8148148148148" calcext:value-type="float">
            <text:p>1.481481481481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965474722565" calcext:value-type="float">
            <text:p>1.479654747225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783251231527" calcext:value-type="float">
            <text:p>1.477832512315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60147601476" calcext:value-type="float">
            <text:p>1.4760147601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420147420147" calcext:value-type="float">
            <text:p>1.474201474201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239263803681" calcext:value-type="float">
            <text:p>1.47239263803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68788249694" calcext:value-type="float">
            <text:p>1.4687882496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6699266503668" calcext:value-type="float">
            <text:p>1.466992665036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6520146520147" calcext:value-type="float">
            <text:p>1.465201465201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6341463414634" calcext:value-type="float">
            <text:p>1.46341463414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6163215590743" calcext:value-type="float">
            <text:p>1.46163215590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5985401459854" calcext:value-type="float">
            <text:p>1.459854014598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5808019441069" calcext:value-type="float">
            <text:p>1.45808019441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5631067961165" calcext:value-type="float">
            <text:p>1.45631067961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5278450363196" calcext:value-type="float">
            <text:p>1.45278450363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5102781136638" calcext:value-type="float">
            <text:p>1.451027811366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4927536231884" calcext:value-type="float">
            <text:p>1.44927536231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475271411339" calcext:value-type="float">
            <text:p>1.44752714113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4578313253012" calcext:value-type="float">
            <text:p>1.44578313253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4404332129964" calcext:value-type="float">
            <text:p>1.44404332129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4230769230769" calcext:value-type="float">
            <text:p>1.44230769230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405762304922" calcext:value-type="float">
            <text:p>1.44057623049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3884892086331" calcext:value-type="float">
            <text:p>1.438848920863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3712574850299" calcext:value-type="float">
            <text:p>1.437125748502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3540669856459" calcext:value-type="float">
            <text:p>1.43540669856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336917562724" calcext:value-type="float">
            <text:p>1.43369175627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3198090692124" calcext:value-type="float">
            <text:p>1.43198090692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3027413587604" calcext:value-type="float">
            <text:p>1.430274135876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268727705113" calcext:value-type="float">
            <text:p>1.42687277051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2517814726841" calcext:value-type="float">
            <text:p>1.425178147268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2348754448399" calcext:value-type="float">
            <text:p>1.423487544483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218009478673" calcext:value-type="float">
            <text:p>1.42180094786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2011834319527" calcext:value-type="float">
            <text:p>1.420118343195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1843971631206" calcext:value-type="float">
            <text:p>1.418439716312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1676505312869" calcext:value-type="float">
            <text:p>1.416765053128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1509433962264" calcext:value-type="float">
            <text:p>1.41509433962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53121319199058" calcext:value-type="float">
            <text:p>1.531213191990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52941176470588" calcext:value-type="float">
            <text:p>1.529411764705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52761457109283" calcext:value-type="float">
            <text:p>1.527614571092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52582159624413" calcext:value-type="float">
            <text:p>1.525821596244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52403282532239" calcext:value-type="float">
            <text:p>1.524032825322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52224824355972" calcext:value-type="float">
            <text:p>1.522248243559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52046783625731" calcext:value-type="float">
            <text:p>1.520467836257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51869158878505" calcext:value-type="float">
            <text:p>1.518691588785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5169194865811" calcext:value-type="float">
            <text:p>1.51691948658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51338766006985" calcext:value-type="float">
            <text:p>1.513387660069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51162790697674" calcext:value-type="float">
            <text:p>1.511627906976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50987224157956" calcext:value-type="float">
            <text:p>1.509872241579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50812064965197" calcext:value-type="float">
            <text:p>1.50812064965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5063731170336" calcext:value-type="float">
            <text:p>1.5063731170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50462962962963" calcext:value-type="float">
            <text:p>1.504629629629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5028901734104" calcext:value-type="float">
            <text:p>1.5028901734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50115473441109" calcext:value-type="float">
            <text:p>1.501154734411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9942329873126" calcext:value-type="float">
            <text:p>1.49942329873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9769585253456" calcext:value-type="float">
            <text:p>1.497695852534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9597238204833" calcext:value-type="float">
            <text:p>1.495972382048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9425287356322" calcext:value-type="float">
            <text:p>1.494252873563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9253731343284" calcext:value-type="float">
            <text:p>1.49253731343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9082568807339" calcext:value-type="float">
            <text:p>1.490825688073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8911798396334" calcext:value-type="float">
            <text:p>1.489117983963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8741418764302" calcext:value-type="float">
            <text:p>1.487414187643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8571428571429" calcext:value-type="float">
            <text:p>1.4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8401826484018" calcext:value-type="float">
            <text:p>1.48401826484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8232611174458" calcext:value-type="float">
            <text:p>1.482326111744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8063781321185" calcext:value-type="float">
            <text:p>1.48063781321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895335608646" calcext:value-type="float">
            <text:p>1.478953356086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727272727273" calcext:value-type="float">
            <text:p>1.47727272727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559591373439" calcext:value-type="float">
            <text:p>1.47559591373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392290249433" calcext:value-type="float">
            <text:p>1.47392290249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22536806342" calcext:value-type="float">
            <text:p>1.47225368063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6892655367232" calcext:value-type="float">
            <text:p>1.468926553672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6726862302483" calcext:value-type="float">
            <text:p>1.467268623024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6561443066516" calcext:value-type="float">
            <text:p>1.46561443066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6396396396396" calcext:value-type="float">
            <text:p>1.46396396396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6231721034871" calcext:value-type="float">
            <text:p>1.46231721034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6067415730337" calcext:value-type="float">
            <text:p>1.460674157303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5903479236813" calcext:value-type="float">
            <text:p>1.459034792368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5739910313901" calcext:value-type="float">
            <text:p>1.457399103139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5576707726764" calcext:value-type="float">
            <text:p>1.455767077267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5413870246085" calcext:value-type="float">
            <text:p>1.454138702460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5251396648045" calcext:value-type="float">
            <text:p>1.452513966480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5089285714286" calcext:value-type="float">
            <text:p>1.45089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4927536231884" calcext:value-type="float">
            <text:p>1.44927536231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4766146993319" calcext:value-type="float">
            <text:p>1.447661469933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460511679644" calcext:value-type="float">
            <text:p>1.4460511679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4444444444444" calcext:value-type="float">
            <text:p>1.44444444444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4284128745838" calcext:value-type="float">
            <text:p>1.442841287458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4124168514412" calcext:value-type="float">
            <text:p>1.44124168514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3964562569214" calcext:value-type="float">
            <text:p>1.43964562569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3805309734513" calcext:value-type="float">
            <text:p>1.438053097345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3646408839779" calcext:value-type="float">
            <text:p>1.436464088397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3487858719647" calcext:value-type="float">
            <text:p>1.434878587196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3329658213892" calcext:value-type="float">
            <text:p>1.433296582138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3171806167401" calcext:value-type="float">
            <text:p>1.431718061674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3014301430143" calcext:value-type="float">
            <text:p>1.43014301430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2700329308452" calcext:value-type="float">
            <text:p>1.42700329308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2543859649123" calcext:value-type="float">
            <text:p>1.42543859649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2387732749179" calcext:value-type="float">
            <text:p>1.423877327491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2231947483589" calcext:value-type="float">
            <text:p>1.42231947483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207650273224" calcext:value-type="float">
            <text:p>1.42076502732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1921397379913" calcext:value-type="float">
            <text:p>1.41921397379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1766630316249" calcext:value-type="float">
            <text:p>1.417666303162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161220043573" calcext:value-type="float">
            <text:p>1.41612200435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145810663765" calcext:value-type="float">
            <text:p>1.41458106637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1304347826087" calcext:value-type="float">
            <text:p>1.41304347826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1150922909881" calcext:value-type="float">
            <text:p>1.411509229098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0997830802603" calcext:value-type="float">
            <text:p>1.40997830802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0845070422535" calcext:value-type="float">
            <text:p>1.40845070422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0692640692641" calcext:value-type="float">
            <text:p>1.40692640692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0540540540541" calcext:value-type="float">
            <text:p>1.405405405405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0388768898488" calcext:value-type="float">
            <text:p>1.403887688984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0237324703344" calcext:value-type="float">
            <text:p>1.402373247033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0086206896552" calcext:value-type="float">
            <text:p>1.400862068965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39935414424112" calcext:value-type="float">
            <text:p>1.39935414424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39784946236559" calcext:value-type="float">
            <text:p>1.397849462365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39634801288937" calcext:value-type="float">
            <text:p>1.396348012889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39484978540773" calcext:value-type="float">
            <text:p>1.394849785407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39335476956056" calcext:value-type="float">
            <text:p>1.39335476956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39186295503212" calcext:value-type="float">
            <text:p>1.39186295503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3903743315508" calcext:value-type="float">
            <text:p>1.3903743315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38740661686233" calcext:value-type="float">
            <text:p>1.387406616862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38592750533049" calcext:value-type="float">
            <text:p>1.385927505330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38445154419595" calcext:value-type="float">
            <text:p>1.38445154419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38297872340426" calcext:value-type="float">
            <text:p>1.382978723404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38150903294368" calcext:value-type="float">
            <text:p>1.381509032943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38004246284501" calcext:value-type="float">
            <text:p>1.380042462845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37857900318134" calcext:value-type="float">
            <text:p>1.378579003181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3771186440678" calcext:value-type="float">
            <text:p>1.37711864406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37566137566138" calcext:value-type="float">
            <text:p>1.375661375661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37420718816068" calcext:value-type="float">
            <text:p>1.374207188160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3727560718057" calcext:value-type="float">
            <text:p>1.37275607180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37130801687764" calcext:value-type="float">
            <text:p>1.371308016877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36986301369863" calcext:value-type="float">
            <text:p>1.36986301369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36842105263158" calcext:value-type="float">
            <text:p>1.36842105263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36698212407992" calcext:value-type="float">
            <text:p>1.366982124079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3655462184874" calcext:value-type="float">
            <text:p>1.36554621848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36411332633788" calcext:value-type="float">
            <text:p>1.364113326337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36268343815514" calcext:value-type="float">
            <text:p>1.362683438155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36125654450262" calcext:value-type="float">
            <text:p>1.36125654450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35983263598326" calcext:value-type="float">
            <text:p>1.35983263598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35841170323929" calcext:value-type="float">
            <text:p>1.358411703239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6137787056367" calcext:value-type="float">
            <text:p>1.46137787056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5985401459854" calcext:value-type="float">
            <text:p>1.459854014598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5833333333333" calcext:value-type="float">
            <text:p>1.458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5681581685744" calcext:value-type="float">
            <text:p>1.456815816857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5530145530146" calcext:value-type="float">
            <text:p>1.455301455301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5379023883697" calcext:value-type="float">
            <text:p>1.45379023883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5228215767635" calcext:value-type="float">
            <text:p>1.452282157676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5077720207254" calcext:value-type="float">
            <text:p>1.45077720207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4927536231884" calcext:value-type="float">
            <text:p>1.44927536231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4777662874871" calcext:value-type="float">
            <text:p>1.44777662874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4628099173554" calcext:value-type="float">
            <text:p>1.446280991735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4478844169247" calcext:value-type="float">
            <text:p>1.444788441692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4329896907217" calcext:value-type="float">
            <text:p>1.443298969072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4181256436663" calcext:value-type="float">
            <text:p>1.441812564366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40329218107" calcext:value-type="float">
            <text:p>1.440329218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3884892086331" calcext:value-type="float">
            <text:p>1.438848920863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3737166324435" calcext:value-type="float">
            <text:p>1.43737166324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3589743589744" calcext:value-type="float">
            <text:p>1.435897435897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344262295082" calcext:value-type="float">
            <text:p>1.43442622950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3295803480041" calcext:value-type="float">
            <text:p>1.43295803480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3149284253579" calcext:value-type="float">
            <text:p>1.431492842535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3003064351379" calcext:value-type="float">
            <text:p>1.43003064351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2711518858308" calcext:value-type="float">
            <text:p>1.42711518858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2566191446029" calcext:value-type="float">
            <text:p>1.425661914460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2421159715158" calcext:value-type="float">
            <text:p>1.42421159715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2276422764228" calcext:value-type="float">
            <text:p>1.42276422764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2131979695431" calcext:value-type="float">
            <text:p>1.42131979695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1987829614604" calcext:value-type="float">
            <text:p>1.419878296146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1843971631206" calcext:value-type="float">
            <text:p>1.418439716312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17004048583" calcext:value-type="float">
            <text:p>1.417004048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1557128412538" calcext:value-type="float">
            <text:p>1.415571284125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1414141414141" calcext:value-type="float">
            <text:p>1.414141414141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1271442986882" calcext:value-type="float">
            <text:p>1.412714429868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1129032258065" calcext:value-type="float">
            <text:p>1.41129032258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098690835851" calcext:value-type="float">
            <text:p>1.40986908358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0845070422535" calcext:value-type="float">
            <text:p>1.40845070422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070351758794" calcext:value-type="float">
            <text:p>1.4070351758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0562248995984" calcext:value-type="float">
            <text:p>1.40562248995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0421263791374" calcext:value-type="float">
            <text:p>1.404212637913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0280561122245" calcext:value-type="float">
            <text:p>1.402805611222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014014014014" calcext:value-type="float">
            <text:p>1.4014014014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3986013986014" calcext:value-type="float">
            <text:p>1.3986013986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9720558882236" calcext:value-type="float">
            <text:p>1.39720558882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.39581256231306" calcext:value-type="float">
            <text:p>1.395812562313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.39442231075697" calcext:value-type="float">
            <text:p>1.39442231075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.39303482587065" calcext:value-type="float">
            <text:p>1.39303482587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.39165009940358" calcext:value-type="float">
            <text:p>1.391650099403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.39026812313803" calcext:value-type="float">
            <text:p>1.390268123138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.78394449950446" calcext:value-type="float">
            <text:p>1.783944499504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.57425742574257" calcext:value-type="float">
            <text:p>2.574257425742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.9673590504451" calcext:value-type="float">
            <text:p>2.9673590504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.96442687747036" calcext:value-type="float">
            <text:p>2.964426877470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.06021717670286" calcext:value-type="float">
            <text:p>3.06021717670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.15581854043393" calcext:value-type="float">
            <text:p>3.155818540433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.15270935960591" calcext:value-type="float">
            <text:p>3.152709359605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.34645669291339" calcext:value-type="float">
            <text:p>3.346456692913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.34316617502458" calcext:value-type="float">
            <text:p>3.343166175024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.53634577603143" calcext:value-type="float">
            <text:p>3.53634577603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.63101079489696" calcext:value-type="float">
            <text:p>3.63101079489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.92156862745098" calcext:value-type="float">
            <text:p>3.921568627450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.11361410381979" calcext:value-type="float">
            <text:p>4.113614103819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.20743639921722" calcext:value-type="float">
            <text:p>4.207436399217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.20332355816227" calcext:value-type="float">
            <text:p>4.20332355816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.19921875" calcext:value-type="float">
            <text:p>4.19921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.19512195121951" calcext:value-type="float">
            <text:p>4.195121951219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9103313840156" calcext:value-type="float">
            <text:p>4.19103313840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.38169425511198" calcext:value-type="float">
            <text:p>4.381694255111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.37743190661479" calcext:value-type="float">
            <text:p>4.377431906614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.47035957240039" calcext:value-type="float">
            <text:p>4.470359572400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.46601941747573" calcext:value-type="float">
            <text:p>4.466019417475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.46168768186227" calcext:value-type="float">
            <text:p>4.46168768186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.55426356589147" calcext:value-type="float">
            <text:p>4.554263565891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.54985479186835" calcext:value-type="float">
            <text:p>4.54985479186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.54106280193237" calcext:value-type="float">
            <text:p>4.541062801932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.53667953667954" calcext:value-type="float">
            <text:p>4.53667953667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.53230472516876" calcext:value-type="float">
            <text:p>4.53230472516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.72061657032755" calcext:value-type="float">
            <text:p>4.72061657032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5.87102983638114" calcext:value-type="float">
            <text:p>5.87102983638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73076923076923" calcext:value-type="float">
            <text:p>6.73076923076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9164265129683" calcext:value-type="float">
            <text:p>6.91642651296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.00575815738964" calcext:value-type="float">
            <text:p>7.00575815738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.09491850431448" calcext:value-type="float">
            <text:p>7.09491850431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7.08812260536399" calcext:value-type="float">
            <text:p>7.088122605363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7.08133971291866" calcext:value-type="float">
            <text:p>7.081339712918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7.36137667304015" calcext:value-type="float">
            <text:p>7.36137667304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7.44985673352436" calcext:value-type="float">
            <text:p>7.44985673352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.5381679389313" calcext:value-type="float">
            <text:p>7.53816793893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.81696854146807" calcext:value-type="float">
            <text:p>7.816968541468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8.18268315889629" calcext:value-type="float">
            <text:p>8.182683158896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.26996197718631" calcext:value-type="float">
            <text:p>8.26996197718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8.35707502374169" calcext:value-type="float">
            <text:p>8.357075023741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.63377609108159" calcext:value-type="float">
            <text:p>8.63377609108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8.81516587677725" calcext:value-type="float">
            <text:p>8.815165876777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.90151515151515" calcext:value-type="float">
            <text:p>8.901515151515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9.17691579943236" calcext:value-type="float">
            <text:p>9.17691579943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9.16824196597353" calcext:value-type="float">
            <text:p>9.16824196597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9.15958451369216" calcext:value-type="float">
            <text:p>9.159584513692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.15094339622642" calcext:value-type="float">
            <text:p>9.15094339622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9.14231856738926" calcext:value-type="float">
            <text:p>9.14231856738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.13370998116761" calcext:value-type="float">
            <text:p>9.133709981167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9.21919096895579" calcext:value-type="float">
            <text:p>9.219190968955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9.21052631578947" calcext:value-type="float">
            <text:p>9.210526315789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.29577464788732" calcext:value-type="float">
            <text:p>9.29577464788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9.47467166979362" calcext:value-type="float">
            <text:p>9.474671669793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9.8406747891284" calcext:value-type="float">
            <text:p>9.8406747891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9.8314606741573" calcext:value-type="float">
            <text:p>9.83146067415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9.822263797942" calcext:value-type="float">
            <text:p>9.8222637979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9.81308411214953" calcext:value-type="float">
            <text:p>9.813084112149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9.80392156862745" calcext:value-type="float">
            <text:p>9.80392156862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9.79477611940299" calcext:value-type="float">
            <text:p>9.794776119402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9.7856477166822" calcext:value-type="float">
            <text:p>9.78564771668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9.77653631284916" calcext:value-type="float">
            <text:p>9.776536312849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9.76744186046512" calcext:value-type="float">
            <text:p>9.767441860465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9.75836431226766" calcext:value-type="float">
            <text:p>9.758364312267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9.74930362116992" calcext:value-type="float">
            <text:p>9.749303621169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9.74025974025974" calcext:value-type="float">
            <text:p>9.740259740259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9.73123262279889" calcext:value-type="float">
            <text:p>9.73123262279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9.81481481481482" calcext:value-type="float">
            <text:p>9.814814814814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9.80573543015726" calcext:value-type="float">
            <text:p>9.805735430157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9.79667282809612" calcext:value-type="float">
            <text:p>9.796672828096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9.7876269621422" calcext:value-type="float">
            <text:p>9.7876269621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9.96309963099631" calcext:value-type="float">
            <text:p>9.96309963099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.95391705069124" calcext:value-type="float">
            <text:p>9.95391705069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.036832412523" calcext:value-type="float">
            <text:p>10.0368324125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.0275988960442" calcext:value-type="float">
            <text:p>10.0275988960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.0183823529412" calcext:value-type="float">
            <text:p>10.0183823529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.0091827364555" calcext:value-type="float">
            <text:p>10.00918273645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9.99083409715857" calcext:value-type="float">
            <text:p>9.99083409715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.98168498168498" calcext:value-type="float">
            <text:p>9.981684981684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9.97255260750229" calcext:value-type="float">
            <text:p>9.972552607502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9.96343692870201" calcext:value-type="float">
            <text:p>9.963436928702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9.95433789954338" calcext:value-type="float">
            <text:p>9.954337899543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9.94525547445256" calcext:value-type="float">
            <text:p>9.94525547445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9.93618960802188" calcext:value-type="float">
            <text:p>9.93618960802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9.92714025500911" calcext:value-type="float">
            <text:p>9.927140255009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9.91810737033667" calcext:value-type="float">
            <text:p>9.91810737033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9.90909090909091" calcext:value-type="float">
            <text:p>9.909090909090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9.90009082652134" calcext:value-type="float">
            <text:p>9.900090826521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.98185117967332" calcext:value-type="float">
            <text:p>9.981851179673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9.9728014505893" calcext:value-type="float">
            <text:p>9.97280145058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9.96376811594203" calcext:value-type="float">
            <text:p>9.963768115942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9.95475113122172" calcext:value-type="float">
            <text:p>9.954751131221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9.94575045207957" calcext:value-type="float">
            <text:p>9.945750452079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9.93676603432701" calcext:value-type="float">
            <text:p>9.936766034327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9.92779783393502" calcext:value-type="float">
            <text:p>9.927797833935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9.91884580703336" calcext:value-type="float">
            <text:p>9.91884580703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9.9009900990099" calcext:value-type="float">
            <text:p>9.90099009900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9.89208633093525" calcext:value-type="float">
            <text:p>9.89208633093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9.88319856244385" calcext:value-type="float">
            <text:p>9.88319856244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9.96409335727109" calcext:value-type="float">
            <text:p>9.964093357271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9.95515695067265" calcext:value-type="float">
            <text:p>9.955156950672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9.94623655913978" calcext:value-type="float">
            <text:p>9.946236559139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9.9373321396598" calcext:value-type="float">
            <text:p>9.93733213965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.92844364937388" calcext:value-type="float">
            <text:p>9.928443649373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.91957104557641" calcext:value-type="float">
            <text:p>9.91957104557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.91071428571429" calcext:value-type="float">
            <text:p>9.910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.90187332738626" calcext:value-type="float">
            <text:p>9.90187332738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.89304812834225" calcext:value-type="float">
            <text:p>9.893048128342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9.97328584149599" calcext:value-type="float">
            <text:p>9.973285841495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.9644128113879" calcext:value-type="float">
            <text:p>9.96441281138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0.0444444444444" calcext:value-type="float">
            <text:p>10.0444444444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.0355239786856" calcext:value-type="float">
            <text:p>10.03552397868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.0266193433895" calcext:value-type="float">
            <text:p>10.02661934338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.1063829787234" calcext:value-type="float">
            <text:p>10.1063829787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.0088573959256" calcext:value-type="float">
            <text:p>10.0088573959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.079575596817" calcext:value-type="float">
            <text:p>10.0795755968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.0706713780919" calcext:value-type="float">
            <text:p>10.07067137809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.1500441306267" calcext:value-type="float">
            <text:p>10.15004413062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.1410934744268" calcext:value-type="float">
            <text:p>10.14109347442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.1321585903084" calcext:value-type="float">
            <text:p>10.13215859030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.1232394366197" calcext:value-type="float">
            <text:p>10.1232394366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.1143359718558" calcext:value-type="float">
            <text:p>10.11433597185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.1054481546573" calcext:value-type="float">
            <text:p>10.10544815465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0.0965759438104" calcext:value-type="float">
            <text:p>10.0965759438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0.0877192982456" calcext:value-type="float">
            <text:p>10.08771929824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.0788781770377" calcext:value-type="float">
            <text:p>10.07887817703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.0700525394046" calcext:value-type="float">
            <text:p>10.07005253940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.0612423447069" calcext:value-type="float">
            <text:p>10.0612423447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.0524475524476" calcext:value-type="float">
            <text:p>10.0524475524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.0436681222707" calcext:value-type="float">
            <text:p>10.0436681222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.1221640488656" calcext:value-type="float">
            <text:p>10.1221640488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.1133391455972" calcext:value-type="float">
            <text:p>10.11333914559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0.1045296167247" calcext:value-type="float">
            <text:p>10.10452961672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.0957354221062" calcext:value-type="float">
            <text:p>10.09573542210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0.0869565217391" calcext:value-type="float">
            <text:p>10.08695652173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.0781928757602" calcext:value-type="float">
            <text:p>10.0781928757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.0694444444444" calcext:value-type="float">
            <text:p>10.0694444444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0.0607111882047" calcext:value-type="float">
            <text:p>10.06071118820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.051993067591" calcext:value-type="float">
            <text:p>10.0519930675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0.04329004329" calcext:value-type="float">
            <text:p>10.043290043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.0346020761246" calcext:value-type="float">
            <text:p>10.03460207612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.0259291270527" calcext:value-type="float">
            <text:p>10.02592912705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0.0172711571675" calcext:value-type="float">
            <text:p>10.01727115716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0.0086281276963" calcext:value-type="float">
            <text:p>10.00862812769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9.99138673557278" calcext:value-type="float">
            <text:p>9.991386735572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9.98278829604131" calcext:value-type="float">
            <text:p>9.982788296041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.0601891659501" calcext:value-type="float">
            <text:p>10.06018916595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.0515463917526" calcext:value-type="float">
            <text:p>10.05154639175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0.0429184549356" calcext:value-type="float">
            <text:p>10.04291845493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.0343053173242" calcext:value-type="float">
            <text:p>10.03430531732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.025706940874" calcext:value-type="float">
            <text:p>10.0257069408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0.0171232876712" calcext:value-type="float">
            <text:p>10.0171232876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.0085543199316" calcext:value-type="float">
            <text:p>10.00855431993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9.99146029035013" calcext:value-type="float">
            <text:p>9.99146029035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.98293515358362" calcext:value-type="float">
            <text:p>9.982935153583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0.0596760443308" calcext:value-type="float">
            <text:p>10.0596760443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.0511073253833" calcext:value-type="float">
            <text:p>10.05110732538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0.1276595744681" calcext:value-type="float">
            <text:p>10.1276595744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.1190476190476" calcext:value-type="float">
            <text:p>10.1190476190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.1104502973662" calcext:value-type="float">
            <text:p>10.11045029736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.1018675721562" calcext:value-type="float">
            <text:p>10.1018675721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0.0932994062765" calcext:value-type="float">
            <text:p>10.09329940627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0.1694915254237" calcext:value-type="float">
            <text:p>10.16949152542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.1608806096528" calcext:value-type="float">
            <text:p>10.16088060965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.1522842639594" calcext:value-type="float">
            <text:p>10.1522842639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.1437024513948" calcext:value-type="float">
            <text:p>10.14370245139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.1351351351351" calcext:value-type="float">
            <text:p>10.13513513513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0.126582278481" calcext:value-type="float">
            <text:p>10.1265822784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.1180438448567" calcext:value-type="float">
            <text:p>10.11804384485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.1095197978096" calcext:value-type="float">
            <text:p>10.10951979780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0.1010101010101" calcext:value-type="float">
            <text:p>10.1010101010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.0925147182506" calcext:value-type="float">
            <text:p>10.09251471825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.0840336134454" calcext:value-type="float">
            <text:p>10.08403361344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.0755667506297" calcext:value-type="float">
            <text:p>10.0755667506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.0671140939597" calcext:value-type="float">
            <text:p>10.06711409395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0.0586756077117" calcext:value-type="float">
            <text:p>10.05867560771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.0502512562814" calcext:value-type="float">
            <text:p>10.05025125628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0.0418410041841" calcext:value-type="float">
            <text:p>10.04184100418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.0334448160535" calcext:value-type="float">
            <text:p>10.0334448160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.0250626566416" calcext:value-type="float">
            <text:p>10.0250626566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0.016694490818" calcext:value-type="float">
            <text:p>10.0166944908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0.0083402835696" calcext:value-type="float">
            <text:p>10.0083402835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9.99167360532889" calcext:value-type="float">
            <text:p>9.99167360532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.98336106489185" calcext:value-type="float">
            <text:p>9.98336106489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9.97506234413965" calcext:value-type="float">
            <text:p>9.975062344139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9.96677740863787" calcext:value-type="float">
            <text:p>9.966777408637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0.0414937759336" calcext:value-type="float">
            <text:p>10.0414937759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0.0331674958541" calcext:value-type="float">
            <text:p>10.03316749585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.0248550124275" calcext:value-type="float">
            <text:p>10.02485501242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0.0165562913907" calcext:value-type="float">
            <text:p>10.0165562913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0.0082712985939" calcext:value-type="float">
            <text:p>10.00827129859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9.99174236168456" calcext:value-type="float">
            <text:p>9.991742361684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.98349834983498" calcext:value-type="float">
            <text:p>9.983498349834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9.97526793075021" calcext:value-type="float">
            <text:p>9.975267930750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9.9670510708402" calcext:value-type="float">
            <text:p>9.9670510708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9.95884773662552" calcext:value-type="float">
            <text:p>9.958847736625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9.95065789473684" calcext:value-type="float">
            <text:p>9.95065789473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9.94248151191454" calcext:value-type="float">
            <text:p>9.942481511914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9.93431855500821" calcext:value-type="float">
            <text:p>9.934318555008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9.92616899097621" calcext:value-type="float">
            <text:p>9.92616899097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.91803278688525" calcext:value-type="float">
            <text:p>9.91803278688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9.90180032733224" calcext:value-type="float">
            <text:p>9.901800327332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9.89370400654129" calcext:value-type="float">
            <text:p>9.89370400654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9.88562091503268" calcext:value-type="float">
            <text:p>9.885620915032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9.87755102040816" calcext:value-type="float">
            <text:p>9.877551020408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9.8694942903752" calcext:value-type="float">
            <text:p>9.86949429037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9.86145069274654" calcext:value-type="float">
            <text:p>9.86145069274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9.85342019543974" calcext:value-type="float">
            <text:p>9.853420195439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9.84540276647681" calcext:value-type="float">
            <text:p>9.84540276647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9.83739837398374" calcext:value-type="float">
            <text:p>9.837398373983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9.82940698619009" calcext:value-type="float">
            <text:p>9.82940698619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9.82142857142857" calcext:value-type="float">
            <text:p>9.82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9.81346309813463" calcext:value-type="float">
            <text:p>9.813463098134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9.80551053484603" calcext:value-type="float">
            <text:p>9.80551053484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9.87854251012146" calcext:value-type="float">
            <text:p>9.878542510121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9.8705501618123" calcext:value-type="float">
            <text:p>9.8705501618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9.86257073565077" calcext:value-type="float">
            <text:p>9.862570735650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9.8546042003231" calcext:value-type="float">
            <text:p>9.8546042003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9.9273607748184" calcext:value-type="float">
            <text:p>9.92736077481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9.91935483870968" calcext:value-type="float">
            <text:p>9.919354838709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9.91136180499597" calcext:value-type="float">
            <text:p>9.911361804995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.90338164251208" calcext:value-type="float">
            <text:p>9.903381642512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9.89541432019308" calcext:value-type="float">
            <text:p>9.89541432019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9.88745980707395" calcext:value-type="float">
            <text:p>9.887459807073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9.87951807228916" calcext:value-type="float">
            <text:p>9.879518072289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9.87158908507223" calcext:value-type="float">
            <text:p>9.871589085072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9.86367281475541" calcext:value-type="float">
            <text:p>9.863672814755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9.85576923076923" calcext:value-type="float">
            <text:p>9.85576923076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9.84787830264211" calcext:value-type="float">
            <text:p>9.847878302642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9.84" calcext:value-type="float">
            <text:p>9.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9.91207034372502" calcext:value-type="float">
            <text:p>9.912070343725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90415335463259" calcext:value-type="float">
            <text:p>9.904153354632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9.89624900239425" calcext:value-type="float">
            <text:p>9.89624900239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9.96810207336523" calcext:value-type="float">
            <text:p>9.968102073365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9.8804780876494" calcext:value-type="float">
            <text:p>9.88047808764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9.95222929936306" calcext:value-type="float">
            <text:p>9.952229299363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9.86475735879077" calcext:value-type="float">
            <text:p>9.864757358790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9.85691573926868" calcext:value-type="float">
            <text:p>9.856915739268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9.84908657664813" calcext:value-type="float">
            <text:p>9.849086576648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9.84126984126984" calcext:value-type="float">
            <text:p>9.84126984126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9.8334655035686" calcext:value-type="float">
            <text:p>9.8334655035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9.8256735340729" calcext:value-type="float">
            <text:p>9.8256735340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9.89707046714173" calcext:value-type="float">
            <text:p>9.897070467141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9.88924050632911" calcext:value-type="float">
            <text:p>9.889240506329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9.88142292490119" calcext:value-type="float">
            <text:p>9.88142292490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9.87361769352291" calcext:value-type="float">
            <text:p>9.873617693522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9.86582478295185" calcext:value-type="float">
            <text:p>9.86582478295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9.85804416403786" calcext:value-type="float">
            <text:p>9.858044164037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9.85027580772262" calcext:value-type="float">
            <text:p>9.85027580772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9.84251968503937" calcext:value-type="float">
            <text:p>9.842519685039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9.83477576711251" calcext:value-type="float">
            <text:p>9.834775767112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.82704402515723" calcext:value-type="float">
            <text:p>9.827044025157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9.81932443047918" calcext:value-type="float">
            <text:p>9.819324430479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9.8116169544741" calcext:value-type="float">
            <text:p>9.81161695447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9.80392156862745" calcext:value-type="float">
            <text:p>9.80392156862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9.79623824451411" calcext:value-type="float">
            <text:p>9.796238244514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9.78856695379796" calcext:value-type="float">
            <text:p>9.788566953797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9.78090766823161" calcext:value-type="float">
            <text:p>9.780907668231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9.77326035965598" calcext:value-type="float">
            <text:p>9.773260359655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9.765625" calcext:value-type="float">
            <text:p>9.76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9.75800156128025" calcext:value-type="float">
            <text:p>9.75800156128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.82839313572543" calcext:value-type="float">
            <text:p>9.82839313572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9.8207326578332" calcext:value-type="float">
            <text:p>9.82073265783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9.81308411214953" calcext:value-type="float">
            <text:p>9.813084112149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9.80544747081712" calcext:value-type="float">
            <text:p>9.80544747081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9.79782270606532" calcext:value-type="float">
            <text:p>9.797822706065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9.79020979020979" calcext:value-type="float">
            <text:p>9.790209790209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9.78260869565217" calcext:value-type="float">
            <text:p>9.782608695652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9.85259891388673" calcext:value-type="float">
            <text:p>9.852598913886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9.84496124031008" calcext:value-type="float">
            <text:p>9.84496124031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9.83733539891557" calcext:value-type="float">
            <text:p>9.837335398915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9.90712074303406" calcext:value-type="float">
            <text:p>9.907120743034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9.89945862335654" calcext:value-type="float">
            <text:p>9.89945862335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9.89180834621329" calcext:value-type="float">
            <text:p>9.891808346213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9.88416988416988" calcext:value-type="float">
            <text:p>9.884169884169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9.87654320987654" calcext:value-type="float">
            <text:p>9.87654320987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9.86892829606785" calcext:value-type="float">
            <text:p>9.868928296067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9.8613251155624" calcext:value-type="float">
            <text:p>9.86132511556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9.85373364126251" calcext:value-type="float">
            <text:p>9.853733641262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9.84615384615385" calcext:value-type="float">
            <text:p>9.84615384615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9.83858570330515" calcext:value-type="float">
            <text:p>9.838585703305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.8310291858679" calcext:value-type="float">
            <text:p>9.83102918586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9.82348426707598" calcext:value-type="float">
            <text:p>9.823484267075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9.89263803680982" calcext:value-type="float">
            <text:p>9.892638036809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.80842911877395" calcext:value-type="float">
            <text:p>9.808429118773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9.80091883614089" calcext:value-type="float">
            <text:p>9.800918836140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9.79342004590666" calcext:value-type="float">
            <text:p>9.793420045906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9.78593272171254" calcext:value-type="float">
            <text:p>9.78593272171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9.77845683728037" calcext:value-type="float">
            <text:p>9.77845683728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9.77099236641221" calcext:value-type="float">
            <text:p>9.77099236641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9.76353928299008" calcext:value-type="float">
            <text:p>9.76353928299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9.75609756097561" calcext:value-type="float">
            <text:p>9.756097560975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9.74866717440975" calcext:value-type="float">
            <text:p>9.748667174409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9.74124809741248" calcext:value-type="float">
            <text:p>9.74124809741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9.73384030418251" calcext:value-type="float">
            <text:p>9.733840304182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9.72644376899696" calcext:value-type="float">
            <text:p>9.72644376899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9.87091875474563" calcext:value-type="float">
            <text:p>9.870918754745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9.93930197268589" calcext:value-type="float">
            <text:p>9.93930197268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9.93176648976497" calcext:value-type="float">
            <text:p>9.931766489764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9.99242997728993" calcext:value-type="float">
            <text:p>9.992429977289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9.98487140695915" calcext:value-type="float">
            <text:p>9.984871406959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9.97732426303855" calcext:value-type="float">
            <text:p>9.977324263038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9.96978851963746" calcext:value-type="float">
            <text:p>9.969788519637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9.9622641509434" calcext:value-type="float">
            <text:p>9.96226415094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9.95475113122172" calcext:value-type="float">
            <text:p>9.954751131221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9.94724943481537" calcext:value-type="float">
            <text:p>9.947249434815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9.93975903614458" calcext:value-type="float">
            <text:p>9.939759036144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9.93227990970655" calcext:value-type="float">
            <text:p>9.93227990970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9.92481203007519" calcext:value-type="float">
            <text:p>9.924812030075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9.91735537190083" calcext:value-type="float">
            <text:p>9.917355371900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9.90247561890473" calcext:value-type="float">
            <text:p>9.902475618904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9.89505247376312" calcext:value-type="float">
            <text:p>9.895052473763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9.8876404494382" calcext:value-type="float">
            <text:p>9.8876404494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9.88023952095808" calcext:value-type="float">
            <text:p>9.880239520958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9.87284966342558" calcext:value-type="float">
            <text:p>9.872849663425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9.86547085201794" calcext:value-type="float">
            <text:p>9.86547085201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9.85810306198656" calcext:value-type="float">
            <text:p>9.85810306198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9.85074626865672" calcext:value-type="float">
            <text:p>9.850746268656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9.84340044742729" calcext:value-type="float">
            <text:p>9.84340044742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.83606557377049" calcext:value-type="float">
            <text:p>9.836065573770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9.82874162323157" calcext:value-type="float">
            <text:p>9.828741623231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9.82142857142857" calcext:value-type="float">
            <text:p>9.82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9.88847583643123" calcext:value-type="float">
            <text:p>9.88847583643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9.88112927191679" calcext:value-type="float">
            <text:p>9.881129271916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9.87379361544172" calcext:value-type="float">
            <text:p>9.873793615441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9.86646884272997" calcext:value-type="float">
            <text:p>9.866468842729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9.85915492957746" calcext:value-type="float">
            <text:p>9.859154929577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9.85185185185185" calcext:value-type="float">
            <text:p>9.85185185185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9.84455958549223" calcext:value-type="float">
            <text:p>9.844559585492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9.83727810650888" calcext:value-type="float">
            <text:p>9.837278106508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9.830007390983" calcext:value-type="float">
            <text:p>9.8300073909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9.82274741506647" calcext:value-type="float">
            <text:p>9.822747415066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9.81549815498155" calcext:value-type="float">
            <text:p>9.815498154981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9.80825958702065" calcext:value-type="float">
            <text:p>9.80825958702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9.80103168754606" calcext:value-type="float">
            <text:p>9.801031687546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9.79381443298969" calcext:value-type="float">
            <text:p>9.793814432989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9.78660779985283" calcext:value-type="float">
            <text:p>9.786607799852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9.77941176470588" calcext:value-type="float">
            <text:p>9.779411764705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9.7722263041881" calcext:value-type="float">
            <text:p>9.77222630418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9.76505139500734" calcext:value-type="float">
            <text:p>9.765051395007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9.75788701393984" calcext:value-type="float">
            <text:p>9.75788701393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9.75073313782991" calcext:value-type="float">
            <text:p>9.750733137829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9.74358974358974" calcext:value-type="float">
            <text:p>9.743589743589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9.73645680819912" calcext:value-type="float">
            <text:p>9.736456808199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9.72933430870519" calcext:value-type="float">
            <text:p>9.729334308705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9.72222222222222" calcext:value-type="float">
            <text:p>9.72222222222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9.71512052593134" calcext:value-type="float">
            <text:p>9.715120525931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.70802919708029" calcext:value-type="float">
            <text:p>9.708029197080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9.70094821298322" calcext:value-type="float">
            <text:p>9.700948212983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9.69387755102041" calcext:value-type="float">
            <text:p>9.69387755102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9.68681718863802" calcext:value-type="float">
            <text:p>9.686817188638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9.67976710334789" calcext:value-type="float">
            <text:p>9.679767103347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9.67272727272727" calcext:value-type="float">
            <text:p>9.672727272727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9.6656976744186" calcext:value-type="float">
            <text:p>9.6656976744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9.65867828612927" calcext:value-type="float">
            <text:p>9.658678286129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9.65166908563135" calcext:value-type="float">
            <text:p>9.65166908563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9.64467005076142" calcext:value-type="float">
            <text:p>9.64467005076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9.63768115942029" calcext:value-type="float">
            <text:p>9.637681159420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9.63070238957277" calcext:value-type="float">
            <text:p>9.630702389572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9.62373371924747" calcext:value-type="float">
            <text:p>9.623733719247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9.61677512653652" calcext:value-type="float">
            <text:p>9.616775126536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9.60982658959538" calcext:value-type="float">
            <text:p>9.609826589595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9.6028880866426" calcext:value-type="float">
            <text:p>9.60288808664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9.5959595959596" calcext:value-type="float">
            <text:p>9.59595959595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9.66113914924297" calcext:value-type="float">
            <text:p>9.66113914924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9.65417867435158" calcext:value-type="float">
            <text:p>9.65417867435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9.64722822174226" calcext:value-type="float">
            <text:p>9.64722822174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9.56834532374101" calcext:value-type="float">
            <text:p>9.56834532374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9.6333572969087" calcext:value-type="float">
            <text:p>9.6333572969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9.55459770114943" calcext:value-type="float">
            <text:p>9.554597701149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9.61952620244078" calcext:value-type="float">
            <text:p>9.619526202440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9.61262553802009" calcext:value-type="float">
            <text:p>9.6126255380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9.60573476702509" calcext:value-type="float">
            <text:p>9.605734767025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9.59885386819484" calcext:value-type="float">
            <text:p>9.598853868194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9.59198282032928" calcext:value-type="float">
            <text:p>9.591982820329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9.65665236051502" calcext:value-type="float">
            <text:p>9.656652360515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0.0071479628306" calcext:value-type="float">
            <text:p>10.00714796283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9.99286224125625" calcext:value-type="float">
            <text:p>9.9928622412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.98573466476462" calcext:value-type="float">
            <text:p>9.985734664764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9.97861724875267" calcext:value-type="float">
            <text:p>9.978617248752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0.042735042735" calcext:value-type="float">
            <text:p>10.042735042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0.1067615658363" calcext:value-type="float">
            <text:p>10.10676156583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.1706970128023" calcext:value-type="float">
            <text:p>10.1706970128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0.1634683724236" calcext:value-type="float">
            <text:p>10.1634683724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0.15625" calcext:value-type="float">
            <text:p>10.1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0.1490418736693" calcext:value-type="float">
            <text:p>10.1490418736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0.1418439716312" calcext:value-type="float">
            <text:p>10.14184397163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0.1346562721474" calcext:value-type="float">
            <text:p>10.13465627214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0.1274787535411" calcext:value-type="float">
            <text:p>10.12747875354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0.1203113941967" calcext:value-type="float">
            <text:p>10.12031139419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0.1131541725601" calcext:value-type="float">
            <text:p>10.11315417256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0.1060070671378" calcext:value-type="float">
            <text:p>10.10600706713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0.1694915254237" calcext:value-type="float">
            <text:p>10.16949152542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0.1623147494707" calcext:value-type="float">
            <text:p>10.1623147494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0.1551480959097" calcext:value-type="float">
            <text:p>10.15514809590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0.1479915433404" calcext:value-type="float">
            <text:p>10.1479915433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0.1408450704225" calcext:value-type="float">
            <text:p>10.14084507042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0.1337086558761" calcext:value-type="float">
            <text:p>10.13370865587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.196905766526" calcext:value-type="float">
            <text:p>10.1969057665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0.1897399859452" calcext:value-type="float">
            <text:p>10.1897399859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0.1825842696629" calcext:value-type="float">
            <text:p>10.18258426966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0.1754385964912" calcext:value-type="float">
            <text:p>10.17543859649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.2384291725105" calcext:value-type="float">
            <text:p>10.2384291725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0.2312543798178" calcext:value-type="float">
            <text:p>10.2312543798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0.2240896358543" calcext:value-type="float">
            <text:p>10.2240896358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0.2169349195241" calcext:value-type="float">
            <text:p>10.21693491952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0.2097902097902" calcext:value-type="float">
            <text:p>10.20979020979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0.2026554856744" calcext:value-type="float">
            <text:p>10.20265548567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.195530726257" calcext:value-type="float">
            <text:p>10.1955307262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0.1884159106769" calcext:value-type="float">
            <text:p>10.1884159106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0.2510460251046" calcext:value-type="float">
            <text:p>10.25104602510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0.2439024390244" calcext:value-type="float">
            <text:p>10.2439024390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0.2367688022284" calcext:value-type="float">
            <text:p>10.2367688022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0.2296450939457" calcext:value-type="float">
            <text:p>10.2296450939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.2225312934631" calcext:value-type="float">
            <text:p>10.2225312934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0.2154273801251" calcext:value-type="float">
            <text:p>10.21542738012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0.2083333333333" calcext:value-type="float">
            <text:p>10.208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0.2012491325468" calcext:value-type="float">
            <text:p>10.20124913254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0.1941747572816" calcext:value-type="float">
            <text:p>10.19417475728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0.1871101871102" calcext:value-type="float">
            <text:p>10.18711018711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0.1800554016621" calcext:value-type="float">
            <text:p>10.1800554016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0.1730103806228" calcext:value-type="float">
            <text:p>10.1730103806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.1659751037344" calcext:value-type="float">
            <text:p>10.16597510373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0.1589495507948" calcext:value-type="float">
            <text:p>10.15894955079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0.1519337016575" calcext:value-type="float">
            <text:p>10.15193370165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0.1449275362319" calcext:value-type="float">
            <text:p>10.14492753623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.1379310344828" calcext:value-type="float">
            <text:p>10.13793103448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0.13094417643" calcext:value-type="float">
            <text:p>10.130944176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0.1239669421488" calcext:value-type="float">
            <text:p>10.12396694214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0.1169993117688" calcext:value-type="float">
            <text:p>10.11699931176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0.1100412654746" calcext:value-type="float">
            <text:p>10.11004126547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0.1030927835052" calcext:value-type="float">
            <text:p>10.10309278350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.0961538461538" calcext:value-type="float">
            <text:p>10.09615384615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0.089224433768" calcext:value-type="float">
            <text:p>10.0892244337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0.082304526749" calcext:value-type="float">
            <text:p>10.0823045267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0.212474297464" calcext:value-type="float">
            <text:p>10.2124742974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0.2739726027397" calcext:value-type="float">
            <text:p>10.27397260273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0.2669404517454" calcext:value-type="float">
            <text:p>10.26694045174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0.328317373461" calcext:value-type="float">
            <text:p>10.3283173734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0.3896103896104" calcext:value-type="float">
            <text:p>10.3896103896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0.3825136612022" calcext:value-type="float">
            <text:p>10.3825136612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0.3754266211604" calcext:value-type="float">
            <text:p>10.37542662116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0.3683492496589" calcext:value-type="float">
            <text:p>10.3683492496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0.3612815269257" calcext:value-type="float">
            <text:p>10.36128152692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0.3542234332425" calcext:value-type="float">
            <text:p>10.3542234332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0.4152484683458" calcext:value-type="float">
            <text:p>10.41524846834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0.4081632653061" calcext:value-type="float">
            <text:p>10.40816326530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0.4010876954453" calcext:value-type="float">
            <text:p>10.4010876954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.3940217391304" calcext:value-type="float">
            <text:p>10.3940217391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0.3869653767821" calcext:value-type="float">
            <text:p>10.38696537678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0.3799185888738" calcext:value-type="float">
            <text:p>10.37991858887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0.3728813559322" calcext:value-type="float">
            <text:p>10.37288135593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0.3658536585366" calcext:value-type="float">
            <text:p>10.36585365853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.3588354773189" calcext:value-type="float">
            <text:p>10.35883547731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0.3518267929635" calcext:value-type="float">
            <text:p>10.35182679296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0.3448275862069" calcext:value-type="float">
            <text:p>10.3448275862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0.3378378378378" calcext:value-type="float">
            <text:p>10.33783783783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0.3308575286968" calcext:value-type="float">
            <text:p>10.33085752869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0.3238866396761" calcext:value-type="float">
            <text:p>10.32388663967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0.3169251517195" calcext:value-type="float">
            <text:p>10.3169251517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0.3099730458221" calcext:value-type="float">
            <text:p>10.3099730458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0.3703703703704" calcext:value-type="float">
            <text:p>10.37037037037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0.3633916554509" calcext:value-type="float">
            <text:p>10.36339165545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0.4236718224613" calcext:value-type="float">
            <text:p>10.42367182246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0.4096709200806" calcext:value-type="float">
            <text:p>10.40967092008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0.4026845637584" calcext:value-type="float">
            <text:p>10.40268456375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0.3957075788062" calcext:value-type="float">
            <text:p>10.39570757880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.3887399463807" calcext:value-type="float">
            <text:p>10.38873994638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0.3817816476892" calcext:value-type="float">
            <text:p>10.38178164768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0.3748326639893" calcext:value-type="float">
            <text:p>10.37483266398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0.3678929765886" calcext:value-type="float">
            <text:p>10.36789297658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0.427807486631" calcext:value-type="float">
            <text:p>10.427807486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0.4208416833667" calcext:value-type="float">
            <text:p>10.4208416833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.4138851802403" calcext:value-type="float">
            <text:p>10.41388518024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0.4069379586391" calcext:value-type="float">
            <text:p>10.40693795863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0.4" calcext:value-type="float">
            <text:p>10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.3930712858095" calcext:value-type="float">
            <text:p>10.39307128580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.3861517976032" calcext:value-type="float">
            <text:p>10.38615179760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0.3792415169661" calcext:value-type="float">
            <text:p>10.37924151696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0.3723404255319" calcext:value-type="float">
            <text:p>10.37234042553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0.3654485049834" calcext:value-type="float">
            <text:p>10.3654485049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0.4249667994688" calcext:value-type="float">
            <text:p>10.42496679946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0.4180491041805" calcext:value-type="float">
            <text:p>10.4180491041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0.4111405835544" calcext:value-type="float">
            <text:p>10.41114058355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0.4705102717031" calcext:value-type="float">
            <text:p>10.47051027170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0.4635761589404" calcext:value-type="float">
            <text:p>10.4635761589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0.4566512243547" calcext:value-type="float">
            <text:p>10.45665122435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.4497354497354" calcext:value-type="float">
            <text:p>10.44973544973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0.44282881692" calcext:value-type="float">
            <text:p>10.44282881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0.4359313077939" calcext:value-type="float">
            <text:p>10.43593130779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0.4290429042904" calcext:value-type="float">
            <text:p>10.42904290429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0.4221635883905" calcext:value-type="float">
            <text:p>10.42216358839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.4152933421226" calcext:value-type="float">
            <text:p>10.4152933421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0.4084321475626" calcext:value-type="float">
            <text:p>10.4084321475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0.4674127715602" calcext:value-type="float">
            <text:p>10.4674127715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0.4605263157895" calcext:value-type="float">
            <text:p>10.46052631578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0.4536489151874" calcext:value-type="float">
            <text:p>10.45364891518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0.4467805519054" calcext:value-type="float">
            <text:p>10.44678055190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0.4399212081418" calcext:value-type="float">
            <text:p>10.4399212081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0.4330708661417" calcext:value-type="float">
            <text:p>10.4330708661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0.4262295081967" calcext:value-type="float">
            <text:p>10.42622950819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0.4193971166448" calcext:value-type="float">
            <text:p>10.4193971166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0.4780615586117" calcext:value-type="float">
            <text:p>10.47806155861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0.4712041884817" calcext:value-type="float">
            <text:p>10.47120418848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0.595160235448" calcext:value-type="float">
            <text:p>10.595160235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0.5882352941176" calcext:value-type="float">
            <text:p>10.5882352941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.6466361854997" calcext:value-type="float">
            <text:p>10.64663618549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.6396866840731" calcext:value-type="float">
            <text:p>10.63968668407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0.6327462491846" calcext:value-type="float">
            <text:p>10.63274624918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0.625814863103" calcext:value-type="float">
            <text:p>10.625814863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0.6188925081433" calcext:value-type="float">
            <text:p>10.6188925081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.6119791666667" calcext:value-type="float">
            <text:p>10.6119791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0.60507482108" calcext:value-type="float">
            <text:p>10.60507482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0.5981794538362" calcext:value-type="float">
            <text:p>10.59817945383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0.5912930474334" calcext:value-type="float">
            <text:p>10.59129304743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0.5844155844156" calcext:value-type="float">
            <text:p>10.5844155844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0.5775470473718" calcext:value-type="float">
            <text:p>10.57754704737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0.5706874189364" calcext:value-type="float">
            <text:p>10.5706874189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0.5638366817887" calcext:value-type="float">
            <text:p>10.56383668178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0.5569948186529" calcext:value-type="float">
            <text:p>10.55699481865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0.5501618122977" calcext:value-type="float">
            <text:p>10.55016181229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0.5433376455369" calcext:value-type="float">
            <text:p>10.54333764553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0.5365223012282" calcext:value-type="float">
            <text:p>10.53652230122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0.5297157622739" calcext:value-type="float">
            <text:p>10.52971576227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0.5229180116204" calcext:value-type="float">
            <text:p>10.52291801162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0.5806451612903" calcext:value-type="float">
            <text:p>10.58064516129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0.5738233397808" calcext:value-type="float">
            <text:p>10.57382333978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.6314432989691" calcext:value-type="float">
            <text:p>10.63144329896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0.624597553123" calcext:value-type="float">
            <text:p>10.624597553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0.6177606177606" calcext:value-type="float">
            <text:p>10.61776061776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0.6109324758842" calcext:value-type="float">
            <text:p>10.61093247588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0.6041131105398" calcext:value-type="float">
            <text:p>10.60411311053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0.597302504817" calcext:value-type="float">
            <text:p>10.5973025048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0.5905006418485" calcext:value-type="float">
            <text:p>10.59050064184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0.5837075048108" calcext:value-type="float">
            <text:p>10.5837075048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0.5769230769231" calcext:value-type="float">
            <text:p>10.5769230769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0.5701473414478" calcext:value-type="float">
            <text:p>10.57014734144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0.5633802816901" calcext:value-type="float">
            <text:p>10.56338028169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0.5566218809981" calcext:value-type="float">
            <text:p>10.5566218809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0.5498721227621" calcext:value-type="float">
            <text:p>10.5498721227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0.5431309904153" calcext:value-type="float">
            <text:p>10.54313099041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0.536398467433" calcext:value-type="float">
            <text:p>10.536398467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0.5296745373325" calcext:value-type="float">
            <text:p>10.52967453733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0.5229591836735" calcext:value-type="float">
            <text:p>10.5229591836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0.4525175270873" calcext:value-type="float">
            <text:p>10.45251752708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0.5095541401274" calcext:value-type="float">
            <text:p>10.50955414012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.5028644175684" calcext:value-type="float">
            <text:p>10.5028644175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.4961832061069" calcext:value-type="float">
            <text:p>10.4961832061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0.4895104895105" calcext:value-type="float">
            <text:p>10.4895104895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0.4828462515883" calcext:value-type="float">
            <text:p>10.48284625158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0.4761904761905" calcext:value-type="float">
            <text:p>10.47619047619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0.4695431472081" calcext:value-type="float">
            <text:p>10.46954314720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0.4629042485732" calcext:value-type="float">
            <text:p>10.4629042485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.5196451204056" calcext:value-type="float">
            <text:p>10.5196451204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0.51298290057" calcext:value-type="float">
            <text:p>10.512982900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0.506329113924" calcext:value-type="float">
            <text:p>10.5063291139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.5629348513599" calcext:value-type="float">
            <text:p>10.56293485135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.5562579013906" calcext:value-type="float">
            <text:p>10.55625790139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0.612760581175" calcext:value-type="float">
            <text:p>10.6127605811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0.6060606060606" calcext:value-type="float">
            <text:p>10.60606060606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0.5993690851735" calcext:value-type="float">
            <text:p>10.5993690851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.655737704918" calcext:value-type="float">
            <text:p>10.6557377049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.6490233144297" calcext:value-type="float">
            <text:p>10.6490233144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0.6423173803526" calcext:value-type="float">
            <text:p>10.64231738035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0.6356198867212" calcext:value-type="float">
            <text:p>10.6356198867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0.6918238993711" calcext:value-type="float">
            <text:p>10.69182389937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0.6851037083595" calcext:value-type="float">
            <text:p>10.6851037083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.7412060301508" calcext:value-type="float">
            <text:p>10.7412060301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0.7344632768362" calcext:value-type="float">
            <text:p>10.73446327683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0.7277289836888" calcext:value-type="float">
            <text:p>10.72772898368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0.7210031347962" calcext:value-type="float">
            <text:p>10.72100313479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0.7142857142857" calcext:value-type="float">
            <text:p>10.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0.7075767063244" calcext:value-type="float">
            <text:p>10.7075767063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0.7008760951189" calcext:value-type="float">
            <text:p>10.70087609511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0.7567229518449" calcext:value-type="float">
            <text:p>10.7567229518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0.75" calcext:value-type="float">
            <text:p>10.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.7432854465959" calcext:value-type="float">
            <text:p>10.74328544659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.6741573033708" calcext:value-type="float">
            <text:p>10.67415730337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0.7298814722396" calcext:value-type="float">
            <text:p>10.7298814722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0.7231920199501" calcext:value-type="float">
            <text:p>10.72319201995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0.6542056074766" calcext:value-type="float">
            <text:p>10.65420560747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0.0871731008717" calcext:value-type="float">
            <text:p>10.08717310087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0.0808960796515" calcext:value-type="float">
            <text:p>10.08089607965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0.0124378109453" calcext:value-type="float">
            <text:p>10.0124378109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0.0683654443754" calcext:value-type="float">
            <text:p>10.06836544437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0.1242236024845" calcext:value-type="float">
            <text:p>10.12422360248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0.2420856610801" calcext:value-type="float">
            <text:p>10.24208566108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0.2357320099256" calcext:value-type="float">
            <text:p>10.2357320099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0.2293862368258" calcext:value-type="float">
            <text:p>10.2293862368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0.2230483271375" calcext:value-type="float">
            <text:p>10.22304832713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0.2167182662539" calcext:value-type="float">
            <text:p>10.21671826625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.3341584158416" calcext:value-type="float">
            <text:p>10.3341584158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0.2659245516388" calcext:value-type="float">
            <text:p>10.26592455163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0.2595797280593" calcext:value-type="float">
            <text:p>10.25957972805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0.3150092649784" calcext:value-type="float">
            <text:p>10.3150092649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0.3086419753086" calcext:value-type="float">
            <text:p>10.30864197530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0.302282541641" calcext:value-type="float">
            <text:p>10.302282541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0.3575832305795" calcext:value-type="float">
            <text:p>10.35758323057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0.720887245841" calcext:value-type="float">
            <text:p>10.7208872458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0.6527093596059" calcext:value-type="float">
            <text:p>10.6527093596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0.7076923076923" calcext:value-type="float">
            <text:p>10.7076923076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0.7011070110701" calcext:value-type="float">
            <text:p>10.70110701107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0.6330669944683" calcext:value-type="float">
            <text:p>10.63306699446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0.1351351351351" calcext:value-type="float">
            <text:p>10.13513513513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0.3130755064457" calcext:value-type="float">
            <text:p>10.3130755064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0.6748466257669" calcext:value-type="float">
            <text:p>10.67484662576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0.6683016554261" calcext:value-type="float">
            <text:p>10.66830165542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0.6004901960784" calcext:value-type="float">
            <text:p>10.6004901960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0.6552357624005" calcext:value-type="float">
            <text:p>10.6552357624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0.6487148102815" calcext:value-type="float">
            <text:p>10.64871481028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0.6422018348624" calcext:value-type="float">
            <text:p>10.64220183486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0.6356968215159" calcext:value-type="float">
            <text:p>10.6356968215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0.6291997556506" calcext:value-type="float">
            <text:p>10.62919975565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0.6227106227106" calcext:value-type="float">
            <text:p>10.6227106227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0.6772422208664" calcext:value-type="float">
            <text:p>10.67724222086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0.6707317073171" calcext:value-type="float">
            <text:p>10.6707317073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0.6642291285801" calcext:value-type="float">
            <text:p>10.66422912858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0.5968331303289" calcext:value-type="float">
            <text:p>10.59683313032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0.5295191722459" calcext:value-type="float">
            <text:p>10.5295191722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0.5231143552311" calcext:value-type="float">
            <text:p>10.52311435523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0.0911854103343" calcext:value-type="float">
            <text:p>10.09118541033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0.1458080194411" calcext:value-type="float">
            <text:p>10.14580801944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0.5646630236794" calcext:value-type="float">
            <text:p>10.5646630236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0.5582524271845" calcext:value-type="float">
            <text:p>10.55825242718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0.5518496058217" calcext:value-type="float">
            <text:p>10.55184960582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0.5454545454545" calcext:value-type="float">
            <text:p>10.54545454545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0.5390672319806" calcext:value-type="float">
            <text:p>10.53906723198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.5326876513317" calcext:value-type="float">
            <text:p>10.5326876513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0.5868118572293" calcext:value-type="float">
            <text:p>10.58681185722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0.5199516324063" calcext:value-type="float">
            <text:p>10.5199516324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0.1510574018127" calcext:value-type="float">
            <text:p>10.1510574018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0.024154589372" calcext:value-type="float">
            <text:p>10.0241545893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0.0181050090525" calcext:value-type="float">
            <text:p>10.0181050090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0.1930036188179" calcext:value-type="float">
            <text:p>10.19300361881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0.0663050030139" calcext:value-type="float">
            <text:p>10.06630500301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0.0602409638554" calcext:value-type="float">
            <text:p>10.06024096385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9.93377483443709" calcext:value-type="float">
            <text:p>9.933774834437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9.92779783393502" calcext:value-type="float">
            <text:p>9.927797833935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9.92182802164763" calcext:value-type="float">
            <text:p>9.921828021647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9.91586538461539" calcext:value-type="float">
            <text:p>9.915865384615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0.1501501501502" calcext:value-type="float">
            <text:p>10.15015015015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.0840336134454" calcext:value-type="float">
            <text:p>10.08403361344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9.77804439112178" calcext:value-type="float">
            <text:p>9.77804439112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9.89208633093525" calcext:value-type="float">
            <text:p>9.89208633093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9.94607549430797" calcext:value-type="float">
            <text:p>9.946075494307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9.94011976047904" calcext:value-type="float">
            <text:p>9.940119760479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0.1137043686415" calcext:value-type="float">
            <text:p>10.1137043686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9.98803827751196" calcext:value-type="float">
            <text:p>9.98803827751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9.92229527794381" calcext:value-type="float">
            <text:p>9.922295277943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9.73715651135006" calcext:value-type="float">
            <text:p>9.73715651135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9.7910447761194" calcext:value-type="float">
            <text:p>9.79104477611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9.84486873508353" calcext:value-type="float">
            <text:p>9.84486873508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9.83899821109123" calcext:value-type="float">
            <text:p>9.83899821109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7.44934445768772" calcext:value-type="float">
            <text:p>7.449344457687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7.32578916021441" calcext:value-type="float">
            <text:p>7.32578916021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7.26190476190476" calcext:value-type="float">
            <text:p>7.26190476190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7.67400356930399" calcext:value-type="float">
            <text:p>7.674003569303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.66944114149822" calcext:value-type="float">
            <text:p>7.669441141498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7.66488413547237" calcext:value-type="float">
            <text:p>7.664884135472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9.32304038004751" calcext:value-type="float">
            <text:p>9.323040380047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9.31750741839763" calcext:value-type="float">
            <text:p>9.317507418397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9.43060498220641" calcext:value-type="float">
            <text:p>9.43060498220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9.66212211025489" calcext:value-type="float">
            <text:p>9.66212211025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9.77488151658768" calcext:value-type="float">
            <text:p>9.774881516587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9.76909413854352" calcext:value-type="float">
            <text:p>9.769094138543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9.76331360946746" calcext:value-type="float">
            <text:p>9.763313609467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9.75753991720875" calcext:value-type="float">
            <text:p>9.75753991720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9.9290780141844" calcext:value-type="float">
            <text:p>9.92907801418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0.2185469580626" calcext:value-type="float">
            <text:p>10.2185469580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0.2125147579693" calcext:value-type="float">
            <text:p>10.2125147579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0.2654867256637" calcext:value-type="float">
            <text:p>10.2654867256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0.2594339622642" calcext:value-type="float">
            <text:p>10.2594339622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0.2533883323512" calcext:value-type="float">
            <text:p>10.25338833235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0.1295641931684" calcext:value-type="float">
            <text:p>10.1295641931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0.1824602707475" calcext:value-type="float">
            <text:p>10.1824602707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0.1764705882353" calcext:value-type="float">
            <text:p>10.1764705882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0.2292768959436" calcext:value-type="float">
            <text:p>10.2292768959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.1645123384254" calcext:value-type="float">
            <text:p>10.1645123384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7.57042253521127" calcext:value-type="float">
            <text:p>7.57042253521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7.74193548387097" calcext:value-type="float">
            <text:p>7.741935483870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7.8546307151231" calcext:value-type="float">
            <text:p>7.8546307151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7.96719390743995" calcext:value-type="float">
            <text:p>7.967193907439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.96252927400468" calcext:value-type="float">
            <text:p>7.962529274004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.0163838502048" calcext:value-type="float">
            <text:p>8.01638385020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8.07017543859649" calcext:value-type="float">
            <text:p>8.070175438596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8.1239041496201" calcext:value-type="float">
            <text:p>8.12390414962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.11915887850467" calcext:value-type="float">
            <text:p>8.119158878504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7.99766491535318" calcext:value-type="float">
            <text:p>7.997664915353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7.99299883313886" calcext:value-type="float">
            <text:p>7.992998833138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7.52186588921283" calcext:value-type="float">
            <text:p>7.521865889212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7.45920745920746" calcext:value-type="float">
            <text:p>7.459207459207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7.28013977868375" calcext:value-type="float">
            <text:p>7.280139778683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7.21769499417928" calcext:value-type="float">
            <text:p>7.217694994179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7.2716695753345" calcext:value-type="float">
            <text:p>7.27166957533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7.15116279069768" calcext:value-type="float">
            <text:p>7.151162790697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7.20511330621732" calcext:value-type="float">
            <text:p>7.20511330621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7.31707317073171" calcext:value-type="float">
            <text:p>7.31707317073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.25478816018572" calcext:value-type="float">
            <text:p>7.254788160185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7.13457076566125" calcext:value-type="float">
            <text:p>7.13457076566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7.18840579710145" calcext:value-type="float">
            <text:p>7.18840579710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7.30011587485516" calcext:value-type="float">
            <text:p>7.30011587485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7.41169658367111" calcext:value-type="float">
            <text:p>7.411696583671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.63888888888889" calcext:value-type="float">
            <text:p>7.63888888888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7.46096009253904" calcext:value-type="float">
            <text:p>7.460960092539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7.51445086705202" calcext:value-type="float">
            <text:p>7.514450867052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7.51010976314269" calcext:value-type="float">
            <text:p>7.510109763142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7.67898383371825" calcext:value-type="float">
            <text:p>7.678983833718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7.61684939411425" calcext:value-type="float">
            <text:p>7.61684939411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7.09342560553633" calcext:value-type="float">
            <text:p>7.093425605536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7.03170028818444" calcext:value-type="float">
            <text:p>7.03170028818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7.02764976958525" calcext:value-type="float">
            <text:p>7.02764976958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7.02360391479562" calcext:value-type="float">
            <text:p>7.02360391479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.01956271576525" calcext:value-type="float">
            <text:p>7.01956271576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72800460034503" calcext:value-type="float">
            <text:p>6.728004600345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.82758620689655" calcext:value-type="float">
            <text:p>4.82758620689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5.22688110281448" calcext:value-type="float">
            <text:p>5.22688110281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48679678530425" calcext:value-type="float">
            <text:p>6.48679678530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48307515777395" calcext:value-type="float">
            <text:p>6.483075157773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47935779816514" calcext:value-type="float">
            <text:p>6.479357798165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4.35530085959885" calcext:value-type="float">
            <text:p>4.355300859598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4.23825887743414" calcext:value-type="float">
            <text:p>4.23825887743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4.350314825415" calcext:value-type="float">
            <text:p>4.350314825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4.40503432494279" calcext:value-type="float">
            <text:p>4.405034324942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4.45969125214408" calcext:value-type="float">
            <text:p>4.459691252144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4.11428571428571" calcext:value-type="float">
            <text:p>4.1142857142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4.16904625928041" calcext:value-type="float">
            <text:p>4.16904625928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.28082191780822" calcext:value-type="float">
            <text:p>4.280821917808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4.22133485453508" calcext:value-type="float">
            <text:p>4.22133485453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4.10490307867731" calcext:value-type="float">
            <text:p>4.104903078677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.81766381766382" calcext:value-type="float">
            <text:p>3.81766381766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.30296127562642" calcext:value-type="float">
            <text:p>3.30296127562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.5287421741605" calcext:value-type="float">
            <text:p>3.52874217416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.29920364050057" calcext:value-type="float">
            <text:p>3.299203640500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.29732802728823" calcext:value-type="float">
            <text:p>3.297328027288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.01136363636364" calcext:value-type="float">
            <text:p>3.01136363636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3.0664395229983" calcext:value-type="float">
            <text:p>3.06643952299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.00794551645857" calcext:value-type="float">
            <text:p>3.00794551645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.9495178672717" calcext:value-type="float">
            <text:p>2.94951786727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.89115646258503" calcext:value-type="float">
            <text:p>2.891156462585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.94617563739377" calcext:value-type="float">
            <text:p>2.946175637393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.9445073612684" calcext:value-type="float">
            <text:p>2.9445073612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.65987549518959" calcext:value-type="float">
            <text:p>2.659875495189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.71493212669683" calcext:value-type="float">
            <text:p>2.714932126696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.54381006218202" calcext:value-type="float">
            <text:p>2.543810062182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.48587570621469" calcext:value-type="float">
            <text:p>2.485875706214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.48447204968944" calcext:value-type="float">
            <text:p>2.484472049689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.48306997742664" calcext:value-type="float">
            <text:p>2.483069977426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.36886632825719" calcext:value-type="float">
            <text:p>2.368866328257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.36753100338219" calcext:value-type="float">
            <text:p>2.36753100338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.36619718309859" calcext:value-type="float">
            <text:p>2.366197183098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.36486486486486" calcext:value-type="float">
            <text:p>2.364864864864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.36353404614519" calcext:value-type="float">
            <text:p>2.363534046145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.30596175478065" calcext:value-type="float">
            <text:p>2.30596175478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.36087689713322" calcext:value-type="float">
            <text:p>2.360876897133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.35955056179775" calcext:value-type="float">
            <text:p>2.359550561797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.30207748455924" calcext:value-type="float">
            <text:p>2.302077484559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.24466891133558" calcext:value-type="float">
            <text:p>2.244668911335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.29949523275379" calcext:value-type="float">
            <text:p>2.29949523275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.29820627802691" calcext:value-type="float">
            <text:p>2.298206278026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.296918767507" calcext:value-type="float">
            <text:p>2.2969187675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.2956326987682" calcext:value-type="float">
            <text:p>2.29563269876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.29434806939004" calcext:value-type="float">
            <text:p>2.29434806939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.18120805369128" calcext:value-type="float">
            <text:p>2.18120805369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.17998882057015" calcext:value-type="float">
            <text:p>2.17998882057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.12290502793296" calcext:value-type="float">
            <text:p>2.12290502793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.17755443886097" calcext:value-type="float">
            <text:p>2.177554438860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.12053571428571" calcext:value-type="float">
            <text:p>2.1205357142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.06358059118795" calcext:value-type="float">
            <text:p>2.063580591187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.06243032329989" calcext:value-type="float">
            <text:p>2.062430323299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.06128133704735" calcext:value-type="float">
            <text:p>2.06128133704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.06013363028953" calcext:value-type="float">
            <text:p>2.060133630289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.05898720089037" calcext:value-type="float">
            <text:p>2.05898720089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.05784204671858" calcext:value-type="float">
            <text:p>2.057842046718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.44524735964425" calcext:value-type="float">
            <text:p>1.44524735964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.27777777777778" calcext:value-type="float">
            <text:p>1.27777777777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.33259300388673" calcext:value-type="float">
            <text:p>1.332593003886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22086570477248" calcext:value-type="float">
            <text:p>1.22086570477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.22018857459789" calcext:value-type="float">
            <text:p>1.220188574597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.27494456762749" calcext:value-type="float">
            <text:p>1.274944567627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.27423822714681" calcext:value-type="float">
            <text:p>1.27423822714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.27353266888151" calcext:value-type="float">
            <text:p>1.273532668881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.27282789153293" calcext:value-type="float">
            <text:p>1.272827891532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.27212389380531" calcext:value-type="float">
            <text:p>1.272123893805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.27142067440575" calcext:value-type="float">
            <text:p>1.271420674405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.21546961325967" calcext:value-type="float">
            <text:p>1.215469613259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.10436223081171" calcext:value-type="float">
            <text:p>1.10436223081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.1037527593819" calcext:value-type="float">
            <text:p>1.10375275938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.04798676227248" calcext:value-type="float">
            <text:p>1.04798676227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.04740904079383" calcext:value-type="float">
            <text:p>1.047409040793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.04683195592287" calcext:value-type="float">
            <text:p>1.046831955922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.04625550660793" calcext:value-type="float">
            <text:p>1.046255506607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.04567969179967" calcext:value-type="float">
            <text:p>1.045679691799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989554700384827" calcext:value-type="float">
            <text:p>0.989554700384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.878638110928061" calcext:value-type="float">
            <text:p>0.8786381109280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823271130625686" calcext:value-type="float">
            <text:p>0.823271130625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.822819528250137" calcext:value-type="float">
            <text:p>0.8228195282501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.822368421052632" calcext:value-type="float">
            <text:p>0.822368421052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.821917808219178" calcext:value-type="float">
            <text:p>0.821917808219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821467688937569" calcext:value-type="float">
            <text:p>0.8214676889375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.821018062397373" calcext:value-type="float">
            <text:p>0.8210180623973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.765864332603939" calcext:value-type="float">
            <text:p>0.7658643326039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.765445598687808" calcext:value-type="float">
            <text:p>0.7654455986878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.765027322404371" calcext:value-type="float">
            <text:p>0.7650273224043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.764609503003823" calcext:value-type="float">
            <text:p>0.7646095030038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.764192139737991" calcext:value-type="float">
            <text:p>0.7641921397379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.763775231860338" calcext:value-type="float">
            <text:p>0.7637752318603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.763358778625954" calcext:value-type="float">
            <text:p>0.763358778625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.762942779291553" calcext:value-type="float">
            <text:p>0.7629427792915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.708061002178649" calcext:value-type="float">
            <text:p>0.7080610021786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.707675557974959" calcext:value-type="float">
            <text:p>0.7076755579749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.707290533188248" calcext:value-type="float">
            <text:p>0.707290533188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.706905927134312" calcext:value-type="float">
            <text:p>0.7069059271343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.706521739130435" calcext:value-type="float">
            <text:p>0.706521739130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.706137968495383" calcext:value-type="float">
            <text:p>0.7061379684953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651465798045603" calcext:value-type="float">
            <text:p>0.651465798045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.651112316874661" calcext:value-type="float">
            <text:p>0.6511123168746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.596529284164859" calcext:value-type="float">
            <text:p>0.5965292841648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.433604336043361" calcext:value-type="float">
            <text:p>0.4336043360433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.216684723726977" calcext:value-type="float">
            <text:p>0.2166847237269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.162425554953979" calcext:value-type="float">
            <text:p>0.1624255549539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.108225108225108" calcext:value-type="float">
            <text:p>0.108225108225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.108166576527853" calcext:value-type="float">
            <text:p>0.1081665765278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.108108108108108" calcext:value-type="float">
            <text:p>0.108108108108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.108049702863317" calcext:value-type="float">
            <text:p>0.108049702863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107991360691145" calcext:value-type="float">
            <text:p>0.107991360691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.107933081489477" calcext:value-type="float">
            <text:p>0.1079330814894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.107874865156419" calcext:value-type="float">
            <text:p>0.107874865156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.107816711590296" calcext:value-type="float">
            <text:p>0.107816711590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.107758620689655" calcext:value-type="float">
            <text:p>0.107758620689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.107700592353258" calcext:value-type="float">
            <text:p>0.107700592353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.107642626480086" calcext:value-type="float">
            <text:p>0.1076426264800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.107584722969338" calcext:value-type="float">
            <text:p>0.1075847229693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10752688172043" calcext:value-type="float">
            <text:p>0.10752688172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.107469102632993" calcext:value-type="float">
            <text:p>0.1074691026329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107411385606874" calcext:value-type="float">
            <text:p>0.1074113856068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.107353730542136" calcext:value-type="float">
            <text:p>0.1073537305421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.107296137339056" calcext:value-type="float">
            <text:p>0.107296137339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107238605898123" calcext:value-type="float">
            <text:p>0.107238605898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.107181136120043" calcext:value-type="float">
            <text:p>0.107181136120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.107123727905731" calcext:value-type="float">
            <text:p>0.1071237279057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.107066381156317" calcext:value-type="float">
            <text:p>0.107066381156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.107009095773141" calcext:value-type="float">
            <text:p>0.1070090957731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106951871657754" calcext:value-type="float">
            <text:p>0.1069518716577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106894708711919" calcext:value-type="float">
            <text:p>0.1068947087119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.106837606837607" calcext:value-type="float">
            <text:p>0.1068376068376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106780565936999" calcext:value-type="float">
            <text:p>0.106780565936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.106723585912487" calcext:value-type="float">
            <text:p>0.1067235859124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106666666666667" calcext:value-type="float">
            <text:p>0.10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.159914712153518" calcext:value-type="float">
            <text:p>0.1599147121535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159829515183804" calcext:value-type="float">
            <text:p>0.1598295151838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.159744408945687" calcext:value-type="float">
            <text:p>0.1597444089456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212879191059074" calcext:value-type="float">
            <text:p>0.2128791910590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.212765957446808" calcext:value-type="float">
            <text:p>0.2127659574468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212652844231792" calcext:value-type="float">
            <text:p>0.2126528442317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212539851222104" calcext:value-type="float">
            <text:p>0.212539851222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.212426978226235" calcext:value-type="float">
            <text:p>0.2124269782262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265392781316348" calcext:value-type="float">
            <text:p>0.2653927813163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26525198938992" calcext:value-type="float">
            <text:p>0.265251989389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265111346765642" calcext:value-type="float">
            <text:p>0.265111346765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264970853206147" calcext:value-type="float">
            <text:p>0.2649708532061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264830508474576" calcext:value-type="float">
            <text:p>0.264830508474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264690312334569" calcext:value-type="float">
            <text:p>0.2646903123345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264550264550265" calcext:value-type="float">
            <text:p>0.2645502645502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264410364886304" calcext:value-type="float">
            <text:p>0.264410364886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264270613107822" calcext:value-type="float">
            <text:p>0.2642706131078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264131008980454" calcext:value-type="float">
            <text:p>0.2641310089804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263991552270327" calcext:value-type="float">
            <text:p>0.263991552270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.263852242744063" calcext:value-type="float">
            <text:p>0.263852242744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.263713080168776" calcext:value-type="float">
            <text:p>0.263713080168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263574064312072" calcext:value-type="float">
            <text:p>0.263574064312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263435194942044" calcext:value-type="float">
            <text:p>0.2634351949420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.263296471827277" calcext:value-type="float">
            <text:p>0.2632964718272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263019463440295" calcext:value-type="float">
            <text:p>0.263019463440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262881177707676" calcext:value-type="float">
            <text:p>0.262881177707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262743037309511" calcext:value-type="float">
            <text:p>0.2627430373095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262605042016807" calcext:value-type="float">
            <text:p>0.2626050420168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26246719160105" calcext:value-type="float">
            <text:p>0.26246719160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262329485834208" calcext:value-type="float">
            <text:p>0.2623294858342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262191924488726" calcext:value-type="float">
            <text:p>0.2621919244887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.262054507337526" calcext:value-type="float">
            <text:p>0.2620545073375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261917234154007" calcext:value-type="float">
            <text:p>0.261917234154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261780104712042" calcext:value-type="float">
            <text:p>0.2617801047120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261643118785976" calcext:value-type="float">
            <text:p>0.2616431187859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261506276150628" calcext:value-type="float">
            <text:p>0.2615062761506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261369576581286" calcext:value-type="float">
            <text:p>0.261369576581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261233019853709" calcext:value-type="float">
            <text:p>0.2612330198537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.31331592689295" calcext:value-type="float">
            <text:p>0.31331592689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313152400835073" calcext:value-type="float">
            <text:p>0.3131524008350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312989045383412" calcext:value-type="float">
            <text:p>0.312989045383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.312825860271116" calcext:value-type="float">
            <text:p>0.3128258602711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312662845231892" calcext:value-type="float">
            <text:p>0.3126628452318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.364583333333333" calcext:value-type="float">
            <text:p>0.36458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364393545028631" calcext:value-type="float">
            <text:p>0.364393545028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520291363163371" calcext:value-type="float">
            <text:p>0.5202913631633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520020800832033" calcext:value-type="float">
            <text:p>0.5200208008320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51975051975052" calcext:value-type="float">
            <text:p>0.519750519750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519480519480519" calcext:value-type="float">
            <text:p>0.5194805194805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519210799584631" calcext:value-type="float">
            <text:p>0.519210799584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518941359626362" calcext:value-type="float">
            <text:p>0.5189413596263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518672199170125" calcext:value-type="float">
            <text:p>0.518672199170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518403317781234" calcext:value-type="float">
            <text:p>0.518403317781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518134715025907" calcext:value-type="float">
            <text:p>0.518134715025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517866390471258" calcext:value-type="float">
            <text:p>0.517866390471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5175983436853" calcext:value-type="float">
            <text:p>0.51759834368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517330574236937" calcext:value-type="float">
            <text:p>0.5173305742369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517063081695967" calcext:value-type="float">
            <text:p>0.5170630816959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516795865633075" calcext:value-type="float">
            <text:p>0.5167958656330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516528925619835" calcext:value-type="float">
            <text:p>0.516528925619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516262261228704" calcext:value-type="float">
            <text:p>0.5162622612287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515995872033024" calcext:value-type="float">
            <text:p>0.515995872033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515729757607014" calcext:value-type="float">
            <text:p>0.515729757607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.515463917525773" calcext:value-type="float">
            <text:p>0.5154639175257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515198351365276" calcext:value-type="float">
            <text:p>0.515198351365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514933058702369" calcext:value-type="float">
            <text:p>0.5149330587023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514668039114771" calcext:value-type="float">
            <text:p>0.5146680391147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51440329218107" calcext:value-type="float">
            <text:p>0.51440329218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51413881748072" calcext:value-type="float">
            <text:p>0.51413881748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513874614594039" calcext:value-type="float">
            <text:p>0.5138746145940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513610683102209" calcext:value-type="float">
            <text:p>0.5136106831022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462012320328542" calcext:value-type="float">
            <text:p>0.4620123203285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461775269368907" calcext:value-type="float">
            <text:p>0.461775269368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.563813429010764" calcext:value-type="float">
            <text:p>0.5638134290107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563524590163934" calcext:value-type="float">
            <text:p>0.5635245901639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563236047107015" calcext:value-type="float">
            <text:p>0.563236047107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511770726714432" calcext:value-type="float">
            <text:p>0.5117707267144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51150895140665" calcext:value-type="float">
            <text:p>0.511508951406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511247443762781" calcext:value-type="float">
            <text:p>0.511247443762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.510986203372509" calcext:value-type="float">
            <text:p>0.5109862033725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.510725229826353" calcext:value-type="float">
            <text:p>0.510725229826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510464522715671" calcext:value-type="float">
            <text:p>0.5104645227156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510204081632653" calcext:value-type="float">
            <text:p>0.5102040816326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509943906170321" calcext:value-type="float">
            <text:p>0.5099439061703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509683995922528" calcext:value-type="float">
            <text:p>0.5096839959225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509424350483953" calcext:value-type="float">
            <text:p>0.5094243504839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509164969450102" calcext:value-type="float">
            <text:p>0.5091649694501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508905852417303" calcext:value-type="float">
            <text:p>0.5089058524173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508646998982706" calcext:value-type="float">
            <text:p>0.5086469989827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508388408744281" calcext:value-type="float">
            <text:p>0.5083884087442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508130081300813" calcext:value-type="float">
            <text:p>0.5081300813008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507872016251904" calcext:value-type="float">
            <text:p>0.5078720162519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507614213197969" calcext:value-type="float">
            <text:p>0.5076142131979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558092338914257" calcext:value-type="float">
            <text:p>0.5580923389142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608519269776876" calcext:value-type="float">
            <text:p>0.608519269776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608210846426761" calcext:value-type="float">
            <text:p>0.6082108464267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60790273556231" calcext:value-type="float">
            <text:p>0.60790273556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607594936708861" calcext:value-type="float">
            <text:p>0.6075949367088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607287449392712" calcext:value-type="float">
            <text:p>0.607287449392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606980273141123" calcext:value-type="float">
            <text:p>0.606980273141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505561172901921" calcext:value-type="float">
            <text:p>0.5055611729019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505305709954522" calcext:value-type="float">
            <text:p>0.5053057099545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505050505050505" calcext:value-type="float">
            <text:p>0.5050505050505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504795557799091" calcext:value-type="float">
            <text:p>0.5047955577990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504540867810293" calcext:value-type="float">
            <text:p>0.5045408678102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453857791225416" calcext:value-type="float">
            <text:p>0.453857791225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453629032258065" calcext:value-type="float">
            <text:p>0.453629032258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503778337531486" calcext:value-type="float">
            <text:p>0.5037783375314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503524672708963" calcext:value-type="float">
            <text:p>0.5035246727089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503271263210871" calcext:value-type="float">
            <text:p>0.503271263210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452716297786721" calcext:value-type="float">
            <text:p>0.4527162977867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452488687782805" calcext:value-type="float">
            <text:p>0.452488687782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50251256281407" calcext:value-type="float">
            <text:p>0.502512562814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502260170768458" calcext:value-type="float">
            <text:p>0.5022601707684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502008032128514" calcext:value-type="float">
            <text:p>0.5020080321285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501756146512795" calcext:value-type="float">
            <text:p>0.5017561465127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501504513540622" calcext:value-type="float">
            <text:p>0.5015045135406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451127819548872" calcext:value-type="float">
            <text:p>0.4511278195488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450901803607214" calcext:value-type="float">
            <text:p>0.450901803607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450676014021031" calcext:value-type="float">
            <text:p>0.4506760140210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450450450450451" calcext:value-type="float">
            <text:p>0.45045045045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400200100050025" calcext:value-type="float">
            <text:p>0.400200100050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399800099950025" calcext:value-type="float">
            <text:p>0.399800099950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44955044955045" calcext:value-type="float">
            <text:p>0.449550449550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449326010983525" calcext:value-type="float">
            <text:p>0.449326010983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399201596806387" calcext:value-type="float">
            <text:p>0.3992015968063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399002493765586" calcext:value-type="float">
            <text:p>0.3990024937655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398803589232303" calcext:value-type="float">
            <text:p>0.3988035892323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448430493273543" calcext:value-type="float">
            <text:p>0.448430493273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398406374501992" calcext:value-type="float">
            <text:p>0.3984063745019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39820806371329" calcext:value-type="float">
            <text:p>0.398208063713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398009950248756" calcext:value-type="float">
            <text:p>0.3980099502487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397812033814023" calcext:value-type="float">
            <text:p>0.397812033814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397614314115308" calcext:value-type="float">
            <text:p>0.397614314115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397416790859414" calcext:value-type="float">
            <text:p>0.397416790859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97219463753724" calcext:value-type="float">
            <text:p>0.3972194637537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297766749379653" calcext:value-type="float">
            <text:p>0.2977667493796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97619047619048" calcext:value-type="float">
            <text:p>0.2976190476190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29747149231532" calcext:value-type="float">
            <text:p>0.297471492315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297324083250743" calcext:value-type="float">
            <text:p>0.297324083250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297176820208024" calcext:value-type="float">
            <text:p>0.297176820208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297029702970297" calcext:value-type="float">
            <text:p>0.297029702970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296882731321128" calcext:value-type="float">
            <text:p>0.296882731321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29673590504451" calcext:value-type="float">
            <text:p>0.29673590504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296589223924864" calcext:value-type="float">
            <text:p>0.2965892239248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296442687747036" calcext:value-type="float">
            <text:p>0.2964426877470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296150049358342" calcext:value-type="float">
            <text:p>0.2961500493583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.29600394671929" calcext:value-type="float">
            <text:p>0.296003946719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.29585798816568" calcext:value-type="float">
            <text:p>0.295857988165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295712173484475" calcext:value-type="float">
            <text:p>0.295712173484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.295566502463054" calcext:value-type="float">
            <text:p>0.2955665024630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.295420974889217" calcext:value-type="float">
            <text:p>0.2954209748892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.295275590551181" calcext:value-type="float">
            <text:p>0.2952755905511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29513034923758" calcext:value-type="float">
            <text:p>0.29513034923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.294985250737463" calcext:value-type="float">
            <text:p>0.2949852507374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.294840294840295" calcext:value-type="float">
            <text:p>0.294840294840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294695481335953" calcext:value-type="float">
            <text:p>0.2946954813359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.294550810014728" calcext:value-type="float">
            <text:p>0.2945508100147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.343473994111874" calcext:value-type="float">
            <text:p>0.3434739941118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34330554193232" calcext:value-type="float">
            <text:p>0.343305541932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.34296913277805" calcext:value-type="float">
            <text:p>0.34296913277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.39177277179236" calcext:value-type="float">
            <text:p>0.39177277179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.391581008321096" calcext:value-type="float">
            <text:p>0.3915810083210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391389432485323" calcext:value-type="float">
            <text:p>0.3913894324853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.39119804400978" calcext:value-type="float">
            <text:p>0.391198044009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.342130987292278" calcext:value-type="float">
            <text:p>0.3421309872922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341963849535906" calcext:value-type="float">
            <text:p>0.3419638495359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341630063445583" calcext:value-type="float">
            <text:p>0.341630063445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.390243902439024" calcext:value-type="float">
            <text:p>0.390243902439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.390053632374451" calcext:value-type="float">
            <text:p>0.390053632374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.341130604288499" calcext:value-type="float">
            <text:p>0.3411306042884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.340964442279591" calcext:value-type="float">
            <text:p>0.3409644422795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.340798442064265" calcext:value-type="float">
            <text:p>0.3407984420642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.340632603406326" calcext:value-type="float">
            <text:p>0.340632603406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.291828793774319" calcext:value-type="float">
            <text:p>0.2918287937743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340301409820126" calcext:value-type="float">
            <text:p>0.340301409820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.340136054421769" calcext:value-type="float">
            <text:p>0.340136054421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339970859640602" calcext:value-type="float">
            <text:p>0.339970859640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.339805825242719" calcext:value-type="float">
            <text:p>0.3398058252427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.436681222707424" calcext:value-type="float">
            <text:p>0.436681222707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.4364694471387" calcext:value-type="float">
            <text:p>0.43646944713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.290838584585555" calcext:value-type="float">
            <text:p>0.2908385845855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.290697674418605" calcext:value-type="float">
            <text:p>0.2906976744186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.290556900726392" calcext:value-type="float">
            <text:p>0.2905569007263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.290416263310745" calcext:value-type="float">
            <text:p>0.290416263310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.290275761973875" calcext:value-type="float">
            <text:p>0.290275761973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.290135396518375" calcext:value-type="float">
            <text:p>0.2901353965183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.289995166747221" calcext:value-type="float">
            <text:p>0.289995166747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.289855072463768" calcext:value-type="float">
            <text:p>0.2898550724637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.289715113471753" calcext:value-type="float">
            <text:p>0.2897151134717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.337837837837838" calcext:value-type="float">
            <text:p>0.3378378378378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.337674867342016" calcext:value-type="float">
            <text:p>0.33767486734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.482160077145612" calcext:value-type="float">
            <text:p>0.4821600771456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.481927710843373" calcext:value-type="float">
            <text:p>0.4819277108433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.433526011560694" calcext:value-type="float">
            <text:p>0.4335260115606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.433317284545017" calcext:value-type="float">
            <text:p>0.433317284545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.433108758421559" calcext:value-type="float">
            <text:p>0.4331087584215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432900432900433" calcext:value-type="float">
            <text:p>0.432900432900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.432692307692308" calcext:value-type="float">
            <text:p>0.432692307692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.432484382508409" calcext:value-type="float">
            <text:p>0.4324843825084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.432276657060519" calcext:value-type="float">
            <text:p>0.4322766570605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.43206913106097" calcext:value-type="float">
            <text:p>0.432069131060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.431861804222649" calcext:value-type="float">
            <text:p>0.4318618042226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.431654676258993" calcext:value-type="float">
            <text:p>0.4316546762589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.479386385426654" calcext:value-type="float">
            <text:p>0.479386385426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.479156684235745" calcext:value-type="float">
            <text:p>0.479156684235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.478927203065134" calcext:value-type="float">
            <text:p>0.4789272030651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.335088559119196" calcext:value-type="float">
            <text:p>0.335088559119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.334928229665072" calcext:value-type="float">
            <text:p>0.334928229665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.334768053562889" calcext:value-type="float">
            <text:p>0.334768053562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.334608030592734" calcext:value-type="float">
            <text:p>0.3346080305927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.334448160535117" calcext:value-type="float">
            <text:p>0.3344481605351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.334288443170965" calcext:value-type="float">
            <text:p>0.3342884431709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.334128878281623" calcext:value-type="float">
            <text:p>0.3341288782816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.477099236641221" calcext:value-type="float">
            <text:p>0.477099236641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.429184549356223" calcext:value-type="float">
            <text:p>0.4291845493562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.428979980934223" calcext:value-type="float">
            <text:p>0.4289799809342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428775607432111" calcext:value-type="float">
            <text:p>0.4287756074321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42836744407425" calcext:value-type="float">
            <text:p>0.42836744407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.428163653663178" calcext:value-type="float">
            <text:p>0.428163653663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.427960057061341" calcext:value-type="float">
            <text:p>0.4279600570613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427756653992395" calcext:value-type="float">
            <text:p>0.4277566539923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.285035629453682" calcext:value-type="float">
            <text:p>0.2850356294536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.284900284900285" calcext:value-type="float">
            <text:p>0.284900284900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.284765068818225" calcext:value-type="float">
            <text:p>0.2847650688182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.284629981024668" calcext:value-type="float">
            <text:p>0.2846299810246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.284495021337127" calcext:value-type="float">
            <text:p>0.284495021337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.28436018957346" calcext:value-type="float">
            <text:p>0.28436018957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.284225485551871" calcext:value-type="float">
            <text:p>0.284225485551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.284090909090909" calcext:value-type="float">
            <text:p>0.284090909090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.283956460009465" calcext:value-type="float">
            <text:p>0.2839564600094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.283822138126774" calcext:value-type="float">
            <text:p>0.2838221381267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283687943262411" calcext:value-type="float">
            <text:p>0.2836879432624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.283553875236295" calcext:value-type="float">
            <text:p>0.283553875236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.283419933868682" calcext:value-type="float">
            <text:p>0.2834199338686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.28328611898017" calcext:value-type="float">
            <text:p>0.28328611898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.283152430391694" calcext:value-type="float">
            <text:p>0.2831524303916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283018867924528" calcext:value-type="float">
            <text:p>0.2830188679245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.282885431400283" calcext:value-type="float">
            <text:p>0.2828854314002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.282752120640905" calcext:value-type="float">
            <text:p>0.2827521206409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.23551577955723" calcext:value-type="float">
            <text:p>0.235515779557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.235404896421846" calcext:value-type="float">
            <text:p>0.2354048964218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.235183443085607" calcext:value-type="float">
            <text:p>0.2351834430856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.282087447108604" calcext:value-type="float">
            <text:p>0.2820874471086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.281954887218045" calcext:value-type="float">
            <text:p>0.2819548872180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.281822451855331" calcext:value-type="float">
            <text:p>0.2818224518553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.28169014084507" calcext:value-type="float">
            <text:p>0.281690140845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.234631628343501" calcext:value-type="float">
            <text:p>0.2346316283435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.234521575984991" calcext:value-type="float">
            <text:p>0.2345215759849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.187529301453352" calcext:value-type="float">
            <text:p>0.1875293014533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.187441424554827" calcext:value-type="float">
            <text:p>0.187441424554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.187353629976581" calcext:value-type="float">
            <text:p>0.187353629976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.140449438202247" calcext:value-type="float">
            <text:p>0.1404494382022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.140383715489003" calcext:value-type="float">
            <text:p>0.140383715489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.140318054256314" calcext:value-type="float">
            <text:p>0.1403180542563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140252454417952" calcext:value-type="float">
            <text:p>0.1402524544179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0934579439252336" calcext:value-type="float">
            <text:p>0.093457943925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.0934142923867352" calcext:value-type="float">
            <text:p>0.093414292386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.140056022408964" calcext:value-type="float">
            <text:p>0.140056022408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.139990667288847" calcext:value-type="float">
            <text:p>0.139990667288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.139925373134328" calcext:value-type="float">
            <text:p>0.1399253731343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.13986013986014" calcext:value-type="float">
            <text:p>0.13986013986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139794967381174" calcext:value-type="float">
            <text:p>0.1397949673811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.139729855612483" calcext:value-type="float">
            <text:p>0.1397298556124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139664804469274" calcext:value-type="float">
            <text:p>0.1396648044692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186133085155886" calcext:value-type="float">
            <text:p>0.1861330851558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186046511627907" calcext:value-type="float">
            <text:p>0.186046511627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.185960018596002" calcext:value-type="float">
            <text:p>0.185960018596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.185873605947955" calcext:value-type="float">
            <text:p>0.1858736059479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.18578727357176" calcext:value-type="float">
            <text:p>0.18578727357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.232126276694522" calcext:value-type="float">
            <text:p>0.2321262766945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.232018561484919" calcext:value-type="float">
            <text:p>0.2320185614849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.510204081632653" calcext:value-type="float">
            <text:p>0.5102040816326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.556328233657858" calcext:value-type="float">
            <text:p>0.5563282336578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.556070435588508" calcext:value-type="float">
            <text:p>0.556070435588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555812876331635" calcext:value-type="float">
            <text:p>0.5558128763316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.647848218417399" calcext:value-type="float">
            <text:p>0.6478482184173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647548566142461" calcext:value-type="float">
            <text:p>0.6475485661424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.647249190938511" calcext:value-type="float">
            <text:p>0.6472491909385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.646950092421442" calcext:value-type="float">
            <text:p>0.646950092421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.646651270207852" calcext:value-type="float">
            <text:p>0.6466512702078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.692520775623269" calcext:value-type="float">
            <text:p>0.6925207756232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.692201199815413" calcext:value-type="float">
            <text:p>0.6922011998154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.645756457564576" calcext:value-type="float">
            <text:p>0.645756457564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.645458736745044" calcext:value-type="float">
            <text:p>0.6454587367450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.645161290322581" calcext:value-type="float">
            <text:p>0.645161290322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.64486411791801" calcext:value-type="float">
            <text:p>0.644864117918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69060773480663" calcext:value-type="float">
            <text:p>0.690607734806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.690289921767142" calcext:value-type="float">
            <text:p>0.690289921767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689972401103956" calcext:value-type="float">
            <text:p>0.6899724011039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.689338235294118" calcext:value-type="float">
            <text:p>0.689338235294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.689021589343133" calcext:value-type="float">
            <text:p>0.689021589343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.734618916437098" calcext:value-type="float">
            <text:p>0.7346189164370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688389169343736" calcext:value-type="float">
            <text:p>0.6883891693437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.688073394495413" calcext:value-type="float">
            <text:p>0.6880733944954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.73360843649702" calcext:value-type="float">
            <text:p>0.733608436497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.73327222731439" calcext:value-type="float">
            <text:p>0.73327222731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.687127805771874" calcext:value-type="float">
            <text:p>0.6871278057718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.732600732600733" calcext:value-type="float">
            <text:p>0.7326007326007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.732265446224256" calcext:value-type="float">
            <text:p>0.732265446224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.731930466605673" calcext:value-type="float">
            <text:p>0.7319304666056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.731595793324188" calcext:value-type="float">
            <text:p>0.731595793324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.731261425959781" calcext:value-type="float">
            <text:p>0.731261425959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.730927364093193" calcext:value-type="float">
            <text:p>0.7309273640931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.730593607305936" calcext:value-type="float">
            <text:p>0.7305936073059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.730260155180283" calcext:value-type="float">
            <text:p>0.7302601551802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.72992700729927" calcext:value-type="float">
            <text:p>0.729927007299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.729594163246694" calcext:value-type="float">
            <text:p>0.7295941632466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.72926162260711" calcext:value-type="float">
            <text:p>0.729261622607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.774487471526196" calcext:value-type="float">
            <text:p>0.774487471526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.774134790528233" calcext:value-type="float">
            <text:p>0.7741347905282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.773782430587164" calcext:value-type="float">
            <text:p>0.7737824305871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.773430391264786" calcext:value-type="float">
            <text:p>0.7734303912647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773078672123693" calcext:value-type="float">
            <text:p>0.773078672123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.817810086324398" calcext:value-type="float">
            <text:p>0.8178100863243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.817438692098093" calcext:value-type="float">
            <text:p>0.817438692098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.817067635043123" calcext:value-type="float">
            <text:p>0.817067635043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.816696914700544" calcext:value-type="float">
            <text:p>0.8166969147005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.816326530612245" calcext:value-type="float">
            <text:p>0.8163265306122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.815956482320943" calcext:value-type="float">
            <text:p>0.8159564823209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815586769370186" calcext:value-type="float">
            <text:p>0.815586769370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.815217391304348" calcext:value-type="float">
            <text:p>0.8152173913043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.814848347668628" calcext:value-type="float">
            <text:p>0.8148483476686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.81447963800905" calcext:value-type="float">
            <text:p>0.814479638009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.814111261872456" calcext:value-type="float">
            <text:p>0.8141112618724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.81374321880651" calcext:value-type="float">
            <text:p>0.813743218806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.813375508359693" calcext:value-type="float">
            <text:p>0.813375508359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.813008130081301" calcext:value-type="float">
            <text:p>0.813008130081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.812641083521445" calcext:value-type="float">
            <text:p>0.812641083521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.767148014440433" calcext:value-type="float">
            <text:p>0.767148014440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.76680198466396" calcext:value-type="float">
            <text:p>0.76680198466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.766456266907123" calcext:value-type="float">
            <text:p>0.766456266907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766110860748085" calcext:value-type="float">
            <text:p>0.7661108607480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.765765765765766" calcext:value-type="float">
            <text:p>0.7657657657657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.765420981539847" calcext:value-type="float">
            <text:p>0.765420981539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.765076507650765" calcext:value-type="float">
            <text:p>0.7650765076507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.35987404408457" calcext:value-type="float">
            <text:p>0.35987404408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.359712230215827" calcext:value-type="float">
            <text:p>0.359712230215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.359550561797753" calcext:value-type="float">
            <text:p>0.3595505617977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.359389038634322" calcext:value-type="float">
            <text:p>0.3593890386343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.359227660529861" calcext:value-type="float">
            <text:p>0.3592276605298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.359066427289048" calcext:value-type="float">
            <text:p>0.3590664272890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.448631673396142" calcext:value-type="float">
            <text:p>0.448631673396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.448430493273543" calcext:value-type="float">
            <text:p>0.448430493273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.448229493500672" calcext:value-type="float">
            <text:p>0.4482294935006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.403225806451613" calcext:value-type="float">
            <text:p>0.4032258064516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.447828034034931" calcext:value-type="float">
            <text:p>0.4478280340349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.44762757385855" calcext:value-type="float">
            <text:p>0.447627573858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.447427293064877" calcext:value-type="float">
            <text:p>0.4474272930648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.447227191413238" calcext:value-type="float">
            <text:p>0.4472271914132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.447027268663388" calcext:value-type="float">
            <text:p>0.4470272686633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.446827524575514" calcext:value-type="float">
            <text:p>0.4468275245755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446627958910228" calcext:value-type="float">
            <text:p>0.446627958910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.446428571428571" calcext:value-type="float">
            <text:p>0.44642857142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.446229361892013" calcext:value-type="float">
            <text:p>0.44622936189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.446030330062444" calcext:value-type="float">
            <text:p>0.446030330062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.713330361123495" calcext:value-type="float">
            <text:p>0.7133303611234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.71301247771836" calcext:value-type="float">
            <text:p>0.713012477718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.712694877505568" calcext:value-type="float">
            <text:p>0.7126948775055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.756901157613535" calcext:value-type="float">
            <text:p>0.756901157613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.756564307966177" calcext:value-type="float">
            <text:p>0.7565643079661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.355871886120996" calcext:value-type="float">
            <text:p>0.355871886120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355713650511338" calcext:value-type="float">
            <text:p>0.3557136505113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.355555555555556" calcext:value-type="float">
            <text:p>0.355555555555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.355397601066193" calcext:value-type="float">
            <text:p>0.3553976010661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.355239786856128" calcext:value-type="float">
            <text:p>0.355239786856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.355082112738571" calcext:value-type="float">
            <text:p>0.35508211273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.354924578527063" calcext:value-type="float">
            <text:p>0.354924578527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.354767184035477" calcext:value-type="float">
            <text:p>0.3547671840354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.354609929078014" calcext:value-type="float">
            <text:p>0.354609929078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.398759415152858" calcext:value-type="float">
            <text:p>0.3987594151528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.398582816651904" calcext:value-type="float">
            <text:p>0.3985828166519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398406374501992" calcext:value-type="float">
            <text:p>0.3984063745019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.398230088495575" calcext:value-type="float">
            <text:p>0.3982300884955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.398053958425475" calcext:value-type="float">
            <text:p>0.398053958425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.442086648983201" calcext:value-type="float">
            <text:p>0.4420866489832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.441891294741494" calcext:value-type="float">
            <text:p>0.4418912947414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.441696113074205" calcext:value-type="float">
            <text:p>0.4416961130742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.397350993377483" calcext:value-type="float">
            <text:p>0.3973509933774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.397175639894086" calcext:value-type="float">
            <text:p>0.3971756398940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.308778120864579" calcext:value-type="float">
            <text:p>0.3087781208645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.308641975308642" calcext:value-type="float">
            <text:p>0.308641975308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.308505949757602" calcext:value-type="float">
            <text:p>0.308505949757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.352422907488987" calcext:value-type="float">
            <text:p>0.3524229074889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.308234258036107" calcext:value-type="float">
            <text:p>0.308234258036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176056338028169" calcext:value-type="float">
            <text:p>0.1760563380281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.175978882534096" calcext:value-type="float">
            <text:p>0.1759788825340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.175901495162709" calcext:value-type="float">
            <text:p>0.1759014951627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.175824175824176" calcext:value-type="float">
            <text:p>0.175824175824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.175746924428823" calcext:value-type="float">
            <text:p>0.1757469244288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.175669740887132" calcext:value-type="float">
            <text:p>0.1756697408871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.175592625109745" calcext:value-type="float">
            <text:p>0.175592625109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175515577007459" calcext:value-type="float">
            <text:p>0.175515577007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.175438596491228" calcext:value-type="float">
            <text:p>0.175438596491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.175361683472161" calcext:value-type="float">
            <text:p>0.1753616834721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.175284837861525" calcext:value-type="float">
            <text:p>0.175284837861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.131406044678055" calcext:value-type="float">
            <text:p>0.1314060446780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.131348511383538" calcext:value-type="float">
            <text:p>0.1313485113835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.131291028446389" calcext:value-type="float">
            <text:p>0.1312910284463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.131233595800525" calcext:value-type="float">
            <text:p>0.131233595800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.131176213379974" calcext:value-type="float">
            <text:p>0.1311762133799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.131118881118881" calcext:value-type="float">
            <text:p>0.1311188811188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.131061598951507" calcext:value-type="float">
            <text:p>0.1310615989515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.131004366812227" calcext:value-type="float">
            <text:p>0.131004366812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.13094718463553" calcext:value-type="float">
            <text:p>0.130947184635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.130890052356021" calcext:value-type="float">
            <text:p>0.1308900523560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.130832969908417" calcext:value-type="float">
            <text:p>0.130832969908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.13077593722755" calcext:value-type="float">
            <text:p>0.13077593722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.0871459694989107" calcext:value-type="float">
            <text:p>0.0871459694989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.0871080139372823" calcext:value-type="float">
            <text:p>0.0871080139372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.087070091423596" calcext:value-type="float">
            <text:p>0.0870700914235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.0870322019147084" calcext:value-type="float">
            <text:p>0.0870322019147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869943453675511" calcext:value-type="float">
            <text:p>0.0869943453675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.0869565217391304" calcext:value-type="float">
            <text:p>0.0869565217391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.0869187309865276" calcext:value-type="float">
            <text:p>0.0869187309865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.0868809730668984" calcext:value-type="float">
            <text:p>0.0868809730668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.0868432479374729" calcext:value-type="float">
            <text:p>0.0868432479374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.0868055555555556" calcext:value-type="float">
            <text:p>0.086805555555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.086767895878525" calcext:value-type="float">
            <text:p>0.086767895878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.0867302688638335" calcext:value-type="float">
            <text:p>0.086730268863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.0866926744690074" calcext:value-type="float">
            <text:p>0.086692674469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.0866551126516464" calcext:value-type="float">
            <text:p>0.0866551126516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.086617583369424" calcext:value-type="float">
            <text:p>0.086617583369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0865800865800866" calcext:value-type="float">
            <text:p>0.086580086580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.0865426222414539" calcext:value-type="float">
            <text:p>0.0865426222414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.0865051903114187" calcext:value-type="float">
            <text:p>0.086505190311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.0864677907479464" calcext:value-type="float">
            <text:p>0.0864677907479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.0864304235090752" calcext:value-type="float">
            <text:p>0.0864304235090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.0863930885529158" calcext:value-type="float">
            <text:p>0.0863930885529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.0863557858376511" calcext:value-type="float">
            <text:p>0.0863557858376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.0863185153215365" calcext:value-type="float">
            <text:p>0.0863185153215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.0862812769628991" calcext:value-type="float">
            <text:p>0.0862812769628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086244070720138" calcext:value-type="float">
            <text:p>0.0862440707201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.0862068965517241" calcext:value-type="float">
            <text:p>0.0862068965517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.0861697544161999" calcext:value-type="float">
            <text:p>0.08616975441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.0861326442721792" calcext:value-type="float">
            <text:p>0.0861326442721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.0430477830391735" calcext:value-type="float">
            <text:p>0.0430477830391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0430292598967298" calcext:value-type="float">
            <text:p>0.043029259896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.0429922613929493" calcext:value-type="float">
            <text:p>0.0429922613929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.0429737859905458" calcext:value-type="float">
            <text:p>0.0429737859905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.0429553264604811" calcext:value-type="float">
            <text:p>0.0429553264604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.04293688278231" calcext:value-type="float">
            <text:p>0.04293688278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.0429184549356223" calcext:value-type="float">
            <text:p>0.0429184549356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.0429000429000429" calcext:value-type="float">
            <text:p>0.042900042900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.0428816466552316" calcext:value-type="float">
            <text:p>0.0428816466552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.042863266180883" calcext:value-type="float">
            <text:p>0.0428632661808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.0428449014567267" calcext:value-type="float">
            <text:p>0.0428449014567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.0428265524625268" calcext:value-type="float">
            <text:p>0.0428265524625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.0428082191780822" calcext:value-type="float">
            <text:p>0.0428082191780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.0427899015832264" calcext:value-type="float">
            <text:p>0.042789901583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.0427715996578272" calcext:value-type="float">
            <text:p>0.042771599657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427533133817871" calcext:value-type="float">
            <text:p>0.0427533133817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.0427350427350427" calcext:value-type="float">
            <text:p>0.042735042735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.0427167876975651" calcext:value-type="float">
            <text:p>0.0427167876975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.0426985482493595" calcext:value-type="float">
            <text:p>0.042698548249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.0426803243704652" calcext:value-type="float">
            <text:p>0.0426803243704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.0426621160409556" calcext:value-type="float">
            <text:p>0.0426621160409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.0426439232409382" calcext:value-type="float">
            <text:p>0.0426439232409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.0426257459505541" calcext:value-type="float">
            <text:p>0.0426257459505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.0426075841499787" calcext:value-type="float">
            <text:p>0.0426075841499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.0425894378194208" calcext:value-type="float">
            <text:p>0.042589437819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042571306939123" calcext:value-type="float">
            <text:p>0.042571306939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.0425531914893617" calcext:value-type="float">
            <text:p>0.0425531914893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.0425350914504466" calcext:value-type="float">
            <text:p>0.0425350914504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.0425170068027211" calcext:value-type="float">
            <text:p>0.0425170068027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.0424989375265618" calcext:value-type="float">
            <text:p>0.042498937526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.0424808836023789" calcext:value-type="float">
            <text:p>0.042480883602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.0424628450106157" calcext:value-type="float">
            <text:p>0.0424628450106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.0424448217317487" calcext:value-type="float">
            <text:p>0.0424448217317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.0424268137462876" calcext:value-type="float">
            <text:p>0.0424268137462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.0424088210347752" calcext:value-type="float">
            <text:p>0.0424088210347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0423908435777872" calcext:value-type="float">
            <text:p>0.0423908435777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.0423728813559322" calcext:value-type="float">
            <text:p>0.0423728813559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.0423549343498518" calcext:value-type="float">
            <text:p>0.0423549343498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.0423370025402202" calcext:value-type="float">
            <text:p>0.04233700254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.0423190859077444" calcext:value-type="float">
            <text:p>0.0423190859077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.0423011844331641" calcext:value-type="float">
            <text:p>0.0423011844331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.0422832980972516" calcext:value-type="float">
            <text:p>0.0422832980972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.0422654268808115" calcext:value-type="float">
            <text:p>0.0422654268808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.042247570764681" calcext:value-type="float">
            <text:p>0.042247570764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.0422297297297297" calcext:value-type="float">
            <text:p>0.042229729729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.0422119037568594" calcext:value-type="float">
            <text:p>0.04221190375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.0421940928270042" calcext:value-type="float">
            <text:p>0.042194092827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.0421762969211303" calcext:value-type="float">
            <text:p>0.042176296921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.0421585160202361" calcext:value-type="float">
            <text:p>0.042158516020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.0421407501053519" calcext:value-type="float">
            <text:p>0.0421407501053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.04212299915754" calcext:value-type="float">
            <text:p>0.042122999157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.0421052631578947" calcext:value-type="float">
            <text:p>0.0421052631578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.0420875420875421" calcext:value-type="float">
            <text:p>0.0420875420875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.0420698359276399" calcext:value-type="float">
            <text:p>0.042069835927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.0420521446593776" calcext:value-type="float">
            <text:p>0.0420521446593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.0420344682639765" calcext:value-type="float">
            <text:p>0.0420344682639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.0420168067226891" calcext:value-type="float">
            <text:p>0.0420168067226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.0419991600167997" calcext:value-type="float">
            <text:p>0.04199916001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.0419815281276239" calcext:value-type="float">
            <text:p>0.0419815281276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.0419639110365086" calcext:value-type="float">
            <text:p>0.0419639110365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.0419463087248322" calcext:value-type="float">
            <text:p>0.0419463087248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.0419287211740042" calcext:value-type="float">
            <text:p>0.041928721174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.0419111483654652" calcext:value-type="float">
            <text:p>0.0419111483654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.0418935902806871" calcext:value-type="float">
            <text:p>0.0418935902806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.0418760469011725" calcext:value-type="float">
            <text:p>0.0418760469011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.0418585182084554" calcext:value-type="float">
            <text:p>0.0418585182084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.0418410041841004" calcext:value-type="float">
            <text:p>0.041841004184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.0418235048097031" calcext:value-type="float">
            <text:p>0.0418235048097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.0418060200668896" calcext:value-type="float">
            <text:p>0.041806020066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.0835770998746344" calcext:value-type="float">
            <text:p>0.083577099874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.0835421888053467" calcext:value-type="float">
            <text:p>0.083542188805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.0835073068893528" calcext:value-type="float">
            <text:p>0.083507306889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.0834724540901503" calcext:value-type="float">
            <text:p>0.08347245409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.0834376303712975" calcext:value-type="float">
            <text:p>0.0834376303712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.0834028356964137" calcext:value-type="float">
            <text:p>0.083402835696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833680700291789" calcext:value-type="float">
            <text:p>0.0833680700291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.0832986255726781" calcext:value-type="float">
            <text:p>0.0832986255726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.0832639467110741" calcext:value-type="float">
            <text:p>0.0832639467110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.0832292967124428" calcext:value-type="float">
            <text:p>0.083229296712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.0831946755407654" calcext:value-type="float">
            <text:p>0.0831946755407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.0831600831600832" calcext:value-type="float">
            <text:p>0.0831600831600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.0831255195344971" calcext:value-type="float">
            <text:p>0.0831255195344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.0830909846281678" calcext:value-type="float">
            <text:p>0.0830909846281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.0830564784053156" calcext:value-type="float">
            <text:p>0.0830564784053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.08302200083022" calcext:value-type="float">
            <text:p>0.08302200083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.0829875518672199" calcext:value-type="float">
            <text:p>0.082987551867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.0829531314807134" calcext:value-type="float">
            <text:p>0.0829531314807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.124378109452736" calcext:value-type="float">
            <text:p>0.1243781094527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.124326564442603" calcext:value-type="float">
            <text:p>0.124326564442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.124275062137531" calcext:value-type="float">
            <text:p>0.1242750621375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.124223602484472" calcext:value-type="float">
            <text:p>0.124223602484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.124172185430464" calcext:value-type="float">
            <text:p>0.1241721854304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.124120810922631" calcext:value-type="float">
            <text:p>0.124120810922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.124069478908189" calcext:value-type="float">
            <text:p>0.1240694789081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124018189334436" calcext:value-type="float">
            <text:p>0.124018189334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.12396694214876" calcext:value-type="float">
            <text:p>0.12396694214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.123915737298637" calcext:value-type="float">
            <text:p>0.123915737298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.123864574731627" calcext:value-type="float">
            <text:p>0.1238645747316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.123813454395378" calcext:value-type="float">
            <text:p>0.1238134543953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.123762376237624" calcext:value-type="float">
            <text:p>0.1237623762376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10:58:10.984731643</dc:date>
    <meta:editing-duration>PT1M50S</meta:editing-duration>
    <meta:editing-cycles>2</meta:editing-cycles>
    <meta:generator>LibreOffice/6.4.6.2$Linux_X86_64 LibreOffice_project/40$Build-2</meta:generator>
    <meta:document-statistic meta:table-count="1" meta:cell-count="98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network_growth % hateful nodes_back_swap'.A18:'network_growth % hateful nodes_back_swap'.B2443" svg:x="1.331cm" svg:y="0.18cm" svg:width="14.349cm" svg:height="7.659cm">
          <chartooo:coordinate-region svg:x="1.767cm" svg:y="0.379cm" svg:width="13.356cm" svg:height="6.813cm"/>
          <chart:axis chart:dimension="x" chart:name="primary-x" chart:style-name="ch3">
            <chart:title svg:x="7.945cm" svg:y="8.019cm" chart:style-name="ch4">
              <text:p>rounds</text:p>
            </chart:title>
          </chart:axis>
          <chart:axis chart:dimension="y" chart:name="primary-y" chart:style-name="ch3">
            <chart:title svg:x="0.451cm" svg:y="5.178cm" chart:style-name="ch5">
              <text:p>% hateful users</text:p>
            </chart:title>
            <chart:grid chart:style-name="ch6" chart:class="major"/>
          </chart:axis>
          <chart:series chart:style-name="ch7" chart:values-cell-range-address="'network_growth % hateful nodes_back_swap'.B18:'network_growth % hateful nodes_back_swap'.B2443" chart:class="chart:scatter">
            <chart:domain table:cell-range-address="'network_growth % hateful nodes_back_swap'.A18:'network_growth % hateful nodes_back_swap'.A2443"/>
            <chart:data-point chart:repeated="24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etwork_growth % hateful nodes_back_swap'.A18:'network_growth % hateful nodes_back_swap'.A2443</svg:desc>
                </draw:g>
              </table:table-cell>
              <table:table-cell office:value-type="float" office:value="0">
                <text:p>0</text:p>
                <draw:g>
                  <svg:desc>'network_growth % hateful nodes_back_swap'.B18:'network_growth % hateful nodes_back_swap'.B2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03030303030303">
                <text:p>3.03030303030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.40540540540541">
                <text:p>5.40540540540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.26315789473684">
                <text:p>5.263157894736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.12820512820513">
                <text:p>5.12820512820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.87804878048781">
                <text:p>4.87804878048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.76190476190476">
                <text:p>4.76190476190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.65116279069768">
                <text:p>4.65116279069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.25531914893617">
                <text:p>4.25531914893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.08163265306122">
                <text:p>4.08163265306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92156862745098">
                <text:p>3.92156862745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.77358490566038">
                <text:p>3.77358490566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.7037037037037">
                <text:p>3.70370370370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.50877192982456">
                <text:p>3.50877192982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.38983050847458">
                <text:p>3.38983050847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.27868852459016">
                <text:p>3.27868852459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.17460317460317">
                <text:p>3.17460317460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.07692307692308">
                <text:p>3.07692307692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.03030303030303">
                <text:p>3.03030303030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89855072463768">
                <text:p>2.89855072463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73972602739726">
                <text:p>2.73972602739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7027027027027">
                <text:p>2.70270270270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5974025974026">
                <text:p>2.5974025974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56410256410256">
                <text:p>2.56410256410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.53164556962025">
                <text:p>2.531645569620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46913580246914">
                <text:p>2.469135802469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.4390243902439">
                <text:p>2.4390243902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.40963855421687">
                <text:p>2.409638554216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.35294117647059">
                <text:p>2.352941176470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32558139534884">
                <text:p>2.32558139534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29885057471264">
                <text:p>2.29885057471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.24719101123596">
                <text:p>2.24719101123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.1978021978022">
                <text:p>2.19780219780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.17391304347826">
                <text:p>2.173913043478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.1505376344086">
                <text:p>2.15053763440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.12765957446808">
                <text:p>2.12765957446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.10526315789474">
                <text:p>2.105263157894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.06185567010309">
                <text:p>2.061855670103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.04081632653061">
                <text:p>2.040816326530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02020202020202">
                <text:p>2.020202020202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.98019801980198">
                <text:p>1.980198019801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.94174757281553">
                <text:p>1.941747572815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.9047619047619">
                <text:p>1.90476190476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.88679245283019">
                <text:p>1.88679245283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.86915887850467">
                <text:p>1.869158878504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.85185185185185">
                <text:p>1.851851851851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.8348623853211">
                <text:p>1.83486238532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.8018018018018">
                <text:p>1.80180180180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.76991150442478">
                <text:p>1.769911504424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.73913043478261">
                <text:p>1.739130434782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.72413793103448">
                <text:p>1.724137931034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.70940170940171">
                <text:p>1.709401709401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.69491525423729">
                <text:p>1.694915254237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.68067226890756">
                <text:p>1.680672268907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.65289256198347">
                <text:p>1.652892561983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.6260162601626">
                <text:p>1.62601626016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.5748031496063">
                <text:p>1.57480314960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.55038759689923">
                <text:p>1.550387596899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.52671755725191">
                <text:p>1.526717557251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.25563909774436">
                <text:p>2.255639097744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.23880597014925">
                <text:p>2.238805970149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.20588235294118">
                <text:p>2.205882352941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.18978102189781">
                <text:p>2.189781021897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.17391304347826">
                <text:p>2.173913043478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.15827338129496">
                <text:p>2.15827338129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.12765957446808">
                <text:p>2.127659574468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.11267605633803">
                <text:p>2.112676056338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.0979020979021">
                <text:p>2.0979020979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.06896551724138">
                <text:p>2.068965517241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.05479452054795">
                <text:p>2.054794520547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.04081632653061">
                <text:p>2.040816326530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.02702702702703">
                <text:p>2.027027027027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.01342281879195">
                <text:p>2.013422818791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.98675496688742">
                <text:p>1.986754966887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.97368421052632">
                <text:p>1.973684210526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.94805194805195">
                <text:p>1.94805194805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.93548387096774">
                <text:p>1.935483870967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.91082802547771">
                <text:p>1.910828025477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.89873417721519">
                <text:p>1.898734177215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.88679245283019">
                <text:p>1.886792452830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.86335403726708">
                <text:p>1.863354037267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.85185185185185">
                <text:p>1.85185185185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.84049079754601">
                <text:p>1.840490797546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82926829268293">
                <text:p>1.829268292682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.80722891566265">
                <text:p>1.807228915662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.79640718562874">
                <text:p>1.796407185628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.77514792899408">
                <text:p>1.775147928994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.76470588235294">
                <text:p>1.764705882352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74418604651163">
                <text:p>1.744186046511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.73410404624277">
                <text:p>1.734104046242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.72413793103448">
                <text:p>1.724137931034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.70454545454545">
                <text:p>1.704545454545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.69491525423729">
                <text:p>1.694915254237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.68539325842697">
                <text:p>1.685393258426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.67597765363129">
                <text:p>1.675977653631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.65745856353591">
                <text:p>1.657458563535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.64835164835165">
                <text:p>1.648351648351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.6304347826087">
                <text:p>1.63043478260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.62162162162162">
                <text:p>1.621621621621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.60427807486631">
                <text:p>1.604278074866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.59574468085106">
                <text:p>1.595744680851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57894736842105">
                <text:p>1.578947368421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.57068062827225">
                <text:p>1.570680628272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.55440414507772">
                <text:p>1.554404145077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.54639175257732">
                <text:p>1.546391752577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53061224489796">
                <text:p>1.53061224489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52284263959391">
                <text:p>1.522842639593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.50753768844221">
                <text:p>1.507537688442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.48514851485149">
                <text:p>1.485148514851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.47783251231527">
                <text:p>1.477832512315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.46341463414634">
                <text:p>1.463414634146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.45631067961165">
                <text:p>1.456310679611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.44927536231884">
                <text:p>1.449275362318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.44230769230769">
                <text:p>1.442307692307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.43540669856459">
                <text:p>1.435406698564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.4218009478673">
                <text:p>1.42180094786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.41509433962264">
                <text:p>1.415094339622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.4018691588785">
                <text:p>1.40186915887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.3953488372093">
                <text:p>1.39534883720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.38248847926267">
                <text:p>1.382488479262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.37614678899083">
                <text:p>1.376146788990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.36363636363636">
                <text:p>1.363636363636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.35746606334842">
                <text:p>1.357466063348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.34529147982063">
                <text:p>1.345291479820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.33928571428571">
                <text:p>1.339285714285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.32743362831858">
                <text:p>1.327433628318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.3215859030837">
                <text:p>1.32158590308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.31004366812227">
                <text:p>1.310043668122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.30434782608696">
                <text:p>1.304347826086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.2987012987013">
                <text:p>1.29870129870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.29310344827586">
                <text:p>1.293103448275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.28755364806867">
                <text:p>1.287553648068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.27659574468085">
                <text:p>1.276595744680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.27118644067797">
                <text:p>1.271186440677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.26050420168067">
                <text:p>1.260504201680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.25523012552301">
                <text:p>1.255230125523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.2448132780083">
                <text:p>1.24481327800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.2396694214876">
                <text:p>1.23966942148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.22950819672131">
                <text:p>1.229508196721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.22448979591837">
                <text:p>1.224489795918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.21457489878543">
                <text:p>1.214574898785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.20967741935484">
                <text:p>1.209677419354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.20481927710843">
                <text:p>1.204819277108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.19521912350598">
                <text:p>1.19521912350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.18577075098814">
                <text:p>1.185770750988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.18110236220472">
                <text:p>1.181102362204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.171875">
                <text:p>1.171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.16731517509728">
                <text:p>1.167315175097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.16279069767442">
                <text:p>1.162790697674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.15830115830116">
                <text:p>1.158301158301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.15384615384615">
                <text:p>1.15384615384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.14942528735632">
                <text:p>1.149425287356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.14503816793893">
                <text:p>1.145038167938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.14068441064639">
                <text:p>1.140684410646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.13636363636364">
                <text:p>1.136363636363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.13207547169811">
                <text:p>1.132075471698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.12781954887218">
                <text:p>1.127819548872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.12359550561798">
                <text:p>1.123595505617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.11940298507463">
                <text:p>1.119402985074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.11524163568773">
                <text:p>1.115241635687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.1070110701107">
                <text:p>1.10701107011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.10294117647059">
                <text:p>1.102941176470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.09489051094891">
                <text:p>1.094890510948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.08695652173913">
                <text:p>1.086956521739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.08303249097473">
                <text:p>1.083032490974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.07913669064748">
                <text:p>1.079136690647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.0752688172043">
                <text:p>1.07526881720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.07142857142857">
                <text:p>1.071428571428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.06761565836299">
                <text:p>1.067615658362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.06382978723404">
                <text:p>1.063829787234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.06007067137809">
                <text:p>1.06007067137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.05633802816901">
                <text:p>1.056338028169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.05263157894737">
                <text:p>1.052631578947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.04895104895105">
                <text:p>1.04895104895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.04529616724739">
                <text:p>1.045296167247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.04166666666667">
                <text:p>1.041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.03806228373702">
                <text:p>1.038062283737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.03448275862069">
                <text:p>1.034482758620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.03092783505155">
                <text:p>1.030927835051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.02739726027397">
                <text:p>1.027397260273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.02389078498294">
                <text:p>1.023890784982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.02040816326531">
                <text:p>1.020408163265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.01694915254237">
                <text:p>1.016949152542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.01351351351351">
                <text:p>1.013513513513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.01010101010101">
                <text:p>1.01010101010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.00671140939597">
                <text:p>1.006711409395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.00334448160535">
                <text:p>1.003344481605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996677740863787">
                <text:p>0.9966777408637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993377483443708">
                <text:p>0.9933774834437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986842105263158">
                <text:p>0.9868421052631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983606557377049">
                <text:p>0.9836065573770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977198697068404">
                <text:p>0.9771986970684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974025974025974">
                <text:p>0.9740259740259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970873786407767">
                <text:p>0.9708737864077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964630225080386">
                <text:p>0.9646302250803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958466453674121">
                <text:p>0.9584664536741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955414012738854">
                <text:p>0.9554140127388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946372239747634">
                <text:p>0.9463722397476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943396226415094">
                <text:p>0.9433962264150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940438871473354">
                <text:p>0.9404388714733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934579439252336">
                <text:p>0.9345794392523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93167701863354">
                <text:p>0.931677018633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928792569659443">
                <text:p>0.9287925696594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920245398773006">
                <text:p>0.9202453987730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91743119266055">
                <text:p>0.917431192660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914634146341463">
                <text:p>0.9146341463414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911854103343465">
                <text:p>0.9118541033434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906344410876133">
                <text:p>0.9063444108761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903614457831325">
                <text:p>0.9036144578313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900900900900901">
                <text:p>0.9009009009009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898203592814371">
                <text:p>0.8982035928143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890207715133531">
                <text:p>0.8902077151335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887573964497041">
                <text:p>0.8875739644970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884955752212389">
                <text:p>0.8849557522123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879765395894428">
                <text:p>0.8797653958944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.16959064327485">
                <text:p>1.169590643274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.16618075801749">
                <text:p>1.166180758017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.16279069767442">
                <text:p>1.162790697674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.15942028985507">
                <text:p>1.159420289855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.15606936416185">
                <text:p>1.156069364161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.15273775216138">
                <text:p>1.152737752161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.14942528735632">
                <text:p>1.149425287356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.14613180515759">
                <text:p>1.146131805157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.13960113960114">
                <text:p>1.139601139601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.13636363636364">
                <text:p>1.136363636363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.13314447592068">
                <text:p>1.133144475920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.12994350282486">
                <text:p>1.129943502824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.12676056338028">
                <text:p>1.126760563380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.12359550561798">
                <text:p>1.123595505617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.12044817927171">
                <text:p>1.120448179271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.11731843575419">
                <text:p>1.117318435754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.1142061281337">
                <text:p>1.11420612813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.10803324099723">
                <text:p>1.108033240997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.10497237569061">
                <text:p>1.104972375690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.10192837465565">
                <text:p>1.101928374655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.0958904109589">
                <text:p>1.09589041095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.09289617486339">
                <text:p>1.092896174863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.08991825613079">
                <text:p>1.089918256130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.08695652173913">
                <text:p>1.086956521739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.0840108401084">
                <text:p>1.08401084010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.08108108108108">
                <text:p>1.081081081081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.07816711590296">
                <text:p>1.078167115902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.0752688172043">
                <text:p>1.07526881720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.07238605898123">
                <text:p>1.072386058981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.06951871657754">
                <text:p>1.069518716577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.06382978723404">
                <text:p>1.063829787234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.06100795755968">
                <text:p>1.061007957559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.05820105820106">
                <text:p>1.058201058201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.05540897097625">
                <text:p>1.05540897097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.05263157894737">
                <text:p>1.052631578947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.0498687664042">
                <text:p>1.04986876640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.04712041884817">
                <text:p>1.047120418848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.0443864229765">
                <text:p>1.04438642297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.04166666666667">
                <text:p>1.041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.03896103896104">
                <text:p>1.038961038961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.03626943005181">
                <text:p>1.036269430051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.03359173126615">
                <text:p>1.033591731266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.03092783505155">
                <text:p>1.030927835051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.02827763496144">
                <text:p>1.028277634961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.02564102564103">
                <text:p>1.025641025641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.0230179028133">
                <text:p>1.02301790281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.02040816326531">
                <text:p>1.020408163265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.01781170483461">
                <text:p>1.017811704834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.01522842639594">
                <text:p>1.015228426395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.0126582278481">
                <text:p>1.01265822784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.01010101010101">
                <text:p>1.010101010101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.00755667506297">
                <text:p>1.007556675062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.00502512562814">
                <text:p>1.005025125628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.00250626566416">
                <text:p>1.002506265664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997506234413965">
                <text:p>0.9975062344139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99502487562189">
                <text:p>0.995024875621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992555831265509">
                <text:p>0.9925558312655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987654320987654">
                <text:p>0.9876543209876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985221674876847">
                <text:p>0.9852216748768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982800982800983">
                <text:p>0.9828009828009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97799511002445">
                <text:p>0.977995110024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97323600973236">
                <text:p>0.973236009732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970873786407767">
                <text:p>0.9708737864077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968523002421308">
                <text:p>0.9685230024213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.20772946859903">
                <text:p>1.207729468599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.20481927710843">
                <text:p>1.204819277108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.20192307692308">
                <text:p>1.201923076923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.19904076738609">
                <text:p>1.199040767386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.19617224880383">
                <text:p>1.196172248803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.19331742243437">
                <text:p>1.193317422434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.18764845605701">
                <text:p>1.187648456057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.18483412322275">
                <text:p>1.184834123222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.41843971631206">
                <text:p>1.418439716312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.41509433962264">
                <text:p>1.415094339622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.41176470588235">
                <text:p>1.411764705882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.40515222482436">
                <text:p>1.405152224824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.4018691588785">
                <text:p>1.40186915887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.3986013986014">
                <text:p>1.39860139860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.3953488372093">
                <text:p>1.39534883720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.39211136890951">
                <text:p>1.392111368909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.38568129330254">
                <text:p>1.385681293302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.38248847926267">
                <text:p>1.382488479262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.37931034482759">
                <text:p>1.379310344827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.37614678899083">
                <text:p>1.376146788990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.37299771167048">
                <text:p>1.372997711670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.36674259681093">
                <text:p>1.366742596810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.36363636363636">
                <text:p>1.363636363636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.36054421768707">
                <text:p>1.360544217687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.35746606334842">
                <text:p>1.357466063348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.35440180586907">
                <text:p>1.354401805869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.34831460674157">
                <text:p>1.348314606741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.34529147982063">
                <text:p>1.345291479820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.34228187919463">
                <text:p>1.342281879194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.33928571428571">
                <text:p>1.339285714285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.33630289532294">
                <text:p>1.336302895322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.33037694013304">
                <text:p>1.330376940133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.32743362831858">
                <text:p>1.327433628318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.32450331125828">
                <text:p>1.324503311258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.3215859030837">
                <text:p>1.32158590308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.31868131868132">
                <text:p>1.318681318681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.3129102844639">
                <text:p>1.31291028446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.31004366812227">
                <text:p>1.310043668122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.30718954248366">
                <text:p>1.307189542483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.30434782608696">
                <text:p>1.304347826086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.30151843817787">
                <text:p>1.301518438177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.2987012987013">
                <text:p>1.29870129870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.29589632829374">
                <text:p>1.295896328293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.29310344827586">
                <text:p>1.293103448275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.28755364806867">
                <text:p>1.287553648068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.2847965738758">
                <text:p>1.28479657387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.27931769722815">
                <text:p>1.279317697228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.27659574468085">
                <text:p>1.276595744680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.27388535031847">
                <text:p>1.273885350318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.27118644067797">
                <text:p>1.271186440677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.26849894291755">
                <text:p>1.268498942917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.26315789473684">
                <text:p>1.263157894736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.26050420168067">
                <text:p>1.260504201680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.25786163522013">
                <text:p>1.257861635220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.25523012552301">
                <text:p>1.255230125523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.25260960334029">
                <text:p>1.252609603340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.24740124740125">
                <text:p>1.247401247401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.2448132780083">
                <text:p>1.24481327800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.24223602484472">
                <text:p>1.242236024844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.2396694214876">
                <text:p>1.23966942148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.23711340206186">
                <text:p>1.237113402061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.23203285420945">
                <text:p>1.232032854209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.22950819672131">
                <text:p>1.229508196721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.22699386503067">
                <text:p>1.226993865030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.22448979591837">
                <text:p>1.224489795918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.22199592668024">
                <text:p>1.221995926680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.21703853955375">
                <text:p>1.21703853955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.21457489878543">
                <text:p>1.214574898785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.21212121212121">
                <text:p>1.212121212121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.20967741935484">
                <text:p>1.209677419354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.20724346076459">
                <text:p>1.207243460764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.40562248995984">
                <text:p>1.405622489959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.40280561122245">
                <text:p>1.402805611222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.39720558882236">
                <text:p>1.397205588822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.39442231075697">
                <text:p>1.394422310756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.39165009940358">
                <text:p>1.391650099403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.38613861386139">
                <text:p>1.386138613861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.38339920948617">
                <text:p>1.383399209486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.38067061143984">
                <text:p>1.3806706114398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.37795275590551">
                <text:p>1.377952755905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.37524557956778">
                <text:p>1.3752455795677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.37254901960784">
                <text:p>1.372549019607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.3671875">
                <text:p>1.36718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.364522417154">
                <text:p>1.3645224171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.36186770428016">
                <text:p>1.361867704280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.35922330097087">
                <text:p>1.359223300970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.35658914728682">
                <text:p>1.356589147286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.35396518375242">
                <text:p>1.353965183752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.34874759152216">
                <text:p>1.348747591522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.34357005758157">
                <text:p>1.343570057581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.34099616858238">
                <text:p>1.340996168582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.33843212237094">
                <text:p>1.338432122370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.33587786259542">
                <text:p>1.335877862595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.33079847908745">
                <text:p>1.330798479087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.32827324478178">
                <text:p>1.328273244781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.32575757575758">
                <text:p>1.325757575757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.32325141776938">
                <text:p>1.323251417769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.32075471698113">
                <text:p>1.320754716981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.31826741996234">
                <text:p>1.318267419962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.31332082551595">
                <text:p>1.313320825515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.31086142322097">
                <text:p>1.310861423220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.30841121495327">
                <text:p>1.308411214953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.30597014925373">
                <text:p>1.305970149253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.30353817504656">
                <text:p>1.303538175046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.30111524163569">
                <text:p>1.3011152416356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.2987012987013">
                <text:p>1.29870129870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.2962962962963">
                <text:p>1.2962962962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.29390018484288">
                <text:p>1.293900184842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.29151291512915">
                <text:p>1.291512915129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.28913443830571">
                <text:p>1.289134438305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.28676470588235">
                <text:p>1.286764705882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.28440366972477">
                <text:p>1.284403669724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.27970749542962">
                <text:p>1.279707495429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.27737226277372">
                <text:p>1.277372262773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.27504553734062">
                <text:p>1.275045537340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.27272727272727">
                <text:p>1.272727272727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.27041742286751">
                <text:p>1.270417422867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.26811594202899">
                <text:p>1.268115942028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.26353790613718">
                <text:p>1.263537906137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.26126126126126">
                <text:p>1.261261261261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.2589928057554">
                <text:p>1.25899280575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.25673249551167">
                <text:p>1.256732495511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.25448028673835">
                <text:p>1.254480286738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.25223613595707">
                <text:p>1.252236135957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.24777183600713">
                <text:p>1.247771836007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.24555160142349">
                <text:p>1.245551601423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.24333925399645">
                <text:p>1.243339253996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.24113475177305">
                <text:p>1.241134751773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.23893805309735">
                <text:p>1.238938053097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.23674911660777">
                <text:p>1.236749116607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.23239436619718">
                <text:p>1.232394366197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.23022847100176">
                <text:p>1.230228471001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.40350877192982">
                <text:p>1.4035087719298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.40105078809107">
                <text:p>1.401050788091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.3986013986014">
                <text:p>1.39860139860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.39616055846422">
                <text:p>1.396160558464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.56794425087108">
                <text:p>1.567944250871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.56521739130435">
                <text:p>1.565217391304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.55979202772964">
                <text:p>1.559792027729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.55709342560554">
                <text:p>1.557093425605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.55440414507772">
                <text:p>1.554404145077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.55172413793103">
                <text:p>1.551724137931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.54905335628227">
                <text:p>1.549053356282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.54639175257732">
                <text:p>1.546391752577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.54373927958834">
                <text:p>1.543739279588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.54109589041096">
                <text:p>1.541095890410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.5358361774744">
                <text:p>1.53583617747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.53321976149915">
                <text:p>1.533219761499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.53061224489796">
                <text:p>1.530612244897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.52801358234295">
                <text:p>1.528013582342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.52542372881356">
                <text:p>1.525423728813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.52284263959391">
                <text:p>1.522842639593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.52027027027027">
                <text:p>1.520270270270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.5177065767285">
                <text:p>1.51770657672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.51260504201681">
                <text:p>1.512605042016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.51006711409396">
                <text:p>1.510067114093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.50753768844221">
                <text:p>1.507537688442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.50501672240803">
                <text:p>1.5050167224080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.5025041736227">
                <text:p>1.50250417362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.49750415973378">
                <text:p>1.497504159733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.49501661129568">
                <text:p>1.495016611295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.49006622516556">
                <text:p>1.490066225165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.48760330578512">
                <text:p>1.487603305785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.48514851485149">
                <text:p>1.485148514851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.4827018121911">
                <text:p>1.48270181219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.48026315789474">
                <text:p>1.480263157894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.47783251231527">
                <text:p>1.477832512315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.47540983606557">
                <text:p>1.475409836065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.47299509001637">
                <text:p>1.472995090016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.46818923327896">
                <text:p>1.4681892332789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.46579804560261">
                <text:p>1.4657980456026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.46341463414634">
                <text:p>1.463414634146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.46103896103896">
                <text:p>1.461038961038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.45867098865478">
                <text:p>1.458670988654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.45631067961165">
                <text:p>1.4563106796116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.45395799676898">
                <text:p>1.453957996768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.45161290322581">
                <text:p>1.4516129032258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.44927536231884">
                <text:p>1.449275362318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.60771704180064">
                <text:p>1.607717041800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.60513643659711">
                <text:p>1.605136436597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.6025641025641">
                <text:p>1.602564102564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.59744408945687">
                <text:p>1.5974440894568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.59489633173844">
                <text:p>1.594896331738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.59235668789809">
                <text:p>1.592356687898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.58982511923688">
                <text:p>1.589825119236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.58478605388273">
                <text:p>1.584786053882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.57977883096367">
                <text:p>1.579778830963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.57728706624606">
                <text:p>1.577287066246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.5748031496063">
                <text:p>1.57480314960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.57232704402516">
                <text:p>1.572327044025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.56985871271586">
                <text:p>1.5698587127158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.56739811912226">
                <text:p>1.567398119122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.56494522691706">
                <text:p>1.5649452269170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.5600624024961">
                <text:p>1.56006240249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.55763239875389">
                <text:p>1.557632398753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.5552099533437">
                <text:p>1.55520995334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.5527950310559">
                <text:p>1.55279503105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.55038759689923">
                <text:p>1.550387596899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.54798761609907">
                <text:p>1.547987616099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.54559505409583">
                <text:p>1.545595054095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.54320987654321">
                <text:p>1.543209876543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.54083204930663">
                <text:p>1.540832049306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.53609831029186">
                <text:p>1.536098310291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.53374233128834">
                <text:p>1.533742331288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.53139356814701">
                <text:p>1.5313935681470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.52905198776758">
                <text:p>1.529051987767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.52671755725191">
                <text:p>1.526717557251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.52439024390244">
                <text:p>1.524390243902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.5220700152207">
                <text:p>1.52207001522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.51975683890578">
                <text:p>1.5197568389057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.51745068285281">
                <text:p>1.517450682852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.66414523449319">
                <text:p>1.664145234493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.66163141993958">
                <text:p>1.661631419939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.65912518853695">
                <text:p>1.659125188536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.6566265060241">
                <text:p>1.65662650602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.65413533834586">
                <text:p>1.654135338345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.65165165165165">
                <text:p>1.651651651651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.64917541229385">
                <text:p>1.649175412293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.64670658682635">
                <text:p>1.646706586826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.64424514200299">
                <text:p>1.644245142002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.64179104477612">
                <text:p>1.641791044776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.63690476190476">
                <text:p>1.636904761904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.63447251114413">
                <text:p>1.634472511144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.63204747774481">
                <text:p>1.632047477744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.62962962962963">
                <text:p>1.629629629629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.62721893491124">
                <text:p>1.627218934911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.62481536189069">
                <text:p>1.6248153618906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.62241887905605">
                <text:p>1.622418879056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.620029455081">
                <text:p>1.62002945508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.61764705882353">
                <text:p>1.617647058823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.61527165932452">
                <text:p>1.615271659324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.61054172767204">
                <text:p>1.610541727672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.60818713450292">
                <text:p>1.608187134502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.60583941605839">
                <text:p>1.605839416058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.60349854227405">
                <text:p>1.603498542274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.60116448326055">
                <text:p>1.601164483260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.59883720930233">
                <text:p>1.598837209302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.59651669085631">
                <text:p>1.596516690856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.59420289855072">
                <text:p>1.594202898550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.59189580318379">
                <text:p>1.591895803183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.58959537572254">
                <text:p>1.589595375722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.5850144092219">
                <text:p>1.58501440922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.58273381294964">
                <text:p>1.582733812949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.58045977011494">
                <text:p>1.580459770114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.57819225251076">
                <text:p>1.578192252510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.57593123209169">
                <text:p>1.5759312320916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.57367668097282">
                <text:p>1.5736766809728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.56918687589158">
                <text:p>1.569186875891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.56695156695157">
                <text:p>1.566951566951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.5647226173542">
                <text:p>1.56472261735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.56028368794326">
                <text:p>1.560283687943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.55807365439093">
                <text:p>1.558073654390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.55586987270156">
                <text:p>1.555869872701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.55367231638418">
                <text:p>1.553672316384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.55148095909732">
                <text:p>1.551480959097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.54929577464789">
                <text:p>1.549295774647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.54711673699015">
                <text:p>1.547116736990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.54494382022472">
                <text:p>1.544943820224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.54277699859748">
                <text:p>1.542776998597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.5406162464986">
                <text:p>1.54061624649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.53631284916201">
                <text:p>1.536312849162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.53417015341702">
                <text:p>1.534170153417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.53203342618384">
                <text:p>1.5320334261838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.52990264255911">
                <text:p>1.529902642559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.52777777777778">
                <text:p>1.527777777777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.52565880721221">
                <text:p>1.525658807212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.52354570637119">
                <text:p>1.523545706371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.52143845089903">
                <text:p>1.521438450899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.51933701657459">
                <text:p>1.5193370165745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.51724137931034">
                <text:p>1.5172413793103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.5130674002751">
                <text:p>1.51306740027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.51098901098901">
                <text:p>1.510989010989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.50891632373114">
                <text:p>1.508916323731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.50684931506849">
                <text:p>1.5068493150684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.50478796169631">
                <text:p>1.504787961696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.50273224043716">
                <text:p>1.502732240437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.50068212824011">
                <text:p>1.500682128240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.49863760217984">
                <text:p>1.498637602179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.49659863945578">
                <text:p>1.4965986394557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.4945652173913">
                <text:p>1.49456521739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.49051490514905">
                <text:p>1.490514905149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.48849797023004">
                <text:p>1.488497970230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.48648648648649">
                <text:p>1.4864864864864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.48448043184885">
                <text:p>1.4844804318488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.48247978436658">
                <text:p>1.482479784366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.48048452220727">
                <text:p>1.480484522207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.47849462365591">
                <text:p>1.478494623655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.47651006711409">
                <text:p>1.476510067114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.4745308310992">
                <text:p>1.474530831099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.47255689424364">
                <text:p>1.472556894243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.46862483311081">
                <text:p>1.4686248331108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.4647137150466">
                <text:p>1.46471371504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.46276595744681">
                <text:p>1.4627659574468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.59362549800797">
                <text:p>1.5936254980079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.59151193633952">
                <text:p>1.591511936339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.58940397350993">
                <text:p>1.5894039735099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.58520475561427">
                <text:p>1.585204755614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.58311345646438">
                <text:p>1.583113456464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.58102766798419">
                <text:p>1.581027667984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.57894736842105">
                <text:p>1.578947368421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.57687253613666">
                <text:p>1.576872536136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.5748031496063">
                <text:p>1.57480314960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.57273918741809">
                <text:p>1.5727391874180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.57068062827225">
                <text:p>1.570680628272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.56862745098039">
                <text:p>1.5686274509803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.56657963446475">
                <text:p>1.566579634464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.5645371577575">
                <text:p>1.56453715775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.56046814044213">
                <text:p>1.560468140442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.55844155844156">
                <text:p>1.5584415584415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.55642023346304">
                <text:p>1.556420233463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.55440414507772">
                <text:p>1.554404145077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.55239327296248">
                <text:p>1.552393272962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.55038759689923">
                <text:p>1.550387596899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.54838709677419">
                <text:p>1.548387096774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.54639175257732">
                <text:p>1.546391752577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.54440154440154">
                <text:p>1.5444015444015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.54241645244216">
                <text:p>1.542416452442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.54043645699615">
                <text:p>1.540436456996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.53649167733675">
                <text:p>1.536491677336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.53452685421995">
                <text:p>1.5345268542199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.53256704980843">
                <text:p>1.5325670498084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.53061224489796">
                <text:p>1.530612244897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.52866242038217">
                <text:p>1.5286624203821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.52671755725191">
                <text:p>1.526717557251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.52477763659466">
                <text:p>1.524777636594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.52284263959391">
                <text:p>1.522842639593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.52091254752852">
                <text:p>1.5209125475285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.51898734177215">
                <text:p>1.518987341772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.51706700379267">
                <text:p>1.517067003792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.51324085750315">
                <text:p>1.513240857503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.51133501259446">
                <text:p>1.511335012594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.50943396226415">
                <text:p>1.509433962264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.50753768844221">
                <text:p>1.5075376884422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.50564617314931">
                <text:p>1.505646173149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.50375939849624">
                <text:p>1.503759398496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.50187734668335">
                <text:p>1.5018773466833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.49812734082397">
                <text:p>1.498127340823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.49625935162095">
                <text:p>1.4962593516209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.49439601494396">
                <text:p>1.494396014943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.49068322981366">
                <text:p>1.490683229813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.48883374689826">
                <text:p>1.488833746898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48698884758364">
                <text:p>1.486988847583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.48514851485149">
                <text:p>1.4851485148514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.48331273176761">
                <text:p>1.4833127317676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.48148148148148">
                <text:p>1.481481481481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.47965474722565">
                <text:p>1.479654747225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.47783251231527">
                <text:p>1.477832512315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.4760147601476">
                <text:p>1.47601476014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.47420147420147">
                <text:p>1.4742014742014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.47239263803681">
                <text:p>1.472392638036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.468788249694">
                <text:p>1.46878824969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.46699266503668">
                <text:p>1.466992665036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.46520146520147">
                <text:p>1.4652014652014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.46341463414634">
                <text:p>1.463414634146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.46163215590743">
                <text:p>1.461632155907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.45985401459854">
                <text:p>1.4598540145985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.45808019441069">
                <text:p>1.4580801944106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.45631067961165">
                <text:p>1.456310679611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.45278450363196">
                <text:p>1.452784503631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.45102781136638">
                <text:p>1.4510278113663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.44927536231884">
                <text:p>1.4492753623188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.4475271411339">
                <text:p>1.44752714113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.44578313253012">
                <text:p>1.445783132530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.44404332129964">
                <text:p>1.444043321299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.44230769230769">
                <text:p>1.4423076923076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.4405762304922">
                <text:p>1.440576230492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.43884892086331">
                <text:p>1.438848920863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.43712574850299">
                <text:p>1.4371257485029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.43540669856459">
                <text:p>1.4354066985645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.4336917562724">
                <text:p>1.43369175627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.43198090692124">
                <text:p>1.431980906921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.43027413587604">
                <text:p>1.4302741358760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.4268727705113">
                <text:p>1.426872770511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.42517814726841">
                <text:p>1.425178147268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.42348754448399">
                <text:p>1.423487544483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.4218009478673">
                <text:p>1.42180094786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.42011834319527">
                <text:p>1.4201183431952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.41843971631206">
                <text:p>1.4184397163120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.41676505312869">
                <text:p>1.4167650531286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.41509433962264">
                <text:p>1.415094339622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.53121319199058">
                <text:p>1.5312131919905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.52941176470588">
                <text:p>1.529411764705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.52761457109283">
                <text:p>1.5276145710928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.52582159624413">
                <text:p>1.525821596244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.52403282532239">
                <text:p>1.524032825322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.52224824355972">
                <text:p>1.5222482435597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.52046783625731">
                <text:p>1.520467836257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.51869158878505">
                <text:p>1.518691588785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.5169194865811">
                <text:p>1.51691948658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.51338766006985">
                <text:p>1.513387660069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.51162790697674">
                <text:p>1.511627906976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.50987224157956">
                <text:p>1.509872241579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.50812064965197">
                <text:p>1.5081206496519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.5063731170336">
                <text:p>1.50637311703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.50462962962963">
                <text:p>1.504629629629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.5028901734104">
                <text:p>1.50289017341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.50115473441109">
                <text:p>1.5011547344110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.49942329873126">
                <text:p>1.499423298731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.49769585253456">
                <text:p>1.497695852534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.49597238204833">
                <text:p>1.495972382048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.49425287356322">
                <text:p>1.4942528735632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.49082568807339">
                <text:p>1.4908256880733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.48911798396334">
                <text:p>1.489117983963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.48741418764302">
                <text:p>1.4874141876430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.48571428571429">
                <text:p>1.4857142857142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.48401826484018">
                <text:p>1.4840182648401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.48232611174458">
                <text:p>1.482326111744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.48063781321185">
                <text:p>1.480637813211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.47895335608646">
                <text:p>1.478953356086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.47727272727273">
                <text:p>1.4772727272727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.47559591373439">
                <text:p>1.475595913734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.47392290249433">
                <text:p>1.473922902494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.4722536806342">
                <text:p>1.472253680634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.46892655367232">
                <text:p>1.468926553672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.46726862302483">
                <text:p>1.4672686230248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.46561443066516">
                <text:p>1.465614430665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.46396396396396">
                <text:p>1.4639639639639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.46231721034871">
                <text:p>1.462317210348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.46067415730337">
                <text:p>1.460674157303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.45903479236813">
                <text:p>1.459034792368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.45739910313901">
                <text:p>1.4573991031390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.45576707726764">
                <text:p>1.455767077267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.45413870246085">
                <text:p>1.454138702460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.45251396648045">
                <text:p>1.4525139664804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.45089285714286">
                <text:p>1.450892857142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.44927536231884">
                <text:p>1.449275362318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.44766146993319">
                <text:p>1.447661469933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.4460511679644">
                <text:p>1.446051167964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.44444444444444">
                <text:p>1.444444444444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.44284128745838">
                <text:p>1.442841287458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.44124168514412">
                <text:p>1.441241685144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.43964562569214">
                <text:p>1.439645625692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.43805309734513">
                <text:p>1.438053097345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.43646408839779">
                <text:p>1.436464088397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.43487858719647">
                <text:p>1.4348785871964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.43329658213892">
                <text:p>1.4332965821389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.43171806167401">
                <text:p>1.4317180616740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.43014301430143">
                <text:p>1.4301430143014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.42700329308452">
                <text:p>1.427003293084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.42543859649123">
                <text:p>1.425438596491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.42387732749179">
                <text:p>1.4238773274917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.42231947483589">
                <text:p>1.422319474835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.4207650273224">
                <text:p>1.42076502732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.41921397379913">
                <text:p>1.419213973799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.41766630316249">
                <text:p>1.4176663031624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.4161220043573">
                <text:p>1.416122004357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.4145810663765">
                <text:p>1.414581066376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.41304347826087">
                <text:p>1.4130434782608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.41150922909881">
                <text:p>1.4115092290988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.40997830802603">
                <text:p>1.409978308026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.40692640692641">
                <text:p>1.406926406926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.40540540540541">
                <text:p>1.405405405405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.40388768898488">
                <text:p>1.4038876889848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.40237324703344">
                <text:p>1.402373247033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.40086206896552">
                <text:p>1.400862068965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.39935414424112">
                <text:p>1.399354144241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.39784946236559">
                <text:p>1.397849462365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.39634801288937">
                <text:p>1.396348012889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.39484978540773">
                <text:p>1.3948497854077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.39335476956056">
                <text:p>1.393354769560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.39186295503212">
                <text:p>1.3918629550321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.3903743315508">
                <text:p>1.39037433155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.38740661686233">
                <text:p>1.387406616862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.38592750533049">
                <text:p>1.3859275053304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.38445154419595">
                <text:p>1.384451544195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.38297872340426">
                <text:p>1.382978723404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.38150903294368">
                <text:p>1.3815090329436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.38004246284501">
                <text:p>1.3800424628450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.37857900318134">
                <text:p>1.378579003181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.3771186440678">
                <text:p>1.377118644067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.37566137566138">
                <text:p>1.3756613756613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.37420718816068">
                <text:p>1.374207188160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.3727560718057">
                <text:p>1.372756071805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.37130801687764">
                <text:p>1.371308016877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.36842105263158">
                <text:p>1.3684210526315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.36698212407992">
                <text:p>1.366982124079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.3655462184874">
                <text:p>1.365546218487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.36411332633788">
                <text:p>1.364113326337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.36268343815514">
                <text:p>1.362683438155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.36125654450262">
                <text:p>1.361256544502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.35983263598326">
                <text:p>1.359832635983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.35841170323929">
                <text:p>1.358411703239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.46137787056367">
                <text:p>1.461377870563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.45985401459854">
                <text:p>1.459854014598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.45833333333333">
                <text:p>1.458333333333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.45681581685744">
                <text:p>1.4568158168574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.45530145530146">
                <text:p>1.455301455301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.45379023883697">
                <text:p>1.4537902388369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.45228215767635">
                <text:p>1.4522821576763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.45077720207254">
                <text:p>1.4507772020725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.44927536231884">
                <text:p>1.449275362318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.44777662874871">
                <text:p>1.4477766287487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.44628099173554">
                <text:p>1.4462809917355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.44478844169247">
                <text:p>1.444788441692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.44329896907217">
                <text:p>1.443298969072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.44181256436663">
                <text:p>1.4418125643666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.440329218107">
                <text:p>1.44032921810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.43884892086331">
                <text:p>1.4388489208633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.43737166324435">
                <text:p>1.437371663244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.43589743589744">
                <text:p>1.4358974358974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.4344262295082">
                <text:p>1.43442622950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.43295803480041">
                <text:p>1.4329580348004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.43149284253579">
                <text:p>1.4314928425357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.43003064351379">
                <text:p>1.430030643513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.42711518858308">
                <text:p>1.427115188583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.42566191446029">
                <text:p>1.4256619144602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.42421159715158">
                <text:p>1.4242115971515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.42276422764228">
                <text:p>1.4227642276422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.42131979695431">
                <text:p>1.4213197969543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.41987829614604">
                <text:p>1.4198782961460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.41843971631206">
                <text:p>1.4184397163120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.417004048583">
                <text:p>1.41700404858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.41557128412538">
                <text:p>1.415571284125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.41414141414141">
                <text:p>1.414141414141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.41271442986882">
                <text:p>1.412714429868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.41129032258065">
                <text:p>1.4112903225806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.4098690835851">
                <text:p>1.409869083585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.4070351758794">
                <text:p>1.407035175879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.40562248995984">
                <text:p>1.4056224899598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.40421263791374">
                <text:p>1.4042126379137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.40280561122245">
                <text:p>1.402805611222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.4014014014014">
                <text:p>1.40140140140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.3986013986014">
                <text:p>1.398601398601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1.39720558882236">
                <text:p>1.3972055888223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1.39581256231306">
                <text:p>1.395812562313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1.39442231075697">
                <text:p>1.3944223107569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1.39303482587065">
                <text:p>1.3930348258706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1.39165009940358">
                <text:p>1.3916500994035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1.39026812313803">
                <text:p>1.3902681231380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1.78394449950446">
                <text:p>1.7839444995044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2.57425742574257">
                <text:p>2.5742574257425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2.9673590504451">
                <text:p>2.967359050445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2.96442687747036">
                <text:p>2.9644268774703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3.06021717670286">
                <text:p>3.0602171767028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3.15581854043393">
                <text:p>3.1558185404339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3.15270935960591">
                <text:p>3.1527093596059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3.34645669291339">
                <text:p>3.3464566929133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3.34316617502458">
                <text:p>3.3431661750245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3.53634577603143">
                <text:p>3.5363457760314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3.63101079489696">
                <text:p>3.6310107948969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3.92156862745098">
                <text:p>3.9215686274509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4.11361410381979">
                <text:p>4.1136141038197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4.20743639921722">
                <text:p>4.207436399217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4.20332355816227">
                <text:p>4.2033235581622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4.19921875">
                <text:p>4.199218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4.19512195121951">
                <text:p>4.1951219512195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4.19103313840156">
                <text:p>4.1910331384015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4.38169425511198">
                <text:p>4.3816942551119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4.37743190661479">
                <text:p>4.3774319066147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4.47035957240039">
                <text:p>4.4703595724003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4.46601941747573">
                <text:p>4.4660194174757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4.46168768186227">
                <text:p>4.4616876818622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4.55426356589147">
                <text:p>4.5542635658914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4.54985479186835">
                <text:p>4.5498547918683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4.54106280193237">
                <text:p>4.541062801932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4.53667953667954">
                <text:p>4.5366795366795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4.53230472516876">
                <text:p>4.5323047251687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4.72061657032755">
                <text:p>4.7206165703275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5.87102983638114">
                <text:p>5.8710298363811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6.73076923076923">
                <text:p>6.7307692307692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6.9164265129683">
                <text:p>6.916426512968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7.00575815738964">
                <text:p>7.0057581573896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7.09491850431448">
                <text:p>7.0949185043144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7.08812260536399">
                <text:p>7.0881226053639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7.08133971291866">
                <text:p>7.0813397129186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7.36137667304015">
                <text:p>7.3613766730401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7.44985673352436">
                <text:p>7.4498567335243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7.5381679389313">
                <text:p>7.538167938931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7.81696854146807">
                <text:p>7.8169685414680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8.18268315889629">
                <text:p>8.1826831588962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8.26996197718631">
                <text:p>8.2699619771863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8.35707502374169">
                <text:p>8.3570750237416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8.63377609108159">
                <text:p>8.6337760910815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8.81516587677725">
                <text:p>8.8151658767772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8.90151515151515">
                <text:p>8.901515151515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9.17691579943236">
                <text:p>9.1769157994323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9.16824196597353">
                <text:p>9.1682419659735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9.15958451369216">
                <text:p>9.1595845136921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9.15094339622642">
                <text:p>9.1509433962264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9.14231856738926">
                <text:p>9.1423185673892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9.13370998116761">
                <text:p>9.1337099811676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9.21919096895579">
                <text:p>9.2191909689557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9.21052631578947">
                <text:p>9.2105263157894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9.29577464788732">
                <text:p>9.2957746478873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9.47467166979362">
                <text:p>9.4746716697936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9.8406747891284">
                <text:p>9.840674789128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9.8314606741573">
                <text:p>9.831460674157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9.822263797942">
                <text:p>9.82226379794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9.81308411214953">
                <text:p>9.8130841121495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9.79477611940299">
                <text:p>9.7947761194029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9.7856477166822">
                <text:p>9.785647716682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9.77653631284916">
                <text:p>9.7765363128491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9.76744186046512">
                <text:p>9.7674418604651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9.75836431226766">
                <text:p>9.758364312267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9.74930362116992">
                <text:p>9.7493036211699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9.74025974025974">
                <text:p>9.7402597402597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9.73123262279889">
                <text:p>9.7312326227988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9.81481481481482">
                <text:p>9.8148148148148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9.80573543015726">
                <text:p>9.805735430157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9.79667282809612">
                <text:p>9.7966728280961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9.7876269621422">
                <text:p>9.787626962142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9.96309963099631">
                <text:p>9.9630996309963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9.95391705069124">
                <text:p>9.9539170506912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10.036832412523">
                <text:p>10.03683241252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10.0275988960442">
                <text:p>10.027598896044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10.0183823529412">
                <text:p>10.018382352941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10.0091827364555">
                <text:p>10.009182736455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9.99083409715857">
                <text:p>9.9908340971585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9.98168498168498">
                <text:p>9.9816849816849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9.97255260750229">
                <text:p>9.9725526075022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9.96343692870201">
                <text:p>9.9634369287020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9.95433789954338">
                <text:p>9.9543378995433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9.94525547445256">
                <text:p>9.9452554744525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9.93618960802188">
                <text:p>9.9361896080218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9.92714025500911">
                <text:p>9.9271402550091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9.91810737033667">
                <text:p>9.9181073703366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9.90909090909091">
                <text:p>9.909090909090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9.90009082652134">
                <text:p>9.9000908265213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9.98185117967332">
                <text:p>9.9818511796733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9.9728014505893">
                <text:p>9.972801450589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9.96376811594203">
                <text:p>9.9637681159420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9.95475113122172">
                <text:p>9.9547511312217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9.94575045207957">
                <text:p>9.9457504520795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9.93676603432701">
                <text:p>9.9367660343270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9.92779783393502">
                <text:p>9.9277978339350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9.91884580703336">
                <text:p>9.9188458070333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9.90990990990991">
                <text:p>9.9099099099099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9.9009900990099">
                <text:p>9.900990099009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9.89208633093525">
                <text:p>9.8920863309352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9.88319856244385">
                <text:p>9.8831985624438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9.96409335727109">
                <text:p>9.9640933572710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9.95515695067265">
                <text:p>9.9551569506726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9.94623655913978">
                <text:p>9.9462365591397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9.9373321396598">
                <text:p>9.937332139659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9.92844364937388">
                <text:p>9.9284436493738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9.91957104557641">
                <text:p>9.9195710455764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9.91071428571429">
                <text:p>9.9107142857142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9.90187332738626">
                <text:p>9.901873327386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9.89304812834225">
                <text:p>9.8930481283422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9.97328584149599">
                <text:p>9.9732858414959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9.9644128113879">
                <text:p>9.964412811387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0.0444444444444">
                <text:p>10.044444444444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0.0355239786856">
                <text:p>10.035523978685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10.0266193433895">
                <text:p>10.026619343389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10.1063829787234">
                <text:p>10.106382978723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10.0088573959256">
                <text:p>10.008857395925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10.079575596817">
                <text:p>10.07957559681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10.0706713780919">
                <text:p>10.070671378091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10.1500441306267">
                <text:p>10.150044130626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10.1410934744268">
                <text:p>10.141093474426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10.1321585903084">
                <text:p>10.132158590308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10.1232394366197">
                <text:p>10.123239436619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10.1143359718558">
                <text:p>10.114335971855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10.1054481546573">
                <text:p>10.105448154657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10.0965759438104">
                <text:p>10.096575943810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10.0877192982456">
                <text:p>10.087719298245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10.0788781770377">
                <text:p>10.078878177037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10.0700525394046">
                <text:p>10.070052539404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10.0612423447069">
                <text:p>10.061242344706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10.0524475524476">
                <text:p>10.052447552447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10.0436681222707">
                <text:p>10.043668122270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10.1221640488656">
                <text:p>10.122164048865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10.1133391455972">
                <text:p>10.113339145597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10.1045296167247">
                <text:p>10.104529616724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10.0957354221062">
                <text:p>10.095735422106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10.0869565217391">
                <text:p>10.08695652173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10.0781928757602">
                <text:p>10.078192875760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10.0694444444444">
                <text:p>10.069444444444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10.0607111882047">
                <text:p>10.060711188204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10.051993067591">
                <text:p>10.05199306759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10.04329004329">
                <text:p>10.0432900432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10.0346020761246">
                <text:p>10.034602076124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10.0259291270527">
                <text:p>10.025929127052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10.0172711571675">
                <text:p>10.017271157167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10.0086281276963">
                <text:p>10.008628127696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9.99138673557278">
                <text:p>9.9913867355727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9.98278829604131">
                <text:p>9.9827882960413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10.0601891659501">
                <text:p>10.060189165950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10.0515463917526">
                <text:p>10.051546391752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10.0429184549356">
                <text:p>10.042918454935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10.0343053173242">
                <text:p>10.034305317324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10.025706940874">
                <text:p>10.02570694087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10.0171232876712">
                <text:p>10.017123287671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10.0085543199316">
                <text:p>10.008554319931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9.99146029035013">
                <text:p>9.9914602903501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9.98293515358362">
                <text:p>9.9829351535836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10.0596760443308">
                <text:p>10.05967604433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10.0511073253833">
                <text:p>10.051107325383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10.1276595744681">
                <text:p>10.127659574468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10.1190476190476">
                <text:p>10.119047619047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0.1104502973662">
                <text:p>10.110450297366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10.1018675721562">
                <text:p>10.101867572156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0.0932994062765">
                <text:p>10.093299406276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10.1694915254237">
                <text:p>10.169491525423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10.1608806096528">
                <text:p>10.160880609652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10.1522842639594">
                <text:p>10.152284263959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10.1437024513948">
                <text:p>10.143702451394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10.1351351351351">
                <text:p>10.135135135135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10.126582278481">
                <text:p>10.12658227848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10.1180438448567">
                <text:p>10.118043844856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10.1095197978096">
                <text:p>10.109519797809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10.1010101010101">
                <text:p>10.101010101010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10.0925147182506">
                <text:p>10.092514718250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10.0840336134454">
                <text:p>10.08403361344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10.0755667506297">
                <text:p>10.075566750629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10.0671140939597">
                <text:p>10.067114093959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10.0586756077117">
                <text:p>10.058675607711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10.0502512562814">
                <text:p>10.050251256281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10.0418410041841">
                <text:p>10.041841004184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10.0334448160535">
                <text:p>10.033444816053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10.0250626566416">
                <text:p>10.025062656641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10.016694490818">
                <text:p>10.0166944908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10.0083402835696">
                <text:p>10.008340283569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9.99167360532889">
                <text:p>9.9916736053288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9.98336106489185">
                <text:p>9.9833610648918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9.97506234413965">
                <text:p>9.9750623441396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9.96677740863787">
                <text:p>9.9667774086378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10.0414937759336">
                <text:p>10.041493775933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10.0331674958541">
                <text:p>10.033167495854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10.0248550124275">
                <text:p>10.024855012427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10.0165562913907">
                <text:p>10.016556291390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10.0082712985939">
                <text:p>10.008271298593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9.99174236168456">
                <text:p>9.9917423616845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9.98349834983498">
                <text:p>9.9834983498349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9.97526793075021">
                <text:p>9.9752679307502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9.9670510708402">
                <text:p>9.967051070840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9.95884773662552">
                <text:p>9.9588477366255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9.95065789473684">
                <text:p>9.9506578947368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9.94248151191454">
                <text:p>9.9424815119145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9.93431855500821">
                <text:p>9.9343185550082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9.92616899097621">
                <text:p>9.9261689909762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9.91803278688525">
                <text:p>9.9180327868852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9.90990990990991">
                <text:p>9.9099099099099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9.90180032733224">
                <text:p>9.9018003273322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9.89370400654129">
                <text:p>9.8937040065412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9.88562091503268">
                <text:p>9.8856209150326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9.87755102040816">
                <text:p>9.8775510204081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9.8694942903752">
                <text:p>9.869494290375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9.86145069274654">
                <text:p>9.8614506927465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9.85342019543974">
                <text:p>9.8534201954397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9.84540276647681">
                <text:p>9.8454027664768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9.83739837398374">
                <text:p>9.8373983739837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9.82940698619009">
                <text:p>9.8294069861900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9.82142857142857">
                <text:p>9.8214285714285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9.81346309813463">
                <text:p>9.8134630981346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9.80551053484603">
                <text:p>9.8055105348460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9.87854251012146">
                <text:p>9.8785425101214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9.8705501618123">
                <text:p>9.870550161812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9.86257073565077">
                <text:p>9.8625707356507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9.8546042003231">
                <text:p>9.854604200323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9.9273607748184">
                <text:p>9.927360774818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9.91935483870968">
                <text:p>9.9193548387096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9.91136180499597">
                <text:p>9.9113618049959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9.90338164251208">
                <text:p>9.9033816425120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9.89541432019308">
                <text:p>9.8954143201930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9.88745980707395">
                <text:p>9.8874598070739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9.87951807228916">
                <text:p>9.8795180722891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9.87158908507223">
                <text:p>9.8715890850722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9.86367281475541">
                <text:p>9.8636728147554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9.85576923076923">
                <text:p>9.8557692307692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9.84787830264211">
                <text:p>9.8478783026421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9.91207034372502">
                <text:p>9.9120703437250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9.90415335463259">
                <text:p>9.9041533546325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9.89624900239425">
                <text:p>9.8962490023942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9.96810207336523">
                <text:p>9.9681020733652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9.8804780876494">
                <text:p>9.880478087649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9.95222929936306">
                <text:p>9.9522292993630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9.86475735879077">
                <text:p>9.8647573587907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9.85691573926868">
                <text:p>9.8569157392686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9.84908657664813">
                <text:p>9.8490865766481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9.84126984126984">
                <text:p>9.8412698412698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9.8334655035686">
                <text:p>9.833465503568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9.8256735340729">
                <text:p>9.825673534072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9.89707046714173">
                <text:p>9.8970704671417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9.88924050632911">
                <text:p>9.8892405063291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9.88142292490119">
                <text:p>9.8814229249011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9.87361769352291">
                <text:p>9.8736176935229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9.86582478295185">
                <text:p>9.8658247829518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9.85804416403786">
                <text:p>9.8580441640378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9.85027580772262">
                <text:p>9.8502758077226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9.84251968503937">
                <text:p>9.8425196850393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9.83477576711251">
                <text:p>9.8347757671125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9.82704402515723">
                <text:p>9.8270440251572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9.81932443047918">
                <text:p>9.819324430479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9.8116169544741">
                <text:p>9.811616954474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9.79623824451411">
                <text:p>9.7962382445141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9.78856695379796">
                <text:p>9.7885669537979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9.78090766823161">
                <text:p>9.7809076682316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9.77326035965598">
                <text:p>9.773260359655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9.765625">
                <text:p>9.76562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9.75800156128025">
                <text:p>9.758001561280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9.82839313572543">
                <text:p>9.8283931357254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9.8207326578332">
                <text:p>9.820732657833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9.81308411214953">
                <text:p>9.8130841121495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9.80544747081712">
                <text:p>9.8054474708171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9.79782270606532">
                <text:p>9.7978227060653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9.79020979020979">
                <text:p>9.7902097902097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9.78260869565217">
                <text:p>9.7826086956521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9.85259891388673">
                <text:p>9.852598913886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9.84496124031008">
                <text:p>9.8449612403100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9.83733539891557">
                <text:p>9.8373353989155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9.90712074303406">
                <text:p>9.9071207430340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9.89945862335654">
                <text:p>9.8994586233565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9.89180834621329">
                <text:p>9.8918083462132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9.88416988416988">
                <text:p>9.8841698841698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9.87654320987654">
                <text:p>9.8765432098765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9.86892829606785">
                <text:p>9.8689282960678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9.8613251155624">
                <text:p>9.86132511556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9.85373364126251">
                <text:p>9.8537336412625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9.84615384615385">
                <text:p>9.8461538461538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9.83858570330515">
                <text:p>9.8385857033051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9.8310291858679">
                <text:p>9.831029185867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9.82348426707598">
                <text:p>9.8234842670759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9.89263803680982">
                <text:p>9.8926380368098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9.80842911877395">
                <text:p>9.8084291187739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9.80091883614089">
                <text:p>9.8009188361408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9.79342004590666">
                <text:p>9.7934200459066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9.78593272171254">
                <text:p>9.7859327217125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9.77845683728037">
                <text:p>9.7784568372803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9.77099236641221">
                <text:p>9.7709923664122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9.76353928299008">
                <text:p>9.7635392829900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9.75609756097561">
                <text:p>9.7560975609756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9.74866717440975">
                <text:p>9.7486671744097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9.74124809741248">
                <text:p>9.7412480974124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9.73384030418251">
                <text:p>9.7338403041825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9.72644376899696">
                <text:p>9.7264437689969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9.87091875474563">
                <text:p>9.8709187547456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9.93930197268589">
                <text:p>9.9393019726858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9.93176648976497">
                <text:p>9.9317664897649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9.99242997728993">
                <text:p>9.9924299772899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9.98487140695915">
                <text:p>9.9848714069591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9.97732426303855">
                <text:p>9.9773242630385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9.96978851963746">
                <text:p>9.9697885196374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9.9622641509434">
                <text:p>9.962264150943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9.95475113122172">
                <text:p>9.9547511312217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9.94724943481537">
                <text:p>9.9472494348153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9.93975903614458">
                <text:p>9.9397590361445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9.93227990970655">
                <text:p>9.9322799097065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9.92481203007519">
                <text:p>9.9248120300751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9.91735537190083">
                <text:p>9.9173553719008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9.90990990990991">
                <text:p>9.9099099099099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9.90247561890473">
                <text:p>9.9024756189047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9.89505247376312">
                <text:p>9.8950524737631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9.8876404494382">
                <text:p>9.887640449438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9.88023952095808">
                <text:p>9.8802395209580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9.87284966342558">
                <text:p>9.8728496634255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9.86547085201794">
                <text:p>9.8654708520179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9.85810306198656">
                <text:p>9.8581030619865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9.85074626865672">
                <text:p>9.8507462686567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9.84340044742729">
                <text:p>9.8434004474272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9.83606557377049">
                <text:p>9.8360655737704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9.82874162323157">
                <text:p>9.8287416232315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9.82142857142857">
                <text:p>9.8214285714285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9.88847583643123">
                <text:p>9.8884758364312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9.88112927191679">
                <text:p>9.8811292719167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9.87379361544172">
                <text:p>9.8737936154417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9.86646884272997">
                <text:p>9.8664688427299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9.85915492957746">
                <text:p>9.8591549295774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9.85185185185185">
                <text:p>9.8518518518518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9.84455958549223">
                <text:p>9.8445595854922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9.83727810650888">
                <text:p>9.8372781065088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9.830007390983">
                <text:p>9.83000739098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9.82274741506647">
                <text:p>9.8227474150664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9.81549815498155">
                <text:p>9.815498154981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9.80825958702065">
                <text:p>9.8082595870206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9.80103168754606">
                <text:p>9.8010316875460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9.79381443298969">
                <text:p>9.7938144329896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9.78660779985283">
                <text:p>9.7866077998528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9.77941176470588">
                <text:p>9.7794117647058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9.7722263041881">
                <text:p>9.772226304188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9.76505139500734">
                <text:p>9.7650513950073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9.75788701393984">
                <text:p>9.7578870139398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9.75073313782991">
                <text:p>9.7507331378299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9.74358974358974">
                <text:p>9.7435897435897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9.73645680819912">
                <text:p>9.7364568081991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9.72933430870519">
                <text:p>9.7293343087051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9.72222222222222">
                <text:p>9.7222222222222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9.71512052593134">
                <text:p>9.7151205259313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9.70802919708029">
                <text:p>9.7080291970802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9.70094821298322">
                <text:p>9.7009482129832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9.69387755102041">
                <text:p>9.6938775510204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9.68681718863802">
                <text:p>9.6868171886380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9.67976710334789">
                <text:p>9.6797671033478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9.67272727272727">
                <text:p>9.6727272727272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9.6656976744186">
                <text:p>9.665697674418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9.65867828612927">
                <text:p>9.6586782861292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9.65166908563135">
                <text:p>9.6516690856313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9.64467005076142">
                <text:p>9.6446700507614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9.63768115942029">
                <text:p>9.6376811594202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9.63070238957277">
                <text:p>9.6307023895727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9.62373371924747">
                <text:p>9.6237337192474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9.61677512653652">
                <text:p>9.6167751265365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9.60982658959538">
                <text:p>9.6098265895953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9.6028880866426">
                <text:p>9.602888086642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9.5959595959596">
                <text:p>9.595959595959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9.66113914924297">
                <text:p>9.6611391492429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9.65417867435158">
                <text:p>9.6541786743515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9.64722822174226">
                <text:p>9.6472282217422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9.56834532374101">
                <text:p>9.5683453237410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9.6333572969087">
                <text:p>9.633357296908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9.55459770114943">
                <text:p>9.5545977011494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9.61952620244078">
                <text:p>9.6195262024407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9.61262553802009">
                <text:p>9.6126255380200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9.60573476702509">
                <text:p>9.6057347670250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9.59885386819484">
                <text:p>9.5988538681948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9.59198282032928">
                <text:p>9.5919828203292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9.65665236051502">
                <text:p>9.6566523605150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10.0071479628306">
                <text:p>10.007147962830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9.99286224125625">
                <text:p>9.9928622412562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9.98573466476462">
                <text:p>9.9857346647646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9.97861724875267">
                <text:p>9.9786172487526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10.042735042735">
                <text:p>10.04273504273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10.1067615658363">
                <text:p>10.106761565836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10.1706970128023">
                <text:p>10.170697012802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10.1634683724236">
                <text:p>10.163468372423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10.15625">
                <text:p>10.1562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10.1490418736693">
                <text:p>10.149041873669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10.1418439716312">
                <text:p>10.141843971631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10.1346562721474">
                <text:p>10.134656272147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10.1274787535411">
                <text:p>10.127478753541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10.1203113941967">
                <text:p>10.120311394196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10.1131541725601">
                <text:p>10.113154172560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10.1060070671378">
                <text:p>10.106007067137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10.1694915254237">
                <text:p>10.169491525423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10.1623147494707">
                <text:p>10.162314749470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10.1551480959097">
                <text:p>10.155148095909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10.1479915433404">
                <text:p>10.147991543340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10.1408450704225">
                <text:p>10.140845070422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10.1337086558761">
                <text:p>10.133708655876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10.196905766526">
                <text:p>10.19690576652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10.1897399859452">
                <text:p>10.189739985945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10.1825842696629">
                <text:p>10.182584269662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10.1754385964912">
                <text:p>10.175438596491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10.2384291725105">
                <text:p>10.238429172510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10.2312543798178">
                <text:p>10.231254379817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10.2240896358543">
                <text:p>10.224089635854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10.2169349195241">
                <text:p>10.216934919524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10.2097902097902">
                <text:p>10.209790209790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10.2026554856744">
                <text:p>10.202655485674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10.195530726257">
                <text:p>10.19553072625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10.1884159106769">
                <text:p>10.188415910676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10.2510460251046">
                <text:p>10.251046025104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10.2439024390244">
                <text:p>10.243902439024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10.2367688022284">
                <text:p>10.236768802228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10.2296450939457">
                <text:p>10.229645093945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10.2225312934631">
                <text:p>10.222531293463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10.2154273801251">
                <text:p>10.215427380125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10.2083333333333">
                <text:p>10.208333333333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10.2012491325468">
                <text:p>10.201249132546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10.1941747572816">
                <text:p>10.194174757281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10.1871101871102">
                <text:p>10.187110187110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10.1800554016621">
                <text:p>10.180055401662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10.1730103806228">
                <text:p>10.173010380622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10.1659751037344">
                <text:p>10.165975103734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10.1589495507948">
                <text:p>10.158949550794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10.1519337016575">
                <text:p>10.151933701657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10.1449275362319">
                <text:p>10.144927536231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10.1379310344828">
                <text:p>10.137931034482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10.13094417643">
                <text:p>10.1309441764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10.1239669421488">
                <text:p>10.123966942148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10.1169993117688">
                <text:p>10.116999311768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10.1100412654746">
                <text:p>10.110041265474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10.1030927835052">
                <text:p>10.103092783505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10.0961538461538">
                <text:p>10.096153846153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10.089224433768">
                <text:p>10.08922443376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10.082304526749">
                <text:p>10.08230452674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10.212474297464">
                <text:p>10.21247429746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10.2739726027397">
                <text:p>10.273972602739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10.2669404517454">
                <text:p>10.266940451745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10.328317373461">
                <text:p>10.32831737346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10.3896103896104">
                <text:p>10.389610389610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10.3825136612022">
                <text:p>10.382513661202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10.3754266211604">
                <text:p>10.375426621160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10.3683492496589">
                <text:p>10.368349249658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10.3612815269257">
                <text:p>10.361281526925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10.3542234332425">
                <text:p>10.354223433242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10.4152484683458">
                <text:p>10.415248468345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10.4081632653061">
                <text:p>10.408163265306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10.4010876954453">
                <text:p>10.401087695445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10.3940217391304">
                <text:p>10.394021739130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10.3869653767821">
                <text:p>10.386965376782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10.3799185888738">
                <text:p>10.379918588873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10.3728813559322">
                <text:p>10.372881355932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10.3658536585366">
                <text:p>10.365853658536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10.3588354773189">
                <text:p>10.358835477318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10.3518267929635">
                <text:p>10.351826792963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10.3448275862069">
                <text:p>10.344827586206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10.3378378378378">
                <text:p>10.337837837837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10.3308575286968">
                <text:p>10.330857528696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10.3238866396761">
                <text:p>10.323886639676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10.3169251517195">
                <text:p>10.316925151719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10.3099730458221">
                <text:p>10.309973045822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10.3703703703704">
                <text:p>10.370370370370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10.3633916554509">
                <text:p>10.363391655450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10.4236718224613">
                <text:p>10.423671822461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10.4096709200806">
                <text:p>10.409670920080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10.4026845637584">
                <text:p>10.402684563758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10.3957075788062">
                <text:p>10.395707578806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10.3887399463807">
                <text:p>10.388739946380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10.3817816476892">
                <text:p>10.381781647689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10.3748326639893">
                <text:p>10.374832663989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10.3678929765886">
                <text:p>10.367892976588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10.427807486631">
                <text:p>10.42780748663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10.4208416833667">
                <text:p>10.420841683366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10.4138851802403">
                <text:p>10.413885180240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10.4069379586391">
                <text:p>10.406937958639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10.3930712858095">
                <text:p>10.393071285809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10.3861517976032">
                <text:p>10.386151797603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1">
                <text:p>1501</text:p>
              </table:table-cell>
              <table:table-cell office:value-type="float" office:value="10.3792415169661">
                <text:p>10.379241516966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2">
                <text:p>1502</text:p>
              </table:table-cell>
              <table:table-cell office:value-type="float" office:value="10.3723404255319">
                <text:p>10.372340425531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3">
                <text:p>1503</text:p>
              </table:table-cell>
              <table:table-cell office:value-type="float" office:value="10.3654485049834">
                <text:p>10.365448504983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4">
                <text:p>1504</text:p>
              </table:table-cell>
              <table:table-cell office:value-type="float" office:value="10.4249667994688">
                <text:p>10.424966799468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5">
                <text:p>1505</text:p>
              </table:table-cell>
              <table:table-cell office:value-type="float" office:value="10.4180491041805">
                <text:p>10.418049104180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6">
                <text:p>1506</text:p>
              </table:table-cell>
              <table:table-cell office:value-type="float" office:value="10.4111405835544">
                <text:p>10.411140583554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7">
                <text:p>1507</text:p>
              </table:table-cell>
              <table:table-cell office:value-type="float" office:value="10.4705102717031">
                <text:p>10.470510271703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8">
                <text:p>1508</text:p>
              </table:table-cell>
              <table:table-cell office:value-type="float" office:value="10.4635761589404">
                <text:p>10.463576158940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9">
                <text:p>1509</text:p>
              </table:table-cell>
              <table:table-cell office:value-type="float" office:value="10.4566512243547">
                <text:p>10.456651224354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0">
                <text:p>1510</text:p>
              </table:table-cell>
              <table:table-cell office:value-type="float" office:value="10.4497354497354">
                <text:p>10.449735449735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1">
                <text:p>1511</text:p>
              </table:table-cell>
              <table:table-cell office:value-type="float" office:value="10.44282881692">
                <text:p>10.4428288169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2">
                <text:p>1512</text:p>
              </table:table-cell>
              <table:table-cell office:value-type="float" office:value="10.4359313077939">
                <text:p>10.435931307793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3">
                <text:p>1513</text:p>
              </table:table-cell>
              <table:table-cell office:value-type="float" office:value="10.4290429042904">
                <text:p>10.429042904290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4">
                <text:p>1514</text:p>
              </table:table-cell>
              <table:table-cell office:value-type="float" office:value="10.4221635883905">
                <text:p>10.422163588390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5">
                <text:p>1515</text:p>
              </table:table-cell>
              <table:table-cell office:value-type="float" office:value="10.4152933421226">
                <text:p>10.415293342122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6">
                <text:p>1516</text:p>
              </table:table-cell>
              <table:table-cell office:value-type="float" office:value="10.4084321475626">
                <text:p>10.408432147562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7">
                <text:p>1517</text:p>
              </table:table-cell>
              <table:table-cell office:value-type="float" office:value="10.4674127715602">
                <text:p>10.467412771560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8">
                <text:p>1518</text:p>
              </table:table-cell>
              <table:table-cell office:value-type="float" office:value="10.4605263157895">
                <text:p>10.460526315789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9">
                <text:p>1519</text:p>
              </table:table-cell>
              <table:table-cell office:value-type="float" office:value="10.4536489151874">
                <text:p>10.453648915187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0">
                <text:p>1520</text:p>
              </table:table-cell>
              <table:table-cell office:value-type="float" office:value="10.4467805519054">
                <text:p>10.446780551905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1">
                <text:p>1521</text:p>
              </table:table-cell>
              <table:table-cell office:value-type="float" office:value="10.4399212081418">
                <text:p>10.439921208141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2">
                <text:p>1522</text:p>
              </table:table-cell>
              <table:table-cell office:value-type="float" office:value="10.4330708661417">
                <text:p>10.433070866141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3">
                <text:p>1523</text:p>
              </table:table-cell>
              <table:table-cell office:value-type="float" office:value="10.4262295081967">
                <text:p>10.426229508196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4">
                <text:p>1524</text:p>
              </table:table-cell>
              <table:table-cell office:value-type="float" office:value="10.4193971166448">
                <text:p>10.419397116644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5">
                <text:p>1525</text:p>
              </table:table-cell>
              <table:table-cell office:value-type="float" office:value="10.4780615586117">
                <text:p>10.478061558611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6">
                <text:p>1526</text:p>
              </table:table-cell>
              <table:table-cell office:value-type="float" office:value="10.4712041884817">
                <text:p>10.471204188481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7">
                <text:p>1527</text:p>
              </table:table-cell>
              <table:table-cell office:value-type="float" office:value="10.595160235448">
                <text:p>10.59516023544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8">
                <text:p>1528</text:p>
              </table:table-cell>
              <table:table-cell office:value-type="float" office:value="10.5882352941176">
                <text:p>10.588235294117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9">
                <text:p>1529</text:p>
              </table:table-cell>
              <table:table-cell office:value-type="float" office:value="10.6466361854997">
                <text:p>10.646636185499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0">
                <text:p>1530</text:p>
              </table:table-cell>
              <table:table-cell office:value-type="float" office:value="10.6396866840731">
                <text:p>10.639686684073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1">
                <text:p>1531</text:p>
              </table:table-cell>
              <table:table-cell office:value-type="float" office:value="10.6327462491846">
                <text:p>10.632746249184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2">
                <text:p>1532</text:p>
              </table:table-cell>
              <table:table-cell office:value-type="float" office:value="10.625814863103">
                <text:p>10.62581486310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3">
                <text:p>1533</text:p>
              </table:table-cell>
              <table:table-cell office:value-type="float" office:value="10.6188925081433">
                <text:p>10.618892508143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10.6119791666667">
                <text:p>10.611979166666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5">
                <text:p>1535</text:p>
              </table:table-cell>
              <table:table-cell office:value-type="float" office:value="10.60507482108">
                <text:p>10.6050748210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6">
                <text:p>1536</text:p>
              </table:table-cell>
              <table:table-cell office:value-type="float" office:value="10.5981794538362">
                <text:p>10.598179453836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7">
                <text:p>1537</text:p>
              </table:table-cell>
              <table:table-cell office:value-type="float" office:value="10.5912930474334">
                <text:p>10.591293047433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8">
                <text:p>1538</text:p>
              </table:table-cell>
              <table:table-cell office:value-type="float" office:value="10.5844155844156">
                <text:p>10.584415584415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9">
                <text:p>1539</text:p>
              </table:table-cell>
              <table:table-cell office:value-type="float" office:value="10.5775470473718">
                <text:p>10.577547047371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0">
                <text:p>1540</text:p>
              </table:table-cell>
              <table:table-cell office:value-type="float" office:value="10.5706874189364">
                <text:p>10.570687418936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1">
                <text:p>1541</text:p>
              </table:table-cell>
              <table:table-cell office:value-type="float" office:value="10.5638366817887">
                <text:p>10.563836681788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2">
                <text:p>1542</text:p>
              </table:table-cell>
              <table:table-cell office:value-type="float" office:value="10.5569948186529">
                <text:p>10.556994818652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3">
                <text:p>1543</text:p>
              </table:table-cell>
              <table:table-cell office:value-type="float" office:value="10.5501618122977">
                <text:p>10.550161812297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4">
                <text:p>1544</text:p>
              </table:table-cell>
              <table:table-cell office:value-type="float" office:value="10.5433376455369">
                <text:p>10.543337645536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5">
                <text:p>1545</text:p>
              </table:table-cell>
              <table:table-cell office:value-type="float" office:value="10.5365223012282">
                <text:p>10.536522301228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6">
                <text:p>1546</text:p>
              </table:table-cell>
              <table:table-cell office:value-type="float" office:value="10.5297157622739">
                <text:p>10.529715762273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7">
                <text:p>1547</text:p>
              </table:table-cell>
              <table:table-cell office:value-type="float" office:value="10.5229180116204">
                <text:p>10.522918011620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8">
                <text:p>1548</text:p>
              </table:table-cell>
              <table:table-cell office:value-type="float" office:value="10.5806451612903">
                <text:p>10.580645161290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9">
                <text:p>1549</text:p>
              </table:table-cell>
              <table:table-cell office:value-type="float" office:value="10.5738233397808">
                <text:p>10.573823339780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0">
                <text:p>1550</text:p>
              </table:table-cell>
              <table:table-cell office:value-type="float" office:value="10.6314432989691">
                <text:p>10.631443298969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1">
                <text:p>1551</text:p>
              </table:table-cell>
              <table:table-cell office:value-type="float" office:value="10.624597553123">
                <text:p>10.62459755312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2">
                <text:p>1552</text:p>
              </table:table-cell>
              <table:table-cell office:value-type="float" office:value="10.6177606177606">
                <text:p>10.617760617760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3">
                <text:p>1553</text:p>
              </table:table-cell>
              <table:table-cell office:value-type="float" office:value="10.6109324758842">
                <text:p>10.610932475884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4">
                <text:p>1554</text:p>
              </table:table-cell>
              <table:table-cell office:value-type="float" office:value="10.6041131105398">
                <text:p>10.604113110539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5">
                <text:p>1555</text:p>
              </table:table-cell>
              <table:table-cell office:value-type="float" office:value="10.597302504817">
                <text:p>10.59730250481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6">
                <text:p>1556</text:p>
              </table:table-cell>
              <table:table-cell office:value-type="float" office:value="10.5905006418485">
                <text:p>10.590500641848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0.5837075048108">
                <text:p>10.583707504810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8">
                <text:p>1558</text:p>
              </table:table-cell>
              <table:table-cell office:value-type="float" office:value="10.5769230769231">
                <text:p>10.576923076923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9">
                <text:p>1559</text:p>
              </table:table-cell>
              <table:table-cell office:value-type="float" office:value="10.5701473414478">
                <text:p>10.570147341447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0">
                <text:p>1560</text:p>
              </table:table-cell>
              <table:table-cell office:value-type="float" office:value="10.5633802816901">
                <text:p>10.563380281690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10.5566218809981">
                <text:p>10.556621880998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2">
                <text:p>1562</text:p>
              </table:table-cell>
              <table:table-cell office:value-type="float" office:value="10.5498721227621">
                <text:p>10.549872122762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3">
                <text:p>1563</text:p>
              </table:table-cell>
              <table:table-cell office:value-type="float" office:value="10.5431309904153">
                <text:p>10.543130990415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4">
                <text:p>1564</text:p>
              </table:table-cell>
              <table:table-cell office:value-type="float" office:value="10.536398467433">
                <text:p>10.5363984674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5">
                <text:p>1565</text:p>
              </table:table-cell>
              <table:table-cell office:value-type="float" office:value="10.5296745373325">
                <text:p>10.529674537332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6">
                <text:p>1566</text:p>
              </table:table-cell>
              <table:table-cell office:value-type="float" office:value="10.5229591836735">
                <text:p>10.522959183673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7">
                <text:p>1567</text:p>
              </table:table-cell>
              <table:table-cell office:value-type="float" office:value="10.4525175270873">
                <text:p>10.452517527087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8">
                <text:p>1568</text:p>
              </table:table-cell>
              <table:table-cell office:value-type="float" office:value="10.5095541401274">
                <text:p>10.509554140127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9">
                <text:p>1569</text:p>
              </table:table-cell>
              <table:table-cell office:value-type="float" office:value="10.5028644175684">
                <text:p>10.502864417568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0">
                <text:p>1570</text:p>
              </table:table-cell>
              <table:table-cell office:value-type="float" office:value="10.4961832061069">
                <text:p>10.496183206106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1">
                <text:p>1571</text:p>
              </table:table-cell>
              <table:table-cell office:value-type="float" office:value="10.4895104895105">
                <text:p>10.489510489510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">
                <text:p>1572</text:p>
              </table:table-cell>
              <table:table-cell office:value-type="float" office:value="10.4828462515883">
                <text:p>10.482846251588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3">
                <text:p>1573</text:p>
              </table:table-cell>
              <table:table-cell office:value-type="float" office:value="10.4761904761905">
                <text:p>10.476190476190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4">
                <text:p>1574</text:p>
              </table:table-cell>
              <table:table-cell office:value-type="float" office:value="10.4695431472081">
                <text:p>10.469543147208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5">
                <text:p>1575</text:p>
              </table:table-cell>
              <table:table-cell office:value-type="float" office:value="10.4629042485732">
                <text:p>10.462904248573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6">
                <text:p>1576</text:p>
              </table:table-cell>
              <table:table-cell office:value-type="float" office:value="10.5196451204056">
                <text:p>10.519645120405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7">
                <text:p>1577</text:p>
              </table:table-cell>
              <table:table-cell office:value-type="float" office:value="10.51298290057">
                <text:p>10.5129829005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8">
                <text:p>1578</text:p>
              </table:table-cell>
              <table:table-cell office:value-type="float" office:value="10.506329113924">
                <text:p>10.50632911392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9">
                <text:p>1579</text:p>
              </table:table-cell>
              <table:table-cell office:value-type="float" office:value="10.5629348513599">
                <text:p>10.562934851359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0">
                <text:p>1580</text:p>
              </table:table-cell>
              <table:table-cell office:value-type="float" office:value="10.5562579013906">
                <text:p>10.556257901390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1">
                <text:p>1581</text:p>
              </table:table-cell>
              <table:table-cell office:value-type="float" office:value="10.612760581175">
                <text:p>10.61276058117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2">
                <text:p>1582</text:p>
              </table:table-cell>
              <table:table-cell office:value-type="float" office:value="10.6060606060606">
                <text:p>10.606060606060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3">
                <text:p>1583</text:p>
              </table:table-cell>
              <table:table-cell office:value-type="float" office:value="10.5993690851735">
                <text:p>10.599369085173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4">
                <text:p>1584</text:p>
              </table:table-cell>
              <table:table-cell office:value-type="float" office:value="10.655737704918">
                <text:p>10.65573770491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5">
                <text:p>1585</text:p>
              </table:table-cell>
              <table:table-cell office:value-type="float" office:value="10.6490233144297">
                <text:p>10.649023314429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6">
                <text:p>1586</text:p>
              </table:table-cell>
              <table:table-cell office:value-type="float" office:value="10.6423173803526">
                <text:p>10.642317380352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7">
                <text:p>1587</text:p>
              </table:table-cell>
              <table:table-cell office:value-type="float" office:value="10.6356198867212">
                <text:p>10.635619886721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8">
                <text:p>1588</text:p>
              </table:table-cell>
              <table:table-cell office:value-type="float" office:value="10.6918238993711">
                <text:p>10.691823899371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9">
                <text:p>1589</text:p>
              </table:table-cell>
              <table:table-cell office:value-type="float" office:value="10.6851037083595">
                <text:p>10.685103708359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0">
                <text:p>1590</text:p>
              </table:table-cell>
              <table:table-cell office:value-type="float" office:value="10.7412060301508">
                <text:p>10.741206030150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1">
                <text:p>1591</text:p>
              </table:table-cell>
              <table:table-cell office:value-type="float" office:value="10.7344632768362">
                <text:p>10.734463276836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2">
                <text:p>1592</text:p>
              </table:table-cell>
              <table:table-cell office:value-type="float" office:value="10.7277289836888">
                <text:p>10.727728983688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3">
                <text:p>1593</text:p>
              </table:table-cell>
              <table:table-cell office:value-type="float" office:value="10.7210031347962">
                <text:p>10.721003134796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4">
                <text:p>1594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5">
                <text:p>1595</text:p>
              </table:table-cell>
              <table:table-cell office:value-type="float" office:value="10.7075767063244">
                <text:p>10.707576706324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6">
                <text:p>1596</text:p>
              </table:table-cell>
              <table:table-cell office:value-type="float" office:value="10.7008760951189">
                <text:p>10.700876095118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7">
                <text:p>1597</text:p>
              </table:table-cell>
              <table:table-cell office:value-type="float" office:value="10.7567229518449">
                <text:p>10.756722951844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8">
                <text:p>1598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9">
                <text:p>1599</text:p>
              </table:table-cell>
              <table:table-cell office:value-type="float" office:value="10.7432854465959">
                <text:p>10.743285446595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0">
                <text:p>1600</text:p>
              </table:table-cell>
              <table:table-cell office:value-type="float" office:value="10.6741573033708">
                <text:p>10.674157303370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1">
                <text:p>1601</text:p>
              </table:table-cell>
              <table:table-cell office:value-type="float" office:value="10.7298814722396">
                <text:p>10.729881472239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2">
                <text:p>1602</text:p>
              </table:table-cell>
              <table:table-cell office:value-type="float" office:value="10.7231920199501">
                <text:p>10.723192019950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3">
                <text:p>1603</text:p>
              </table:table-cell>
              <table:table-cell office:value-type="float" office:value="10.6542056074766">
                <text:p>10.654205607476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4">
                <text:p>1604</text:p>
              </table:table-cell>
              <table:table-cell office:value-type="float" office:value="10.0871731008717">
                <text:p>10.087173100871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5">
                <text:p>1605</text:p>
              </table:table-cell>
              <table:table-cell office:value-type="float" office:value="10.0808960796515">
                <text:p>10.080896079651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6">
                <text:p>1606</text:p>
              </table:table-cell>
              <table:table-cell office:value-type="float" office:value="10.0124378109453">
                <text:p>10.012437810945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7">
                <text:p>1607</text:p>
              </table:table-cell>
              <table:table-cell office:value-type="float" office:value="10.0683654443754">
                <text:p>10.068365444375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8">
                <text:p>1608</text:p>
              </table:table-cell>
              <table:table-cell office:value-type="float" office:value="10.1242236024845">
                <text:p>10.124223602484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09">
                <text:p>1609</text:p>
              </table:table-cell>
              <table:table-cell office:value-type="float" office:value="10.2420856610801">
                <text:p>10.242085661080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0">
                <text:p>1610</text:p>
              </table:table-cell>
              <table:table-cell office:value-type="float" office:value="10.2357320099256">
                <text:p>10.235732009925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1">
                <text:p>1611</text:p>
              </table:table-cell>
              <table:table-cell office:value-type="float" office:value="10.2293862368258">
                <text:p>10.229386236825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2">
                <text:p>1612</text:p>
              </table:table-cell>
              <table:table-cell office:value-type="float" office:value="10.2230483271375">
                <text:p>10.223048327137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3">
                <text:p>1613</text:p>
              </table:table-cell>
              <table:table-cell office:value-type="float" office:value="10.2167182662539">
                <text:p>10.216718266253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4">
                <text:p>1614</text:p>
              </table:table-cell>
              <table:table-cell office:value-type="float" office:value="10.3341584158416">
                <text:p>10.334158415841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5">
                <text:p>1615</text:p>
              </table:table-cell>
              <table:table-cell office:value-type="float" office:value="10.2659245516388">
                <text:p>10.265924551638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6">
                <text:p>1616</text:p>
              </table:table-cell>
              <table:table-cell office:value-type="float" office:value="10.2595797280593">
                <text:p>10.259579728059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7">
                <text:p>1617</text:p>
              </table:table-cell>
              <table:table-cell office:value-type="float" office:value="10.3150092649784">
                <text:p>10.315009264978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8">
                <text:p>1618</text:p>
              </table:table-cell>
              <table:table-cell office:value-type="float" office:value="10.3086419753086">
                <text:p>10.308641975308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9">
                <text:p>1619</text:p>
              </table:table-cell>
              <table:table-cell office:value-type="float" office:value="10.302282541641">
                <text:p>10.30228254164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0">
                <text:p>1620</text:p>
              </table:table-cell>
              <table:table-cell office:value-type="float" office:value="10.3575832305795">
                <text:p>10.357583230579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1">
                <text:p>1621</text:p>
              </table:table-cell>
              <table:table-cell office:value-type="float" office:value="10.720887245841">
                <text:p>10.72088724584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2">
                <text:p>1622</text:p>
              </table:table-cell>
              <table:table-cell office:value-type="float" office:value="10.6527093596059">
                <text:p>10.652709359605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3">
                <text:p>1623</text:p>
              </table:table-cell>
              <table:table-cell office:value-type="float" office:value="10.7076923076923">
                <text:p>10.707692307692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4">
                <text:p>1624</text:p>
              </table:table-cell>
              <table:table-cell office:value-type="float" office:value="10.7011070110701">
                <text:p>10.701107011070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5">
                <text:p>1625</text:p>
              </table:table-cell>
              <table:table-cell office:value-type="float" office:value="10.6330669944683">
                <text:p>10.633066994468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6">
                <text:p>1626</text:p>
              </table:table-cell>
              <table:table-cell office:value-type="float" office:value="10.1351351351351">
                <text:p>10.135135135135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7">
                <text:p>1627</text:p>
              </table:table-cell>
              <table:table-cell office:value-type="float" office:value="10.3130755064457">
                <text:p>10.313075506445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8">
                <text:p>1628</text:p>
              </table:table-cell>
              <table:table-cell office:value-type="float" office:value="10.6748466257669">
                <text:p>10.674846625766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29">
                <text:p>1629</text:p>
              </table:table-cell>
              <table:table-cell office:value-type="float" office:value="10.6683016554261">
                <text:p>10.668301655426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0">
                <text:p>1630</text:p>
              </table:table-cell>
              <table:table-cell office:value-type="float" office:value="10.6004901960784">
                <text:p>10.600490196078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1">
                <text:p>1631</text:p>
              </table:table-cell>
              <table:table-cell office:value-type="float" office:value="10.6552357624005">
                <text:p>10.655235762400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2">
                <text:p>1632</text:p>
              </table:table-cell>
              <table:table-cell office:value-type="float" office:value="10.6487148102815">
                <text:p>10.648714810281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3">
                <text:p>1633</text:p>
              </table:table-cell>
              <table:table-cell office:value-type="float" office:value="10.6422018348624">
                <text:p>10.642201834862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4">
                <text:p>1634</text:p>
              </table:table-cell>
              <table:table-cell office:value-type="float" office:value="10.6356968215159">
                <text:p>10.635696821515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5">
                <text:p>1635</text:p>
              </table:table-cell>
              <table:table-cell office:value-type="float" office:value="10.6291997556506">
                <text:p>10.629199755650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6">
                <text:p>1636</text:p>
              </table:table-cell>
              <table:table-cell office:value-type="float" office:value="10.6227106227106">
                <text:p>10.622710622710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7">
                <text:p>1637</text:p>
              </table:table-cell>
              <table:table-cell office:value-type="float" office:value="10.6772422208664">
                <text:p>10.677242220866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8">
                <text:p>1638</text:p>
              </table:table-cell>
              <table:table-cell office:value-type="float" office:value="10.6707317073171">
                <text:p>10.670731707317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39">
                <text:p>1639</text:p>
              </table:table-cell>
              <table:table-cell office:value-type="float" office:value="10.6642291285801">
                <text:p>10.664229128580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0">
                <text:p>1640</text:p>
              </table:table-cell>
              <table:table-cell office:value-type="float" office:value="10.5968331303289">
                <text:p>10.596833130328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0.5295191722459">
                <text:p>10.529519172245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2">
                <text:p>1642</text:p>
              </table:table-cell>
              <table:table-cell office:value-type="float" office:value="10.5231143552311">
                <text:p>10.523114355231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3">
                <text:p>1643</text:p>
              </table:table-cell>
              <table:table-cell office:value-type="float" office:value="10.0911854103343">
                <text:p>10.091185410334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4">
                <text:p>1644</text:p>
              </table:table-cell>
              <table:table-cell office:value-type="float" office:value="10.1458080194411">
                <text:p>10.145808019441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5">
                <text:p>1645</text:p>
              </table:table-cell>
              <table:table-cell office:value-type="float" office:value="10.5646630236794">
                <text:p>10.564663023679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6">
                <text:p>1646</text:p>
              </table:table-cell>
              <table:table-cell office:value-type="float" office:value="10.5582524271845">
                <text:p>10.558252427184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7">
                <text:p>1647</text:p>
              </table:table-cell>
              <table:table-cell office:value-type="float" office:value="10.5518496058217">
                <text:p>10.551849605821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8">
                <text:p>1648</text:p>
              </table:table-cell>
              <table:table-cell office:value-type="float" office:value="10.5454545454545">
                <text:p>10.545454545454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9">
                <text:p>1649</text:p>
              </table:table-cell>
              <table:table-cell office:value-type="float" office:value="10.5390672319806">
                <text:p>10.539067231980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0">
                <text:p>1650</text:p>
              </table:table-cell>
              <table:table-cell office:value-type="float" office:value="10.5326876513317">
                <text:p>10.532687651331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1">
                <text:p>1651</text:p>
              </table:table-cell>
              <table:table-cell office:value-type="float" office:value="10.5868118572293">
                <text:p>10.586811857229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2">
                <text:p>1652</text:p>
              </table:table-cell>
              <table:table-cell office:value-type="float" office:value="10.5199516324063">
                <text:p>10.519951632406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3">
                <text:p>1653</text:p>
              </table:table-cell>
              <table:table-cell office:value-type="float" office:value="10.1510574018127">
                <text:p>10.151057401812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4">
                <text:p>1654</text:p>
              </table:table-cell>
              <table:table-cell office:value-type="float" office:value="10.024154589372">
                <text:p>10.02415458937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5">
                <text:p>1655</text:p>
              </table:table-cell>
              <table:table-cell office:value-type="float" office:value="10.0181050090525">
                <text:p>10.018105009052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6">
                <text:p>1656</text:p>
              </table:table-cell>
              <table:table-cell office:value-type="float" office:value="10.1930036188179">
                <text:p>10.193003618817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7">
                <text:p>1657</text:p>
              </table:table-cell>
              <table:table-cell office:value-type="float" office:value="10.0663050030139">
                <text:p>10.066305003013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8">
                <text:p>1658</text:p>
              </table:table-cell>
              <table:table-cell office:value-type="float" office:value="10.0602409638554">
                <text:p>10.060240963855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59">
                <text:p>1659</text:p>
              </table:table-cell>
              <table:table-cell office:value-type="float" office:value="9.93377483443709">
                <text:p>9.9337748344370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0">
                <text:p>1660</text:p>
              </table:table-cell>
              <table:table-cell office:value-type="float" office:value="9.92779783393502">
                <text:p>9.9277978339350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1">
                <text:p>1661</text:p>
              </table:table-cell>
              <table:table-cell office:value-type="float" office:value="9.92182802164763">
                <text:p>9.9218280216476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2">
                <text:p>1662</text:p>
              </table:table-cell>
              <table:table-cell office:value-type="float" office:value="9.91586538461539">
                <text:p>9.9158653846153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3">
                <text:p>1663</text:p>
              </table:table-cell>
              <table:table-cell office:value-type="float" office:value="10.1501501501502">
                <text:p>10.150150150150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4">
                <text:p>1664</text:p>
              </table:table-cell>
              <table:table-cell office:value-type="float" office:value="10.0840336134454">
                <text:p>10.084033613445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5">
                <text:p>1665</text:p>
              </table:table-cell>
              <table:table-cell office:value-type="float" office:value="9.77804439112178">
                <text:p>9.7780443911217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6">
                <text:p>1666</text:p>
              </table:table-cell>
              <table:table-cell office:value-type="float" office:value="9.89208633093525">
                <text:p>9.8920863309352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7">
                <text:p>1667</text:p>
              </table:table-cell>
              <table:table-cell office:value-type="float" office:value="9.94607549430797">
                <text:p>9.9460754943079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8">
                <text:p>1668</text:p>
              </table:table-cell>
              <table:table-cell office:value-type="float" office:value="9.94011976047904">
                <text:p>9.9401197604790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9">
                <text:p>1669</text:p>
              </table:table-cell>
              <table:table-cell office:value-type="float" office:value="10.1137043686415">
                <text:p>10.113704368641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0">
                <text:p>1670</text:p>
              </table:table-cell>
              <table:table-cell office:value-type="float" office:value="9.98803827751196">
                <text:p>9.9880382775119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1">
                <text:p>1671</text:p>
              </table:table-cell>
              <table:table-cell office:value-type="float" office:value="9.92229527794381">
                <text:p>9.9222952779438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2">
                <text:p>1672</text:p>
              </table:table-cell>
              <table:table-cell office:value-type="float" office:value="9.73715651135006">
                <text:p>9.7371565113500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3">
                <text:p>1673</text:p>
              </table:table-cell>
              <table:table-cell office:value-type="float" office:value="9.7910447761194">
                <text:p>9.791044776119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4">
                <text:p>1674</text:p>
              </table:table-cell>
              <table:table-cell office:value-type="float" office:value="9.84486873508353">
                <text:p>9.8448687350835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5">
                <text:p>1675</text:p>
              </table:table-cell>
              <table:table-cell office:value-type="float" office:value="9.83899821109123">
                <text:p>9.8389982110912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6">
                <text:p>1676</text:p>
              </table:table-cell>
              <table:table-cell office:value-type="float" office:value="7.44934445768772">
                <text:p>7.4493444576877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7">
                <text:p>1677</text:p>
              </table:table-cell>
              <table:table-cell office:value-type="float" office:value="7.32578916021441">
                <text:p>7.3257891602144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8">
                <text:p>1678</text:p>
              </table:table-cell>
              <table:table-cell office:value-type="float" office:value="7.26190476190476">
                <text:p>7.2619047619047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9">
                <text:p>1679</text:p>
              </table:table-cell>
              <table:table-cell office:value-type="float" office:value="7.67400356930399">
                <text:p>7.6740035693039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0">
                <text:p>1680</text:p>
              </table:table-cell>
              <table:table-cell office:value-type="float" office:value="7.66944114149822">
                <text:p>7.6694411414982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1">
                <text:p>1681</text:p>
              </table:table-cell>
              <table:table-cell office:value-type="float" office:value="7.66488413547237">
                <text:p>7.6648841354723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2">
                <text:p>1682</text:p>
              </table:table-cell>
              <table:table-cell office:value-type="float" office:value="9.32304038004751">
                <text:p>9.3230403800475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3">
                <text:p>1683</text:p>
              </table:table-cell>
              <table:table-cell office:value-type="float" office:value="9.31750741839763">
                <text:p>9.3175074183976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4">
                <text:p>1684</text:p>
              </table:table-cell>
              <table:table-cell office:value-type="float" office:value="9.43060498220641">
                <text:p>9.4306049822064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5">
                <text:p>1685</text:p>
              </table:table-cell>
              <table:table-cell office:value-type="float" office:value="9.66212211025489">
                <text:p>9.6621221102548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6">
                <text:p>1686</text:p>
              </table:table-cell>
              <table:table-cell office:value-type="float" office:value="9.77488151658768">
                <text:p>9.7748815165876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7">
                <text:p>1687</text:p>
              </table:table-cell>
              <table:table-cell office:value-type="float" office:value="9.76909413854352">
                <text:p>9.7690941385435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8">
                <text:p>1688</text:p>
              </table:table-cell>
              <table:table-cell office:value-type="float" office:value="9.76331360946746">
                <text:p>9.7633136094674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9">
                <text:p>1689</text:p>
              </table:table-cell>
              <table:table-cell office:value-type="float" office:value="9.75753991720875">
                <text:p>9.7575399172087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0">
                <text:p>1690</text:p>
              </table:table-cell>
              <table:table-cell office:value-type="float" office:value="9.9290780141844">
                <text:p>9.929078014184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1">
                <text:p>1691</text:p>
              </table:table-cell>
              <table:table-cell office:value-type="float" office:value="10.2185469580626">
                <text:p>10.218546958062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2">
                <text:p>1692</text:p>
              </table:table-cell>
              <table:table-cell office:value-type="float" office:value="10.2125147579693">
                <text:p>10.212514757969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3">
                <text:p>1693</text:p>
              </table:table-cell>
              <table:table-cell office:value-type="float" office:value="10.2654867256637">
                <text:p>10.265486725663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4">
                <text:p>1694</text:p>
              </table:table-cell>
              <table:table-cell office:value-type="float" office:value="10.2594339622642">
                <text:p>10.259433962264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5">
                <text:p>1695</text:p>
              </table:table-cell>
              <table:table-cell office:value-type="float" office:value="10.2533883323512">
                <text:p>10.253388332351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6">
                <text:p>1696</text:p>
              </table:table-cell>
              <table:table-cell office:value-type="float" office:value="10.1295641931684">
                <text:p>10.129564193168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7">
                <text:p>1697</text:p>
              </table:table-cell>
              <table:table-cell office:value-type="float" office:value="10.1824602707475">
                <text:p>10.182460270747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8">
                <text:p>1698</text:p>
              </table:table-cell>
              <table:table-cell office:value-type="float" office:value="10.1764705882353">
                <text:p>10.176470588235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9">
                <text:p>1699</text:p>
              </table:table-cell>
              <table:table-cell office:value-type="float" office:value="10.2292768959436">
                <text:p>10.229276895943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0">
                <text:p>1700</text:p>
              </table:table-cell>
              <table:table-cell office:value-type="float" office:value="10.1645123384254">
                <text:p>10.164512338425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1">
                <text:p>1701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2">
                <text:p>1702</text:p>
              </table:table-cell>
              <table:table-cell office:value-type="float" office:value="7.57042253521127">
                <text:p>7.5704225352112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3">
                <text:p>1703</text:p>
              </table:table-cell>
              <table:table-cell office:value-type="float" office:value="7.74193548387097">
                <text:p>7.7419354838709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4">
                <text:p>1704</text:p>
              </table:table-cell>
              <table:table-cell office:value-type="float" office:value="7.8546307151231">
                <text:p>7.854630715123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5">
                <text:p>1705</text:p>
              </table:table-cell>
              <table:table-cell office:value-type="float" office:value="7.96719390743995">
                <text:p>7.9671939074399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6">
                <text:p>1706</text:p>
              </table:table-cell>
              <table:table-cell office:value-type="float" office:value="7.96252927400468">
                <text:p>7.9625292740046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7">
                <text:p>1707</text:p>
              </table:table-cell>
              <table:table-cell office:value-type="float" office:value="8.0163838502048">
                <text:p>8.016383850204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8">
                <text:p>1708</text:p>
              </table:table-cell>
              <table:table-cell office:value-type="float" office:value="8.07017543859649">
                <text:p>8.0701754385964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9">
                <text:p>1709</text:p>
              </table:table-cell>
              <table:table-cell office:value-type="float" office:value="8.1239041496201">
                <text:p>8.123904149620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0">
                <text:p>1710</text:p>
              </table:table-cell>
              <table:table-cell office:value-type="float" office:value="8.11915887850467">
                <text:p>8.1191588785046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1">
                <text:p>1711</text:p>
              </table:table-cell>
              <table:table-cell office:value-type="float" office:value="7.99766491535318">
                <text:p>7.9976649153531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2">
                <text:p>1712</text:p>
              </table:table-cell>
              <table:table-cell office:value-type="float" office:value="7.99299883313886">
                <text:p>7.9929988331388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3">
                <text:p>1713</text:p>
              </table:table-cell>
              <table:table-cell office:value-type="float" office:value="7.52186588921283">
                <text:p>7.5218658892128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7.45920745920746">
                <text:p>7.4592074592074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7.28013977868375">
                <text:p>7.2801397786837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6">
                <text:p>1716</text:p>
              </table:table-cell>
              <table:table-cell office:value-type="float" office:value="7.21769499417928">
                <text:p>7.2176949941792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7">
                <text:p>1717</text:p>
              </table:table-cell>
              <table:table-cell office:value-type="float" office:value="7.2716695753345">
                <text:p>7.271669575334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8">
                <text:p>1718</text:p>
              </table:table-cell>
              <table:table-cell office:value-type="float" office:value="7.15116279069768">
                <text:p>7.1511627906976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19">
                <text:p>1719</text:p>
              </table:table-cell>
              <table:table-cell office:value-type="float" office:value="7.20511330621732">
                <text:p>7.2051133062173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0">
                <text:p>1720</text:p>
              </table:table-cell>
              <table:table-cell office:value-type="float" office:value="7.31707317073171">
                <text:p>7.3170731707317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1">
                <text:p>1721</text:p>
              </table:table-cell>
              <table:table-cell office:value-type="float" office:value="7.25478816018572">
                <text:p>7.2547881601857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2">
                <text:p>1722</text:p>
              </table:table-cell>
              <table:table-cell office:value-type="float" office:value="7.13457076566125">
                <text:p>7.1345707656612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3">
                <text:p>1723</text:p>
              </table:table-cell>
              <table:table-cell office:value-type="float" office:value="7.18840579710145">
                <text:p>7.1884057971014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4">
                <text:p>1724</text:p>
              </table:table-cell>
              <table:table-cell office:value-type="float" office:value="7.30011587485516">
                <text:p>7.3001158748551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5">
                <text:p>1725</text:p>
              </table:table-cell>
              <table:table-cell office:value-type="float" office:value="7.41169658367111">
                <text:p>7.4116965836711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6">
                <text:p>1726</text:p>
              </table:table-cell>
              <table:table-cell office:value-type="float" office:value="7.63888888888889">
                <text:p>7.6388888888888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7">
                <text:p>1727</text:p>
              </table:table-cell>
              <table:table-cell office:value-type="float" office:value="7.46096009253904">
                <text:p>7.4609600925390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8">
                <text:p>1728</text:p>
              </table:table-cell>
              <table:table-cell office:value-type="float" office:value="7.51445086705202">
                <text:p>7.5144508670520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29">
                <text:p>1729</text:p>
              </table:table-cell>
              <table:table-cell office:value-type="float" office:value="7.51010976314269">
                <text:p>7.5101097631426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0">
                <text:p>1730</text:p>
              </table:table-cell>
              <table:table-cell office:value-type="float" office:value="7.67898383371825">
                <text:p>7.6789838337182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1">
                <text:p>1731</text:p>
              </table:table-cell>
              <table:table-cell office:value-type="float" office:value="7.61684939411425">
                <text:p>7.6168493941142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2">
                <text:p>1732</text:p>
              </table:table-cell>
              <table:table-cell office:value-type="float" office:value="7.09342560553633">
                <text:p>7.0934256055363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3">
                <text:p>1733</text:p>
              </table:table-cell>
              <table:table-cell office:value-type="float" office:value="7.03170028818444">
                <text:p>7.0317002881844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4">
                <text:p>1734</text:p>
              </table:table-cell>
              <table:table-cell office:value-type="float" office:value="7.02764976958525">
                <text:p>7.0276497695852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5">
                <text:p>1735</text:p>
              </table:table-cell>
              <table:table-cell office:value-type="float" office:value="7.02360391479562">
                <text:p>7.0236039147956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6">
                <text:p>1736</text:p>
              </table:table-cell>
              <table:table-cell office:value-type="float" office:value="7.01956271576525">
                <text:p>7.0195627157652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7">
                <text:p>1737</text:p>
              </table:table-cell>
              <table:table-cell office:value-type="float" office:value="6.72800460034503">
                <text:p>6.7280046003450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8">
                <text:p>1738</text:p>
              </table:table-cell>
              <table:table-cell office:value-type="float" office:value="4.82758620689655">
                <text:p>4.8275862068965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9">
                <text:p>1739</text:p>
              </table:table-cell>
              <table:table-cell office:value-type="float" office:value="5.22688110281448">
                <text:p>5.2268811028144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0">
                <text:p>1740</text:p>
              </table:table-cell>
              <table:table-cell office:value-type="float" office:value="6.48679678530425">
                <text:p>6.4867967853042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1">
                <text:p>1741</text:p>
              </table:table-cell>
              <table:table-cell office:value-type="float" office:value="6.48307515777395">
                <text:p>6.4830751577739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2">
                <text:p>1742</text:p>
              </table:table-cell>
              <table:table-cell office:value-type="float" office:value="6.47935779816514">
                <text:p>6.4793577981651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3">
                <text:p>1743</text:p>
              </table:table-cell>
              <table:table-cell office:value-type="float" office:value="4.35530085959885">
                <text:p>4.3553008595988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4">
                <text:p>1744</text:p>
              </table:table-cell>
              <table:table-cell office:value-type="float" office:value="4.23825887743414">
                <text:p>4.2382588774341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5">
                <text:p>1745</text:p>
              </table:table-cell>
              <table:table-cell office:value-type="float" office:value="4.350314825415">
                <text:p>4.35031482541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6">
                <text:p>1746</text:p>
              </table:table-cell>
              <table:table-cell office:value-type="float" office:value="4.40503432494279">
                <text:p>4.4050343249427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7">
                <text:p>1747</text:p>
              </table:table-cell>
              <table:table-cell office:value-type="float" office:value="4.45969125214408">
                <text:p>4.4596912521440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8">
                <text:p>1748</text:p>
              </table:table-cell>
              <table:table-cell office:value-type="float" office:value="4.11428571428571">
                <text:p>4.1142857142857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49">
                <text:p>1749</text:p>
              </table:table-cell>
              <table:table-cell office:value-type="float" office:value="4.16904625928041">
                <text:p>4.1690462592804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0">
                <text:p>1750</text:p>
              </table:table-cell>
              <table:table-cell office:value-type="float" office:value="4.28082191780822">
                <text:p>4.2808219178082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1">
                <text:p>1751</text:p>
              </table:table-cell>
              <table:table-cell office:value-type="float" office:value="4.22133485453508">
                <text:p>4.2213348545350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2">
                <text:p>1752</text:p>
              </table:table-cell>
              <table:table-cell office:value-type="float" office:value="4.10490307867731">
                <text:p>4.1049030786773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3">
                <text:p>1753</text:p>
              </table:table-cell>
              <table:table-cell office:value-type="float" office:value="3.81766381766382">
                <text:p>3.8176638176638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4">
                <text:p>1754</text:p>
              </table:table-cell>
              <table:table-cell office:value-type="float" office:value="3.30296127562642">
                <text:p>3.3029612756264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5">
                <text:p>1755</text:p>
              </table:table-cell>
              <table:table-cell office:value-type="float" office:value="3.5287421741605">
                <text:p>3.528742174160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6">
                <text:p>1756</text:p>
              </table:table-cell>
              <table:table-cell office:value-type="float" office:value="3.29920364050057">
                <text:p>3.2992036405005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7">
                <text:p>1757</text:p>
              </table:table-cell>
              <table:table-cell office:value-type="float" office:value="3.29732802728823">
                <text:p>3.297328027288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8">
                <text:p>1758</text:p>
              </table:table-cell>
              <table:table-cell office:value-type="float" office:value="3.01136363636364">
                <text:p>3.0113636363636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59">
                <text:p>1759</text:p>
              </table:table-cell>
              <table:table-cell office:value-type="float" office:value="3.0664395229983">
                <text:p>3.066439522998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0">
                <text:p>1760</text:p>
              </table:table-cell>
              <table:table-cell office:value-type="float" office:value="3.00794551645857">
                <text:p>3.0079455164585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1">
                <text:p>1761</text:p>
              </table:table-cell>
              <table:table-cell office:value-type="float" office:value="2.9495178672717">
                <text:p>2.949517867271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2">
                <text:p>1762</text:p>
              </table:table-cell>
              <table:table-cell office:value-type="float" office:value="2.89115646258503">
                <text:p>2.8911564625850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3">
                <text:p>1763</text:p>
              </table:table-cell>
              <table:table-cell office:value-type="float" office:value="2.94617563739377">
                <text:p>2.9461756373937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4">
                <text:p>1764</text:p>
              </table:table-cell>
              <table:table-cell office:value-type="float" office:value="2.9445073612684">
                <text:p>2.944507361268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5">
                <text:p>1765</text:p>
              </table:table-cell>
              <table:table-cell office:value-type="float" office:value="2.65987549518959">
                <text:p>2.6598754951895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6">
                <text:p>1766</text:p>
              </table:table-cell>
              <table:table-cell office:value-type="float" office:value="2.71493212669683">
                <text:p>2.7149321266968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7">
                <text:p>1767</text:p>
              </table:table-cell>
              <table:table-cell office:value-type="float" office:value="2.54381006218202">
                <text:p>2.5438100621820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8">
                <text:p>1768</text:p>
              </table:table-cell>
              <table:table-cell office:value-type="float" office:value="2.48587570621469">
                <text:p>2.4858757062146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69">
                <text:p>1769</text:p>
              </table:table-cell>
              <table:table-cell office:value-type="float" office:value="2.48447204968944">
                <text:p>2.4844720496894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0">
                <text:p>1770</text:p>
              </table:table-cell>
              <table:table-cell office:value-type="float" office:value="2.48306997742664">
                <text:p>2.4830699774266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1">
                <text:p>1771</text:p>
              </table:table-cell>
              <table:table-cell office:value-type="float" office:value="2.36886632825719">
                <text:p>2.3688663282571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2">
                <text:p>1772</text:p>
              </table:table-cell>
              <table:table-cell office:value-type="float" office:value="2.36753100338219">
                <text:p>2.3675310033821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3">
                <text:p>1773</text:p>
              </table:table-cell>
              <table:table-cell office:value-type="float" office:value="2.36619718309859">
                <text:p>2.3661971830985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4">
                <text:p>1774</text:p>
              </table:table-cell>
              <table:table-cell office:value-type="float" office:value="2.36486486486486">
                <text:p>2.3648648648648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5">
                <text:p>1775</text:p>
              </table:table-cell>
              <table:table-cell office:value-type="float" office:value="2.36353404614519">
                <text:p>2.3635340461451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6">
                <text:p>1776</text:p>
              </table:table-cell>
              <table:table-cell office:value-type="float" office:value="2.30596175478065">
                <text:p>2.3059617547806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7">
                <text:p>1777</text:p>
              </table:table-cell>
              <table:table-cell office:value-type="float" office:value="2.36087689713322">
                <text:p>2.3608768971332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8">
                <text:p>1778</text:p>
              </table:table-cell>
              <table:table-cell office:value-type="float" office:value="2.35955056179775">
                <text:p>2.3595505617977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79">
                <text:p>1779</text:p>
              </table:table-cell>
              <table:table-cell office:value-type="float" office:value="2.30207748455924">
                <text:p>2.3020774845592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0">
                <text:p>1780</text:p>
              </table:table-cell>
              <table:table-cell office:value-type="float" office:value="2.24466891133558">
                <text:p>2.2446689113355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1">
                <text:p>1781</text:p>
              </table:table-cell>
              <table:table-cell office:value-type="float" office:value="2.29949523275379">
                <text:p>2.2994952327537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2">
                <text:p>1782</text:p>
              </table:table-cell>
              <table:table-cell office:value-type="float" office:value="2.29820627802691">
                <text:p>2.2982062780269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3">
                <text:p>1783</text:p>
              </table:table-cell>
              <table:table-cell office:value-type="float" office:value="2.296918767507">
                <text:p>2.29691876750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4">
                <text:p>1784</text:p>
              </table:table-cell>
              <table:table-cell office:value-type="float" office:value="2.2956326987682">
                <text:p>2.295632698768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5">
                <text:p>1785</text:p>
              </table:table-cell>
              <table:table-cell office:value-type="float" office:value="2.29434806939004">
                <text:p>2.2943480693900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6">
                <text:p>1786</text:p>
              </table:table-cell>
              <table:table-cell office:value-type="float" office:value="2.18120805369128">
                <text:p>2.181208053691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7">
                <text:p>1787</text:p>
              </table:table-cell>
              <table:table-cell office:value-type="float" office:value="2.17998882057015">
                <text:p>2.1799888205701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8">
                <text:p>1788</text:p>
              </table:table-cell>
              <table:table-cell office:value-type="float" office:value="2.12290502793296">
                <text:p>2.1229050279329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89">
                <text:p>1789</text:p>
              </table:table-cell>
              <table:table-cell office:value-type="float" office:value="2.17755443886097">
                <text:p>2.1775544388609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0">
                <text:p>1790</text:p>
              </table:table-cell>
              <table:table-cell office:value-type="float" office:value="2.12053571428571">
                <text:p>2.1205357142857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1">
                <text:p>1791</text:p>
              </table:table-cell>
              <table:table-cell office:value-type="float" office:value="2.06358059118795">
                <text:p>2.0635805911879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2">
                <text:p>1792</text:p>
              </table:table-cell>
              <table:table-cell office:value-type="float" office:value="2.06243032329989">
                <text:p>2.0624303232998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3">
                <text:p>1793</text:p>
              </table:table-cell>
              <table:table-cell office:value-type="float" office:value="2.06128133704735">
                <text:p>2.0612813370473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4">
                <text:p>1794</text:p>
              </table:table-cell>
              <table:table-cell office:value-type="float" office:value="2.06013363028953">
                <text:p>2.0601336302895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5">
                <text:p>1795</text:p>
              </table:table-cell>
              <table:table-cell office:value-type="float" office:value="2.05898720089037">
                <text:p>2.0589872008903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6">
                <text:p>1796</text:p>
              </table:table-cell>
              <table:table-cell office:value-type="float" office:value="2.05784204671858">
                <text:p>2.0578420467185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7">
                <text:p>1797</text:p>
              </table:table-cell>
              <table:table-cell office:value-type="float" office:value="1.44524735964425">
                <text:p>1.4452473596442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8">
                <text:p>1798</text:p>
              </table:table-cell>
              <table:table-cell office:value-type="float" office:value="1.27777777777778">
                <text:p>1.2777777777777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99">
                <text:p>1799</text:p>
              </table:table-cell>
              <table:table-cell office:value-type="float" office:value="1.33259300388673">
                <text:p>1.3325930038867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0">
                <text:p>1800</text:p>
              </table:table-cell>
              <table:table-cell office:value-type="float" office:value="1.22086570477248">
                <text:p>1.2208657047724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1">
                <text:p>1801</text:p>
              </table:table-cell>
              <table:table-cell office:value-type="float" office:value="1.22018857459789">
                <text:p>1.2201885745978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2">
                <text:p>1802</text:p>
              </table:table-cell>
              <table:table-cell office:value-type="float" office:value="1.27494456762749">
                <text:p>1.2749445676274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3">
                <text:p>1803</text:p>
              </table:table-cell>
              <table:table-cell office:value-type="float" office:value="1.27423822714681">
                <text:p>1.2742382271468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4">
                <text:p>1804</text:p>
              </table:table-cell>
              <table:table-cell office:value-type="float" office:value="1.27353266888151">
                <text:p>1.2735326688815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5">
                <text:p>1805</text:p>
              </table:table-cell>
              <table:table-cell office:value-type="float" office:value="1.27282789153293">
                <text:p>1.2728278915329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6">
                <text:p>1806</text:p>
              </table:table-cell>
              <table:table-cell office:value-type="float" office:value="1.27212389380531">
                <text:p>1.2721238938053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7">
                <text:p>1807</text:p>
              </table:table-cell>
              <table:table-cell office:value-type="float" office:value="1.27142067440575">
                <text:p>1.2714206744057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8">
                <text:p>1808</text:p>
              </table:table-cell>
              <table:table-cell office:value-type="float" office:value="1.21546961325967">
                <text:p>1.2154696132596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09">
                <text:p>1809</text:p>
              </table:table-cell>
              <table:table-cell office:value-type="float" office:value="1.10436223081171">
                <text:p>1.1043622308117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0">
                <text:p>1810</text:p>
              </table:table-cell>
              <table:table-cell office:value-type="float" office:value="1.1037527593819">
                <text:p>1.103752759381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1">
                <text:p>1811</text:p>
              </table:table-cell>
              <table:table-cell office:value-type="float" office:value="1.04798676227248">
                <text:p>1.0479867622724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2">
                <text:p>1812</text:p>
              </table:table-cell>
              <table:table-cell office:value-type="float" office:value="1.04740904079383">
                <text:p>1.0474090407938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3">
                <text:p>1813</text:p>
              </table:table-cell>
              <table:table-cell office:value-type="float" office:value="1.04683195592287">
                <text:p>1.0468319559228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4">
                <text:p>1814</text:p>
              </table:table-cell>
              <table:table-cell office:value-type="float" office:value="1.04625550660793">
                <text:p>1.0462555066079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5">
                <text:p>1815</text:p>
              </table:table-cell>
              <table:table-cell office:value-type="float" office:value="1.04567969179967">
                <text:p>1.0456796917996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6">
                <text:p>1816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7">
                <text:p>1817</text:p>
              </table:table-cell>
              <table:table-cell office:value-type="float" office:value="0.989554700384827">
                <text:p>0.98955470038482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8">
                <text:p>1818</text:p>
              </table:table-cell>
              <table:table-cell office:value-type="float" office:value="0.989010989010989">
                <text:p>0.98901098901098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19">
                <text:p>1819</text:p>
              </table:table-cell>
              <table:table-cell office:value-type="float" office:value="0.878638110928061">
                <text:p>0.87863811092806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0">
                <text:p>1820</text:p>
              </table:table-cell>
              <table:table-cell office:value-type="float" office:value="0.823271130625686">
                <text:p>0.82327113062568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1">
                <text:p>1821</text:p>
              </table:table-cell>
              <table:table-cell office:value-type="float" office:value="0.822819528250137">
                <text:p>0.82281952825013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2">
                <text:p>1822</text:p>
              </table:table-cell>
              <table:table-cell office:value-type="float" office:value="0.822368421052632">
                <text:p>0.82236842105263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3">
                <text:p>1823</text:p>
              </table:table-cell>
              <table:table-cell office:value-type="float" office:value="0.821917808219178">
                <text:p>0.82191780821917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4">
                <text:p>1824</text:p>
              </table:table-cell>
              <table:table-cell office:value-type="float" office:value="0.821467688937569">
                <text:p>0.82146768893756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5">
                <text:p>1825</text:p>
              </table:table-cell>
              <table:table-cell office:value-type="float" office:value="0.821018062397373">
                <text:p>0.82101806239737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6">
                <text:p>1826</text:p>
              </table:table-cell>
              <table:table-cell office:value-type="float" office:value="0.765864332603939">
                <text:p>0.76586433260393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7">
                <text:p>1827</text:p>
              </table:table-cell>
              <table:table-cell office:value-type="float" office:value="0.765445598687808">
                <text:p>0.76544559868780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8">
                <text:p>1828</text:p>
              </table:table-cell>
              <table:table-cell office:value-type="float" office:value="0.765027322404371">
                <text:p>0.76502732240437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29">
                <text:p>1829</text:p>
              </table:table-cell>
              <table:table-cell office:value-type="float" office:value="0.764609503003823">
                <text:p>0.76460950300382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0">
                <text:p>1830</text:p>
              </table:table-cell>
              <table:table-cell office:value-type="float" office:value="0.764192139737991">
                <text:p>0.76419213973799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1">
                <text:p>1831</text:p>
              </table:table-cell>
              <table:table-cell office:value-type="float" office:value="0.763775231860338">
                <text:p>0.76377523186033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2">
                <text:p>1832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3">
                <text:p>1833</text:p>
              </table:table-cell>
              <table:table-cell office:value-type="float" office:value="0.762942779291553">
                <text:p>0.76294277929155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4">
                <text:p>1834</text:p>
              </table:table-cell>
              <table:table-cell office:value-type="float" office:value="0.708061002178649">
                <text:p>0.70806100217864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5">
                <text:p>1835</text:p>
              </table:table-cell>
              <table:table-cell office:value-type="float" office:value="0.707675557974959">
                <text:p>0.70767555797495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6">
                <text:p>1836</text:p>
              </table:table-cell>
              <table:table-cell office:value-type="float" office:value="0.707290533188248">
                <text:p>0.70729053318824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7">
                <text:p>1837</text:p>
              </table:table-cell>
              <table:table-cell office:value-type="float" office:value="0.706905927134312">
                <text:p>0.70690592713431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8">
                <text:p>1838</text:p>
              </table:table-cell>
              <table:table-cell office:value-type="float" office:value="0.706521739130435">
                <text:p>0.70652173913043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39">
                <text:p>1839</text:p>
              </table:table-cell>
              <table:table-cell office:value-type="float" office:value="0.706137968495383">
                <text:p>0.70613796849538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0">
                <text:p>1840</text:p>
              </table:table-cell>
              <table:table-cell office:value-type="float" office:value="0.651465798045603">
                <text:p>0.65146579804560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1">
                <text:p>1841</text:p>
              </table:table-cell>
              <table:table-cell office:value-type="float" office:value="0.651112316874661">
                <text:p>0.65111231687466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2">
                <text:p>1842</text:p>
              </table:table-cell>
              <table:table-cell office:value-type="float" office:value="0.596529284164859">
                <text:p>0.59652928416485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3">
                <text:p>1843</text:p>
              </table:table-cell>
              <table:table-cell office:value-type="float" office:value="0.433604336043361">
                <text:p>0.43360433604336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4">
                <text:p>1844</text:p>
              </table:table-cell>
              <table:table-cell office:value-type="float" office:value="0.216684723726977">
                <text:p>0.21668472372697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5">
                <text:p>1845</text:p>
              </table:table-cell>
              <table:table-cell office:value-type="float" office:value="0.162425554953979">
                <text:p>0.16242555495397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6">
                <text:p>1846</text:p>
              </table:table-cell>
              <table:table-cell office:value-type="float" office:value="0.108225108225108">
                <text:p>0.10822510822510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7">
                <text:p>1847</text:p>
              </table:table-cell>
              <table:table-cell office:value-type="float" office:value="0.108166576527853">
                <text:p>0.10816657652785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8">
                <text:p>1848</text:p>
              </table:table-cell>
              <table:table-cell office:value-type="float" office:value="0.108108108108108">
                <text:p>0.10810810810810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49">
                <text:p>1849</text:p>
              </table:table-cell>
              <table:table-cell office:value-type="float" office:value="0.108049702863317">
                <text:p>0.10804970286331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0">
                <text:p>1850</text:p>
              </table:table-cell>
              <table:table-cell office:value-type="float" office:value="0.107991360691145">
                <text:p>0.10799136069114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1">
                <text:p>1851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2">
                <text:p>1852</text:p>
              </table:table-cell>
              <table:table-cell office:value-type="float" office:value="0.107874865156419">
                <text:p>0.10787486515641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3">
                <text:p>1853</text:p>
              </table:table-cell>
              <table:table-cell office:value-type="float" office:value="0.107816711590296">
                <text:p>0.10781671159029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4">
                <text:p>1854</text:p>
              </table:table-cell>
              <table:table-cell office:value-type="float" office:value="0.107758620689655">
                <text:p>0.10775862068965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5">
                <text:p>1855</text:p>
              </table:table-cell>
              <table:table-cell office:value-type="float" office:value="0.107700592353258">
                <text:p>0.10770059235325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6">
                <text:p>1856</text:p>
              </table:table-cell>
              <table:table-cell office:value-type="float" office:value="0.107642626480086">
                <text:p>0.10764262648008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7">
                <text:p>1857</text:p>
              </table:table-cell>
              <table:table-cell office:value-type="float" office:value="0.107584722969338">
                <text:p>0.10758472296933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8">
                <text:p>1858</text:p>
              </table:table-cell>
              <table:table-cell office:value-type="float" office:value="0.10752688172043">
                <text:p>0.1075268817204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59">
                <text:p>1859</text:p>
              </table:table-cell>
              <table:table-cell office:value-type="float" office:value="0.107469102632993">
                <text:p>0.10746910263299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0">
                <text:p>1860</text:p>
              </table:table-cell>
              <table:table-cell office:value-type="float" office:value="0.107411385606874">
                <text:p>0.10741138560687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1">
                <text:p>1861</text:p>
              </table:table-cell>
              <table:table-cell office:value-type="float" office:value="0.107353730542136">
                <text:p>0.10735373054213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2">
                <text:p>1862</text:p>
              </table:table-cell>
              <table:table-cell office:value-type="float" office:value="0.107296137339056">
                <text:p>0.10729613733905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3">
                <text:p>1863</text:p>
              </table:table-cell>
              <table:table-cell office:value-type="float" office:value="0.107238605898123">
                <text:p>0.10723860589812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4">
                <text:p>1864</text:p>
              </table:table-cell>
              <table:table-cell office:value-type="float" office:value="0.107181136120043">
                <text:p>0.10718113612004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5">
                <text:p>1865</text:p>
              </table:table-cell>
              <table:table-cell office:value-type="float" office:value="0.107123727905731">
                <text:p>0.10712372790573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6">
                <text:p>1866</text:p>
              </table:table-cell>
              <table:table-cell office:value-type="float" office:value="0.107066381156317">
                <text:p>0.10706638115631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7">
                <text:p>1867</text:p>
              </table:table-cell>
              <table:table-cell office:value-type="float" office:value="0.107009095773141">
                <text:p>0.10700909577314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8">
                <text:p>1868</text:p>
              </table:table-cell>
              <table:table-cell office:value-type="float" office:value="0.106951871657754">
                <text:p>0.10695187165775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69">
                <text:p>1869</text:p>
              </table:table-cell>
              <table:table-cell office:value-type="float" office:value="0.106894708711919">
                <text:p>0.10689470871191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0">
                <text:p>1870</text:p>
              </table:table-cell>
              <table:table-cell office:value-type="float" office:value="0.106837606837607">
                <text:p>0.10683760683760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1">
                <text:p>1871</text:p>
              </table:table-cell>
              <table:table-cell office:value-type="float" office:value="0.106780565936999">
                <text:p>0.10678056593699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2">
                <text:p>1872</text:p>
              </table:table-cell>
              <table:table-cell office:value-type="float" office:value="0.106723585912487">
                <text:p>0.10672358591248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3">
                <text:p>1873</text:p>
              </table:table-cell>
              <table:table-cell office:value-type="float" office:value="0.106666666666667">
                <text:p>0.10666666666666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4">
                <text:p>1874</text:p>
              </table:table-cell>
              <table:table-cell office:value-type="float" office:value="0.159914712153518">
                <text:p>0.15991471215351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5">
                <text:p>1875</text:p>
              </table:table-cell>
              <table:table-cell office:value-type="float" office:value="0.159829515183804">
                <text:p>0.15982951518380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6">
                <text:p>1876</text:p>
              </table:table-cell>
              <table:table-cell office:value-type="float" office:value="0.159744408945687">
                <text:p>0.15974440894568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7">
                <text:p>1877</text:p>
              </table:table-cell>
              <table:table-cell office:value-type="float" office:value="0.212879191059074">
                <text:p>0.21287919105907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8">
                <text:p>1878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79">
                <text:p>1879</text:p>
              </table:table-cell>
              <table:table-cell office:value-type="float" office:value="0.212652844231792">
                <text:p>0.21265284423179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0">
                <text:p>1880</text:p>
              </table:table-cell>
              <table:table-cell office:value-type="float" office:value="0.212539851222104">
                <text:p>0.21253985122210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1">
                <text:p>1881</text:p>
              </table:table-cell>
              <table:table-cell office:value-type="float" office:value="0.212426978226235">
                <text:p>0.21242697822623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2">
                <text:p>1882</text:p>
              </table:table-cell>
              <table:table-cell office:value-type="float" office:value="0.265392781316348">
                <text:p>0.26539278131634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3">
                <text:p>1883</text:p>
              </table:table-cell>
              <table:table-cell office:value-type="float" office:value="0.26525198938992">
                <text:p>0.2652519893899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4">
                <text:p>1884</text:p>
              </table:table-cell>
              <table:table-cell office:value-type="float" office:value="0.265111346765642">
                <text:p>0.26511134676564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5">
                <text:p>1885</text:p>
              </table:table-cell>
              <table:table-cell office:value-type="float" office:value="0.264970853206147">
                <text:p>0.26497085320614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6">
                <text:p>1886</text:p>
              </table:table-cell>
              <table:table-cell office:value-type="float" office:value="0.264830508474576">
                <text:p>0.26483050847457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7">
                <text:p>1887</text:p>
              </table:table-cell>
              <table:table-cell office:value-type="float" office:value="0.264690312334569">
                <text:p>0.26469031233456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8">
                <text:p>1888</text:p>
              </table:table-cell>
              <table:table-cell office:value-type="float" office:value="0.264550264550265">
                <text:p>0.26455026455026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89">
                <text:p>1889</text:p>
              </table:table-cell>
              <table:table-cell office:value-type="float" office:value="0.264410364886304">
                <text:p>0.26441036488630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0">
                <text:p>1890</text:p>
              </table:table-cell>
              <table:table-cell office:value-type="float" office:value="0.264270613107822">
                <text:p>0.26427061310782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1">
                <text:p>1891</text:p>
              </table:table-cell>
              <table:table-cell office:value-type="float" office:value="0.264131008980454">
                <text:p>0.26413100898045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2">
                <text:p>1892</text:p>
              </table:table-cell>
              <table:table-cell office:value-type="float" office:value="0.263991552270327">
                <text:p>0.26399155227032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3">
                <text:p>1893</text:p>
              </table:table-cell>
              <table:table-cell office:value-type="float" office:value="0.263852242744063">
                <text:p>0.26385224274406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4">
                <text:p>1894</text:p>
              </table:table-cell>
              <table:table-cell office:value-type="float" office:value="0.263713080168776">
                <text:p>0.26371308016877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5">
                <text:p>1895</text:p>
              </table:table-cell>
              <table:table-cell office:value-type="float" office:value="0.263574064312072">
                <text:p>0.26357406431207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6">
                <text:p>1896</text:p>
              </table:table-cell>
              <table:table-cell office:value-type="float" office:value="0.263435194942044">
                <text:p>0.26343519494204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7">
                <text:p>1897</text:p>
              </table:table-cell>
              <table:table-cell office:value-type="float" office:value="0.263296471827277">
                <text:p>0.26329647182727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8">
                <text:p>1898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99">
                <text:p>1899</text:p>
              </table:table-cell>
              <table:table-cell office:value-type="float" office:value="0.263019463440295">
                <text:p>0.26301946344029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0">
                <text:p>1900</text:p>
              </table:table-cell>
              <table:table-cell office:value-type="float" office:value="0.262881177707676">
                <text:p>0.26288117770767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1">
                <text:p>1901</text:p>
              </table:table-cell>
              <table:table-cell office:value-type="float" office:value="0.262743037309511">
                <text:p>0.26274303730951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2">
                <text:p>1902</text:p>
              </table:table-cell>
              <table:table-cell office:value-type="float" office:value="0.262605042016807">
                <text:p>0.26260504201680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3">
                <text:p>1903</text:p>
              </table:table-cell>
              <table:table-cell office:value-type="float" office:value="0.26246719160105">
                <text:p>0.2624671916010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4">
                <text:p>1904</text:p>
              </table:table-cell>
              <table:table-cell office:value-type="float" office:value="0.262329485834208">
                <text:p>0.26232948583420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5">
                <text:p>1905</text:p>
              </table:table-cell>
              <table:table-cell office:value-type="float" office:value="0.262191924488726">
                <text:p>0.26219192448872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6">
                <text:p>1906</text:p>
              </table:table-cell>
              <table:table-cell office:value-type="float" office:value="0.262054507337526">
                <text:p>0.26205450733752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7">
                <text:p>1907</text:p>
              </table:table-cell>
              <table:table-cell office:value-type="float" office:value="0.261917234154007">
                <text:p>0.26191723415400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8">
                <text:p>1908</text:p>
              </table:table-cell>
              <table:table-cell office:value-type="float" office:value="0.261780104712042">
                <text:p>0.26178010471204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09">
                <text:p>1909</text:p>
              </table:table-cell>
              <table:table-cell office:value-type="float" office:value="0.261643118785976">
                <text:p>0.26164311878597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0">
                <text:p>1910</text:p>
              </table:table-cell>
              <table:table-cell office:value-type="float" office:value="0.261506276150628">
                <text:p>0.26150627615062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1">
                <text:p>1911</text:p>
              </table:table-cell>
              <table:table-cell office:value-type="float" office:value="0.261369576581286">
                <text:p>0.26136957658128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2">
                <text:p>1912</text:p>
              </table:table-cell>
              <table:table-cell office:value-type="float" office:value="0.261233019853709">
                <text:p>0.26123301985370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3">
                <text:p>1913</text:p>
              </table:table-cell>
              <table:table-cell office:value-type="float" office:value="0.31331592689295">
                <text:p>0.3133159268929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4">
                <text:p>1914</text:p>
              </table:table-cell>
              <table:table-cell office:value-type="float" office:value="0.313152400835073">
                <text:p>0.31315240083507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5">
                <text:p>1915</text:p>
              </table:table-cell>
              <table:table-cell office:value-type="float" office:value="0.312989045383412">
                <text:p>0.31298904538341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6">
                <text:p>1916</text:p>
              </table:table-cell>
              <table:table-cell office:value-type="float" office:value="0.312825860271116">
                <text:p>0.31282586027111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7">
                <text:p>1917</text:p>
              </table:table-cell>
              <table:table-cell office:value-type="float" office:value="0.312662845231892">
                <text:p>0.31266284523189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8">
                <text:p>1918</text:p>
              </table:table-cell>
              <table:table-cell office:value-type="float" office:value="0.364583333333333">
                <text:p>0.36458333333333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19">
                <text:p>1919</text:p>
              </table:table-cell>
              <table:table-cell office:value-type="float" office:value="0.364393545028631">
                <text:p>0.36439354502863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0">
                <text:p>1920</text:p>
              </table:table-cell>
              <table:table-cell office:value-type="float" office:value="0.520291363163371">
                <text:p>0.52029136316337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1">
                <text:p>1921</text:p>
              </table:table-cell>
              <table:table-cell office:value-type="float" office:value="0.520020800832033">
                <text:p>0.52002080083203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2">
                <text:p>1922</text:p>
              </table:table-cell>
              <table:table-cell office:value-type="float" office:value="0.51975051975052">
                <text:p>0.5197505197505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3">
                <text:p>1923</text:p>
              </table:table-cell>
              <table:table-cell office:value-type="float" office:value="0.519480519480519">
                <text:p>0.51948051948051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4">
                <text:p>1924</text:p>
              </table:table-cell>
              <table:table-cell office:value-type="float" office:value="0.519210799584631">
                <text:p>0.51921079958463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5">
                <text:p>1925</text:p>
              </table:table-cell>
              <table:table-cell office:value-type="float" office:value="0.518941359626362">
                <text:p>0.51894135962636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6">
                <text:p>1926</text:p>
              </table:table-cell>
              <table:table-cell office:value-type="float" office:value="0.518672199170125">
                <text:p>0.51867219917012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7">
                <text:p>1927</text:p>
              </table:table-cell>
              <table:table-cell office:value-type="float" office:value="0.518403317781234">
                <text:p>0.51840331778123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8">
                <text:p>1928</text:p>
              </table:table-cell>
              <table:table-cell office:value-type="float" office:value="0.518134715025907">
                <text:p>0.51813471502590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29">
                <text:p>1929</text:p>
              </table:table-cell>
              <table:table-cell office:value-type="float" office:value="0.517866390471258">
                <text:p>0.51786639047125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0">
                <text:p>1930</text:p>
              </table:table-cell>
              <table:table-cell office:value-type="float" office:value="0.5175983436853">
                <text:p>0.517598343685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1">
                <text:p>1931</text:p>
              </table:table-cell>
              <table:table-cell office:value-type="float" office:value="0.517330574236937">
                <text:p>0.51733057423693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2">
                <text:p>1932</text:p>
              </table:table-cell>
              <table:table-cell office:value-type="float" office:value="0.517063081695967">
                <text:p>0.51706308169596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3">
                <text:p>1933</text:p>
              </table:table-cell>
              <table:table-cell office:value-type="float" office:value="0.516795865633075">
                <text:p>0.51679586563307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4">
                <text:p>1934</text:p>
              </table:table-cell>
              <table:table-cell office:value-type="float" office:value="0.516528925619835">
                <text:p>0.51652892561983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5">
                <text:p>1935</text:p>
              </table:table-cell>
              <table:table-cell office:value-type="float" office:value="0.516262261228704">
                <text:p>0.51626226122870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6">
                <text:p>1936</text:p>
              </table:table-cell>
              <table:table-cell office:value-type="float" office:value="0.515995872033024">
                <text:p>0.51599587203302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7">
                <text:p>1937</text:p>
              </table:table-cell>
              <table:table-cell office:value-type="float" office:value="0.515729757607014">
                <text:p>0.51572975760701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8">
                <text:p>1938</text:p>
              </table:table-cell>
              <table:table-cell office:value-type="float" office:value="0.515463917525773">
                <text:p>0.51546391752577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39">
                <text:p>1939</text:p>
              </table:table-cell>
              <table:table-cell office:value-type="float" office:value="0.515198351365276">
                <text:p>0.51519835136527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0">
                <text:p>1940</text:p>
              </table:table-cell>
              <table:table-cell office:value-type="float" office:value="0.514933058702369">
                <text:p>0.51493305870236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1">
                <text:p>1941</text:p>
              </table:table-cell>
              <table:table-cell office:value-type="float" office:value="0.514668039114771">
                <text:p>0.51466803911477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2">
                <text:p>1942</text:p>
              </table:table-cell>
              <table:table-cell office:value-type="float" office:value="0.51440329218107">
                <text:p>0.5144032921810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3">
                <text:p>1943</text:p>
              </table:table-cell>
              <table:table-cell office:value-type="float" office:value="0.51413881748072">
                <text:p>0.5141388174807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4">
                <text:p>1944</text:p>
              </table:table-cell>
              <table:table-cell office:value-type="float" office:value="0.513874614594039">
                <text:p>0.51387461459403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5">
                <text:p>1945</text:p>
              </table:table-cell>
              <table:table-cell office:value-type="float" office:value="0.513610683102209">
                <text:p>0.51361068310220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6">
                <text:p>1946</text:p>
              </table:table-cell>
              <table:table-cell office:value-type="float" office:value="0.462012320328542">
                <text:p>0.46201232032854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7">
                <text:p>1947</text:p>
              </table:table-cell>
              <table:table-cell office:value-type="float" office:value="0.461775269368907">
                <text:p>0.46177526936890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8">
                <text:p>1948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49">
                <text:p>1949</text:p>
              </table:table-cell>
              <table:table-cell office:value-type="float" office:value="0.563813429010764">
                <text:p>0.56381342901076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0">
                <text:p>1950</text:p>
              </table:table-cell>
              <table:table-cell office:value-type="float" office:value="0.563524590163934">
                <text:p>0.56352459016393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1">
                <text:p>1951</text:p>
              </table:table-cell>
              <table:table-cell office:value-type="float" office:value="0.563236047107015">
                <text:p>0.56323604710701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2">
                <text:p>1952</text:p>
              </table:table-cell>
              <table:table-cell office:value-type="float" office:value="0.511770726714432">
                <text:p>0.51177072671443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3">
                <text:p>1953</text:p>
              </table:table-cell>
              <table:table-cell office:value-type="float" office:value="0.51150895140665">
                <text:p>0.5115089514066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4">
                <text:p>1954</text:p>
              </table:table-cell>
              <table:table-cell office:value-type="float" office:value="0.511247443762781">
                <text:p>0.51124744376278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5">
                <text:p>1955</text:p>
              </table:table-cell>
              <table:table-cell office:value-type="float" office:value="0.510986203372509">
                <text:p>0.51098620337250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6">
                <text:p>1956</text:p>
              </table:table-cell>
              <table:table-cell office:value-type="float" office:value="0.510725229826353">
                <text:p>0.51072522982635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7">
                <text:p>1957</text:p>
              </table:table-cell>
              <table:table-cell office:value-type="float" office:value="0.510464522715671">
                <text:p>0.51046452271567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8">
                <text:p>1958</text:p>
              </table:table-cell>
              <table:table-cell office:value-type="float" office:value="0.510204081632653">
                <text:p>0.51020408163265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59">
                <text:p>1959</text:p>
              </table:table-cell>
              <table:table-cell office:value-type="float" office:value="0.509943906170321">
                <text:p>0.50994390617032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0">
                <text:p>1960</text:p>
              </table:table-cell>
              <table:table-cell office:value-type="float" office:value="0.509683995922528">
                <text:p>0.50968399592252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1">
                <text:p>1961</text:p>
              </table:table-cell>
              <table:table-cell office:value-type="float" office:value="0.509424350483953">
                <text:p>0.50942435048395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2">
                <text:p>1962</text:p>
              </table:table-cell>
              <table:table-cell office:value-type="float" office:value="0.509164969450102">
                <text:p>0.50916496945010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3">
                <text:p>1963</text:p>
              </table:table-cell>
              <table:table-cell office:value-type="float" office:value="0.508905852417303">
                <text:p>0.50890585241730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4">
                <text:p>1964</text:p>
              </table:table-cell>
              <table:table-cell office:value-type="float" office:value="0.508646998982706">
                <text:p>0.50864699898270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5">
                <text:p>1965</text:p>
              </table:table-cell>
              <table:table-cell office:value-type="float" office:value="0.508388408744281">
                <text:p>0.50838840874428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6">
                <text:p>1966</text:p>
              </table:table-cell>
              <table:table-cell office:value-type="float" office:value="0.508130081300813">
                <text:p>0.50813008130081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7">
                <text:p>1967</text:p>
              </table:table-cell>
              <table:table-cell office:value-type="float" office:value="0.507872016251904">
                <text:p>0.50787201625190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8">
                <text:p>1968</text:p>
              </table:table-cell>
              <table:table-cell office:value-type="float" office:value="0.507614213197969">
                <text:p>0.50761421319796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69">
                <text:p>1969</text:p>
              </table:table-cell>
              <table:table-cell office:value-type="float" office:value="0.558092338914257">
                <text:p>0.55809233891425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0">
                <text:p>1970</text:p>
              </table:table-cell>
              <table:table-cell office:value-type="float" office:value="0.608519269776876">
                <text:p>0.60851926977687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1">
                <text:p>1971</text:p>
              </table:table-cell>
              <table:table-cell office:value-type="float" office:value="0.608210846426761">
                <text:p>0.60821084642676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2">
                <text:p>1972</text:p>
              </table:table-cell>
              <table:table-cell office:value-type="float" office:value="0.60790273556231">
                <text:p>0.6079027355623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3">
                <text:p>1973</text:p>
              </table:table-cell>
              <table:table-cell office:value-type="float" office:value="0.607594936708861">
                <text:p>0.60759493670886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4">
                <text:p>1974</text:p>
              </table:table-cell>
              <table:table-cell office:value-type="float" office:value="0.607287449392712">
                <text:p>0.60728744939271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5">
                <text:p>1975</text:p>
              </table:table-cell>
              <table:table-cell office:value-type="float" office:value="0.606980273141123">
                <text:p>0.60698027314112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6">
                <text:p>1976</text:p>
              </table:table-cell>
              <table:table-cell office:value-type="float" office:value="0.505561172901921">
                <text:p>0.50556117290192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7">
                <text:p>1977</text:p>
              </table:table-cell>
              <table:table-cell office:value-type="float" office:value="0.505305709954522">
                <text:p>0.50530570995452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8">
                <text:p>1978</text:p>
              </table:table-cell>
              <table:table-cell office:value-type="float" office:value="0.505050505050505">
                <text:p>0.50505050505050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79">
                <text:p>1979</text:p>
              </table:table-cell>
              <table:table-cell office:value-type="float" office:value="0.504795557799091">
                <text:p>0.50479555779909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0">
                <text:p>1980</text:p>
              </table:table-cell>
              <table:table-cell office:value-type="float" office:value="0.504540867810293">
                <text:p>0.50454086781029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1">
                <text:p>1981</text:p>
              </table:table-cell>
              <table:table-cell office:value-type="float" office:value="0.453857791225416">
                <text:p>0.45385779122541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2">
                <text:p>1982</text:p>
              </table:table-cell>
              <table:table-cell office:value-type="float" office:value="0.453629032258065">
                <text:p>0.45362903225806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3">
                <text:p>1983</text:p>
              </table:table-cell>
              <table:table-cell office:value-type="float" office:value="0.503778337531486">
                <text:p>0.50377833753148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4">
                <text:p>1984</text:p>
              </table:table-cell>
              <table:table-cell office:value-type="float" office:value="0.503524672708963">
                <text:p>0.50352467270896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5">
                <text:p>1985</text:p>
              </table:table-cell>
              <table:table-cell office:value-type="float" office:value="0.503271263210871">
                <text:p>0.50327126321087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6">
                <text:p>1986</text:p>
              </table:table-cell>
              <table:table-cell office:value-type="float" office:value="0.452716297786721">
                <text:p>0.45271629778672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7">
                <text:p>1987</text:p>
              </table:table-cell>
              <table:table-cell office:value-type="float" office:value="0.452488687782805">
                <text:p>0.45248868778280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8">
                <text:p>1988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89">
                <text:p>1989</text:p>
              </table:table-cell>
              <table:table-cell office:value-type="float" office:value="0.502260170768458">
                <text:p>0.50226017076845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0">
                <text:p>1990</text:p>
              </table:table-cell>
              <table:table-cell office:value-type="float" office:value="0.502008032128514">
                <text:p>0.50200803212851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1">
                <text:p>1991</text:p>
              </table:table-cell>
              <table:table-cell office:value-type="float" office:value="0.501756146512795">
                <text:p>0.50175614651279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2">
                <text:p>1992</text:p>
              </table:table-cell>
              <table:table-cell office:value-type="float" office:value="0.501504513540622">
                <text:p>0.50150451354062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3">
                <text:p>1993</text:p>
              </table:table-cell>
              <table:table-cell office:value-type="float" office:value="0.451127819548872">
                <text:p>0.45112781954887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4">
                <text:p>1994</text:p>
              </table:table-cell>
              <table:table-cell office:value-type="float" office:value="0.450901803607214">
                <text:p>0.45090180360721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5">
                <text:p>1995</text:p>
              </table:table-cell>
              <table:table-cell office:value-type="float" office:value="0.450676014021031">
                <text:p>0.45067601402103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6">
                <text:p>1996</text:p>
              </table:table-cell>
              <table:table-cell office:value-type="float" office:value="0.450450450450451">
                <text:p>0.45045045045045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7">
                <text:p>1997</text:p>
              </table:table-cell>
              <table:table-cell office:value-type="float" office:value="0.400200100050025">
                <text:p>0.40020010005002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8">
                <text:p>19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0">
                <text:p>2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1">
                <text:p>20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2">
                <text:p>2002</text:p>
              </table:table-cell>
              <table:table-cell office:value-type="float" office:value="0.399800099950025">
                <text:p>0.39980009995002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3">
                <text:p>2003</text:p>
              </table:table-cell>
              <table:table-cell office:value-type="float" office:value="0.44955044955045">
                <text:p>0.4495504495504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4">
                <text:p>2004</text:p>
              </table:table-cell>
              <table:table-cell office:value-type="float" office:value="0.449326010983525">
                <text:p>0.44932601098352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5">
                <text:p>2005</text:p>
              </table:table-cell>
              <table:table-cell office:value-type="float" office:value="0.399201596806387">
                <text:p>0.39920159680638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6">
                <text:p>2006</text:p>
              </table:table-cell>
              <table:table-cell office:value-type="float" office:value="0.399002493765586">
                <text:p>0.39900249376558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7">
                <text:p>2007</text:p>
              </table:table-cell>
              <table:table-cell office:value-type="float" office:value="0.398803589232303">
                <text:p>0.39880358923230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0.448430493273543">
                <text:p>0.44843049327354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0.398406374501992">
                <text:p>0.39840637450199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0">
                <text:p>2010</text:p>
              </table:table-cell>
              <table:table-cell office:value-type="float" office:value="0.39820806371329">
                <text:p>0.3982080637132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0.398009950248756">
                <text:p>0.39800995024875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2">
                <text:p>2012</text:p>
              </table:table-cell>
              <table:table-cell office:value-type="float" office:value="0.397812033814023">
                <text:p>0.39781203381402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3">
                <text:p>2013</text:p>
              </table:table-cell>
              <table:table-cell office:value-type="float" office:value="0.397614314115308">
                <text:p>0.39761431411530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4">
                <text:p>2014</text:p>
              </table:table-cell>
              <table:table-cell office:value-type="float" office:value="0.397416790859414">
                <text:p>0.39741679085941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0.397219463753724">
                <text:p>0.39721946375372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6">
                <text:p>2016</text:p>
              </table:table-cell>
              <table:table-cell office:value-type="float" office:value="0.297766749379653">
                <text:p>0.29776674937965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7">
                <text:p>2017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8">
                <text:p>2018</text:p>
              </table:table-cell>
              <table:table-cell office:value-type="float" office:value="0.29747149231532">
                <text:p>0.2974714923153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19">
                <text:p>2019</text:p>
              </table:table-cell>
              <table:table-cell office:value-type="float" office:value="0.297324083250743">
                <text:p>0.29732408325074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0">
                <text:p>2020</text:p>
              </table:table-cell>
              <table:table-cell office:value-type="float" office:value="0.297176820208024">
                <text:p>0.29717682020802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1">
                <text:p>2021</text:p>
              </table:table-cell>
              <table:table-cell office:value-type="float" office:value="0.297029702970297">
                <text:p>0.29702970297029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2">
                <text:p>2022</text:p>
              </table:table-cell>
              <table:table-cell office:value-type="float" office:value="0.296882731321128">
                <text:p>0.29688273132112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3">
                <text:p>2023</text:p>
              </table:table-cell>
              <table:table-cell office:value-type="float" office:value="0.29673590504451">
                <text:p>0.2967359050445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4">
                <text:p>2024</text:p>
              </table:table-cell>
              <table:table-cell office:value-type="float" office:value="0.296589223924864">
                <text:p>0.29658922392486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5">
                <text:p>2025</text:p>
              </table:table-cell>
              <table:table-cell office:value-type="float" office:value="0.296442687747036">
                <text:p>0.296442687747036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6">
                <text:p>2026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7">
                <text:p>2027</text:p>
              </table:table-cell>
              <table:table-cell office:value-type="float" office:value="0.296150049358342">
                <text:p>0.29615004935834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8">
                <text:p>2028</text:p>
              </table:table-cell>
              <table:table-cell office:value-type="float" office:value="0.29600394671929">
                <text:p>0.2960039467192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29">
                <text:p>2029</text:p>
              </table:table-cell>
              <table:table-cell office:value-type="float" office:value="0.29585798816568">
                <text:p>0.2958579881656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0">
                <text:p>2030</text:p>
              </table:table-cell>
              <table:table-cell office:value-type="float" office:value="0.295712173484475">
                <text:p>0.29571217348447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1">
                <text:p>2031</text:p>
              </table:table-cell>
              <table:table-cell office:value-type="float" office:value="0.295566502463054">
                <text:p>0.29556650246305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2">
                <text:p>2032</text:p>
              </table:table-cell>
              <table:table-cell office:value-type="float" office:value="0.295420974889217">
                <text:p>0.29542097488921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3">
                <text:p>2033</text:p>
              </table:table-cell>
              <table:table-cell office:value-type="float" office:value="0.295275590551181">
                <text:p>0.29527559055118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4">
                <text:p>2034</text:p>
              </table:table-cell>
              <table:table-cell office:value-type="float" office:value="0.29513034923758">
                <text:p>0.2951303492375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5">
                <text:p>2035</text:p>
              </table:table-cell>
              <table:table-cell office:value-type="float" office:value="0.294985250737463">
                <text:p>0.294985250737463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6">
                <text:p>2036</text:p>
              </table:table-cell>
              <table:table-cell office:value-type="float" office:value="0.294840294840295">
                <text:p>0.29484029484029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7">
                <text:p>2037</text:p>
              </table:table-cell>
              <table:table-cell office:value-type="float" office:value="0.294695481335953">
                <text:p>0.29469548133595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8">
                <text:p>2038</text:p>
              </table:table-cell>
              <table:table-cell office:value-type="float" office:value="0.294550810014728">
                <text:p>0.29455081001472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39">
                <text:p>2039</text:p>
              </table:table-cell>
              <table:table-cell office:value-type="float" office:value="0.343473994111874">
                <text:p>0.34347399411187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0">
                <text:p>2040</text:p>
              </table:table-cell>
              <table:table-cell office:value-type="float" office:value="0.34330554193232">
                <text:p>0.3433055419323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1">
                <text:p>2041</text:p>
              </table:table-cell>
              <table:table-cell office:value-type="float" office:value="0.343137254901961">
                <text:p>0.34313725490196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2">
                <text:p>2042</text:p>
              </table:table-cell>
              <table:table-cell office:value-type="float" office:value="0.34296913277805">
                <text:p>0.3429691327780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3">
                <text:p>2043</text:p>
              </table:table-cell>
              <table:table-cell office:value-type="float" office:value="0.39177277179236">
                <text:p>0.3917727717923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4">
                <text:p>2044</text:p>
              </table:table-cell>
              <table:table-cell office:value-type="float" office:value="0.391581008321096">
                <text:p>0.39158100832109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5">
                <text:p>2045</text:p>
              </table:table-cell>
              <table:table-cell office:value-type="float" office:value="0.391389432485323">
                <text:p>0.39138943248532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6">
                <text:p>2046</text:p>
              </table:table-cell>
              <table:table-cell office:value-type="float" office:value="0.39119804400978">
                <text:p>0.3911980440097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7">
                <text:p>2047</text:p>
              </table:table-cell>
              <table:table-cell office:value-type="float" office:value="0.342130987292278">
                <text:p>0.34213098729227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8">
                <text:p>2048</text:p>
              </table:table-cell>
              <table:table-cell office:value-type="float" office:value="0.341963849535906">
                <text:p>0.341963849535906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49">
                <text:p>2049</text:p>
              </table:table-cell>
              <table:table-cell office:value-type="float" office:value="0.341796875">
                <text:p>0.34179687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0">
                <text:p>2050</text:p>
              </table:table-cell>
              <table:table-cell office:value-type="float" office:value="0.341630063445583">
                <text:p>0.34163006344558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1">
                <text:p>2051</text:p>
              </table:table-cell>
              <table:table-cell office:value-type="float" office:value="0.390243902439024">
                <text:p>0.39024390243902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2">
                <text:p>2052</text:p>
              </table:table-cell>
              <table:table-cell office:value-type="float" office:value="0.390053632374451">
                <text:p>0.39005363237445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3">
                <text:p>2053</text:p>
              </table:table-cell>
              <table:table-cell office:value-type="float" office:value="0.341130604288499">
                <text:p>0.34113060428849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4">
                <text:p>2054</text:p>
              </table:table-cell>
              <table:table-cell office:value-type="float" office:value="0.340964442279591">
                <text:p>0.34096444227959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5">
                <text:p>2055</text:p>
              </table:table-cell>
              <table:table-cell office:value-type="float" office:value="0.340798442064265">
                <text:p>0.34079844206426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6">
                <text:p>2056</text:p>
              </table:table-cell>
              <table:table-cell office:value-type="float" office:value="0.340632603406326">
                <text:p>0.340632603406326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7">
                <text:p>2057</text:p>
              </table:table-cell>
              <table:table-cell office:value-type="float" office:value="0.291828793774319">
                <text:p>0.29182879377431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8">
                <text:p>2058</text:p>
              </table:table-cell>
              <table:table-cell office:value-type="float" office:value="0.340301409820126">
                <text:p>0.34030140982012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59">
                <text:p>2059</text:p>
              </table:table-cell>
              <table:table-cell office:value-type="float" office:value="0.340136054421769">
                <text:p>0.34013605442176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0">
                <text:p>2060</text:p>
              </table:table-cell>
              <table:table-cell office:value-type="float" office:value="0.339970859640602">
                <text:p>0.33997085964060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1">
                <text:p>2061</text:p>
              </table:table-cell>
              <table:table-cell office:value-type="float" office:value="0.339805825242719">
                <text:p>0.33980582524271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2">
                <text:p>2062</text:p>
              </table:table-cell>
              <table:table-cell office:value-type="float" office:value="0.436681222707424">
                <text:p>0.43668122270742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3">
                <text:p>2063</text:p>
              </table:table-cell>
              <table:table-cell office:value-type="float" office:value="0.4364694471387">
                <text:p>0.4364694471387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4">
                <text:p>2064</text:p>
              </table:table-cell>
              <table:table-cell office:value-type="float" office:value="0.290838584585555">
                <text:p>0.29083858458555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5">
                <text:p>2065</text:p>
              </table:table-cell>
              <table:table-cell office:value-type="float" office:value="0.290697674418605">
                <text:p>0.29069767441860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6">
                <text:p>2066</text:p>
              </table:table-cell>
              <table:table-cell office:value-type="float" office:value="0.290556900726392">
                <text:p>0.29055690072639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7">
                <text:p>2067</text:p>
              </table:table-cell>
              <table:table-cell office:value-type="float" office:value="0.290416263310745">
                <text:p>0.29041626331074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8">
                <text:p>2068</text:p>
              </table:table-cell>
              <table:table-cell office:value-type="float" office:value="0.290275761973875">
                <text:p>0.29027576197387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69">
                <text:p>2069</text:p>
              </table:table-cell>
              <table:table-cell office:value-type="float" office:value="0.290135396518375">
                <text:p>0.29013539651837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0">
                <text:p>2070</text:p>
              </table:table-cell>
              <table:table-cell office:value-type="float" office:value="0.289995166747221">
                <text:p>0.28999516674722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1">
                <text:p>2071</text:p>
              </table:table-cell>
              <table:table-cell office:value-type="float" office:value="0.289855072463768">
                <text:p>0.28985507246376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2">
                <text:p>2072</text:p>
              </table:table-cell>
              <table:table-cell office:value-type="float" office:value="0.289715113471753">
                <text:p>0.28971511347175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3">
                <text:p>2073</text:p>
              </table:table-cell>
              <table:table-cell office:value-type="float" office:value="0.337837837837838">
                <text:p>0.33783783783783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4">
                <text:p>2074</text:p>
              </table:table-cell>
              <table:table-cell office:value-type="float" office:value="0.337674867342016">
                <text:p>0.337674867342016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5">
                <text:p>2075</text:p>
              </table:table-cell>
              <table:table-cell office:value-type="float" office:value="0.482160077145612">
                <text:p>0.48216007714561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6">
                <text:p>2076</text:p>
              </table:table-cell>
              <table:table-cell office:value-type="float" office:value="0.481927710843373">
                <text:p>0.48192771084337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7">
                <text:p>2077</text:p>
              </table:table-cell>
              <table:table-cell office:value-type="float" office:value="0.433526011560694">
                <text:p>0.43352601156069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8">
                <text:p>2078</text:p>
              </table:table-cell>
              <table:table-cell office:value-type="float" office:value="0.433317284545017">
                <text:p>0.43331728454501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79">
                <text:p>2079</text:p>
              </table:table-cell>
              <table:table-cell office:value-type="float" office:value="0.433108758421559">
                <text:p>0.43310875842155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0">
                <text:p>2080</text:p>
              </table:table-cell>
              <table:table-cell office:value-type="float" office:value="0.432900432900433">
                <text:p>0.43290043290043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1">
                <text:p>2081</text:p>
              </table:table-cell>
              <table:table-cell office:value-type="float" office:value="0.432692307692308">
                <text:p>0.432692307692308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2">
                <text:p>2082</text:p>
              </table:table-cell>
              <table:table-cell office:value-type="float" office:value="0.432484382508409">
                <text:p>0.43248438250840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3">
                <text:p>2083</text:p>
              </table:table-cell>
              <table:table-cell office:value-type="float" office:value="0.432276657060519">
                <text:p>0.43227665706051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4">
                <text:p>2084</text:p>
              </table:table-cell>
              <table:table-cell office:value-type="float" office:value="0.43206913106097">
                <text:p>0.43206913106097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5">
                <text:p>2085</text:p>
              </table:table-cell>
              <table:table-cell office:value-type="float" office:value="0.431861804222649">
                <text:p>0.43186180422264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6">
                <text:p>2086</text:p>
              </table:table-cell>
              <table:table-cell office:value-type="float" office:value="0.431654676258993">
                <text:p>0.43165467625899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7">
                <text:p>2087</text:p>
              </table:table-cell>
              <table:table-cell office:value-type="float" office:value="0.479386385426654">
                <text:p>0.47938638542665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8">
                <text:p>2088</text:p>
              </table:table-cell>
              <table:table-cell office:value-type="float" office:value="0.479156684235745">
                <text:p>0.47915668423574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89">
                <text:p>2089</text:p>
              </table:table-cell>
              <table:table-cell office:value-type="float" office:value="0.478927203065134">
                <text:p>0.47892720306513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0">
                <text:p>2090</text:p>
              </table:table-cell>
              <table:table-cell office:value-type="float" office:value="0.335088559119196">
                <text:p>0.33508855911919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1">
                <text:p>2091</text:p>
              </table:table-cell>
              <table:table-cell office:value-type="float" office:value="0.334928229665072">
                <text:p>0.33492822966507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2">
                <text:p>2092</text:p>
              </table:table-cell>
              <table:table-cell office:value-type="float" office:value="0.334768053562889">
                <text:p>0.33476805356288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3">
                <text:p>2093</text:p>
              </table:table-cell>
              <table:table-cell office:value-type="float" office:value="0.334608030592734">
                <text:p>0.33460803059273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4">
                <text:p>2094</text:p>
              </table:table-cell>
              <table:table-cell office:value-type="float" office:value="0.334448160535117">
                <text:p>0.33444816053511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5">
                <text:p>2095</text:p>
              </table:table-cell>
              <table:table-cell office:value-type="float" office:value="0.334288443170965">
                <text:p>0.33428844317096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6">
                <text:p>2096</text:p>
              </table:table-cell>
              <table:table-cell office:value-type="float" office:value="0.334128878281623">
                <text:p>0.334128878281623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7">
                <text:p>2097</text:p>
              </table:table-cell>
              <table:table-cell office:value-type="float" office:value="0.477099236641221">
                <text:p>0.47709923664122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8">
                <text:p>2098</text:p>
              </table:table-cell>
              <table:table-cell office:value-type="float" office:value="0.429184549356223">
                <text:p>0.42918454935622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099">
                <text:p>2099</text:p>
              </table:table-cell>
              <table:table-cell office:value-type="float" office:value="0.428979980934223">
                <text:p>0.42897998093422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0">
                <text:p>2100</text:p>
              </table:table-cell>
              <table:table-cell office:value-type="float" office:value="0.428775607432111">
                <text:p>0.42877560743211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1">
                <text:p>210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2">
                <text:p>2102</text:p>
              </table:table-cell>
              <table:table-cell office:value-type="float" office:value="0.42836744407425">
                <text:p>0.4283674440742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3">
                <text:p>2103</text:p>
              </table:table-cell>
              <table:table-cell office:value-type="float" office:value="0.428163653663178">
                <text:p>0.42816365366317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4">
                <text:p>2104</text:p>
              </table:table-cell>
              <table:table-cell office:value-type="float" office:value="0.427960057061341">
                <text:p>0.427960057061341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5">
                <text:p>2105</text:p>
              </table:table-cell>
              <table:table-cell office:value-type="float" office:value="0.427756653992395">
                <text:p>0.42775665399239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6">
                <text:p>2106</text:p>
              </table:table-cell>
              <table:table-cell office:value-type="float" office:value="0.285035629453682">
                <text:p>0.285035629453682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7">
                <text:p>2107</text:p>
              </table:table-cell>
              <table:table-cell office:value-type="float" office:value="0.284900284900285">
                <text:p>0.28490028490028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8">
                <text:p>2108</text:p>
              </table:table-cell>
              <table:table-cell office:value-type="float" office:value="0.284765068818225">
                <text:p>0.28476506881822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09">
                <text:p>2109</text:p>
              </table:table-cell>
              <table:table-cell office:value-type="float" office:value="0.284629981024668">
                <text:p>0.28462998102466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0">
                <text:p>2110</text:p>
              </table:table-cell>
              <table:table-cell office:value-type="float" office:value="0.284495021337127">
                <text:p>0.284495021337127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1">
                <text:p>2111</text:p>
              </table:table-cell>
              <table:table-cell office:value-type="float" office:value="0.28436018957346">
                <text:p>0.2843601895734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2">
                <text:p>2112</text:p>
              </table:table-cell>
              <table:table-cell office:value-type="float" office:value="0.284225485551871">
                <text:p>0.284225485551871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3">
                <text:p>2113</text:p>
              </table:table-cell>
              <table:table-cell office:value-type="float" office:value="0.284090909090909">
                <text:p>0.28409090909090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4">
                <text:p>2114</text:p>
              </table:table-cell>
              <table:table-cell office:value-type="float" office:value="0.283956460009465">
                <text:p>0.28395646000946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5">
                <text:p>2115</text:p>
              </table:table-cell>
              <table:table-cell office:value-type="float" office:value="0.283822138126774">
                <text:p>0.28382213812677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6">
                <text:p>2116</text:p>
              </table:table-cell>
              <table:table-cell office:value-type="float" office:value="0.283687943262411">
                <text:p>0.28368794326241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7">
                <text:p>2117</text:p>
              </table:table-cell>
              <table:table-cell office:value-type="float" office:value="0.283553875236295">
                <text:p>0.28355387523629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8">
                <text:p>2118</text:p>
              </table:table-cell>
              <table:table-cell office:value-type="float" office:value="0.283419933868682">
                <text:p>0.28341993386868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19">
                <text:p>2119</text:p>
              </table:table-cell>
              <table:table-cell office:value-type="float" office:value="0.28328611898017">
                <text:p>0.2832861189801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0">
                <text:p>2120</text:p>
              </table:table-cell>
              <table:table-cell office:value-type="float" office:value="0.283152430391694">
                <text:p>0.283152430391694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1">
                <text:p>2121</text:p>
              </table:table-cell>
              <table:table-cell office:value-type="float" office:value="0.283018867924528">
                <text:p>0.28301886792452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2">
                <text:p>2122</text:p>
              </table:table-cell>
              <table:table-cell office:value-type="float" office:value="0.282885431400283">
                <text:p>0.28288543140028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3">
                <text:p>2123</text:p>
              </table:table-cell>
              <table:table-cell office:value-type="float" office:value="0.282752120640905">
                <text:p>0.28275212064090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4">
                <text:p>2124</text:p>
              </table:table-cell>
              <table:table-cell office:value-type="float" office:value="0.23551577955723">
                <text:p>0.2355157795572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5">
                <text:p>2125</text:p>
              </table:table-cell>
              <table:table-cell office:value-type="float" office:value="0.235404896421846">
                <text:p>0.23540489642184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6">
                <text:p>2126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7">
                <text:p>2127</text:p>
              </table:table-cell>
              <table:table-cell office:value-type="float" office:value="0.235183443085607">
                <text:p>0.23518344308560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8">
                <text:p>2128</text:p>
              </table:table-cell>
              <table:table-cell office:value-type="float" office:value="0.282087447108604">
                <text:p>0.28208744710860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29">
                <text:p>2129</text:p>
              </table:table-cell>
              <table:table-cell office:value-type="float" office:value="0.281954887218045">
                <text:p>0.28195488721804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0">
                <text:p>2130</text:p>
              </table:table-cell>
              <table:table-cell office:value-type="float" office:value="0.281822451855331">
                <text:p>0.28182245185533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1">
                <text:p>2131</text:p>
              </table:table-cell>
              <table:table-cell office:value-type="float" office:value="0.28169014084507">
                <text:p>0.2816901408450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2">
                <text:p>2132</text:p>
              </table:table-cell>
              <table:table-cell office:value-type="float" office:value="0.234631628343501">
                <text:p>0.23463162834350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3">
                <text:p>2133</text:p>
              </table:table-cell>
              <table:table-cell office:value-type="float" office:value="0.234521575984991">
                <text:p>0.23452157598499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4">
                <text:p>2134</text:p>
              </table:table-cell>
              <table:table-cell office:value-type="float" office:value="0.187529301453352">
                <text:p>0.18752930145335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5">
                <text:p>2135</text:p>
              </table:table-cell>
              <table:table-cell office:value-type="float" office:value="0.187441424554827">
                <text:p>0.18744142455482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6">
                <text:p>2136</text:p>
              </table:table-cell>
              <table:table-cell office:value-type="float" office:value="0.187353629976581">
                <text:p>0.18735362997658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7">
                <text:p>2137</text:p>
              </table:table-cell>
              <table:table-cell office:value-type="float" office:value="0.140449438202247">
                <text:p>0.14044943820224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8">
                <text:p>2138</text:p>
              </table:table-cell>
              <table:table-cell office:value-type="float" office:value="0.140383715489003">
                <text:p>0.14038371548900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39">
                <text:p>2139</text:p>
              </table:table-cell>
              <table:table-cell office:value-type="float" office:value="0.140318054256314">
                <text:p>0.140318054256314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0">
                <text:p>2140</text:p>
              </table:table-cell>
              <table:table-cell office:value-type="float" office:value="0.140252454417952">
                <text:p>0.14025245441795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1">
                <text:p>2141</text:p>
              </table:table-cell>
              <table:table-cell office:value-type="float" office:value="0.0934579439252336">
                <text:p>0.093457943925233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2">
                <text:p>2142</text:p>
              </table:table-cell>
              <table:table-cell office:value-type="float" office:value="0.0934142923867352">
                <text:p>0.093414292386735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3">
                <text:p>2143</text:p>
              </table:table-cell>
              <table:table-cell office:value-type="float" office:value="0.140056022408964">
                <text:p>0.14005602240896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4">
                <text:p>2144</text:p>
              </table:table-cell>
              <table:table-cell office:value-type="float" office:value="0.139990667288847">
                <text:p>0.139990667288847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5">
                <text:p>2145</text:p>
              </table:table-cell>
              <table:table-cell office:value-type="float" office:value="0.139925373134328">
                <text:p>0.13992537313432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6">
                <text:p>2146</text:p>
              </table:table-cell>
              <table:table-cell office:value-type="float" office:value="0.13986013986014">
                <text:p>0.13986013986014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7">
                <text:p>2147</text:p>
              </table:table-cell>
              <table:table-cell office:value-type="float" office:value="0.139794967381174">
                <text:p>0.139794967381174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8">
                <text:p>2148</text:p>
              </table:table-cell>
              <table:table-cell office:value-type="float" office:value="0.139729855612483">
                <text:p>0.13972985561248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49">
                <text:p>2149</text:p>
              </table:table-cell>
              <table:table-cell office:value-type="float" office:value="0.139664804469274">
                <text:p>0.13966480446927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0">
                <text:p>2150</text:p>
              </table:table-cell>
              <table:table-cell office:value-type="float" office:value="0.186133085155886">
                <text:p>0.18613308515588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1">
                <text:p>2151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2">
                <text:p>2152</text:p>
              </table:table-cell>
              <table:table-cell office:value-type="float" office:value="0.185960018596002">
                <text:p>0.18596001859600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3">
                <text:p>2153</text:p>
              </table:table-cell>
              <table:table-cell office:value-type="float" office:value="0.185873605947955">
                <text:p>0.18587360594795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4">
                <text:p>2154</text:p>
              </table:table-cell>
              <table:table-cell office:value-type="float" office:value="0.18578727357176">
                <text:p>0.18578727357176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5">
                <text:p>2155</text:p>
              </table:table-cell>
              <table:table-cell office:value-type="float" office:value="0.232126276694522">
                <text:p>0.23212627669452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6">
                <text:p>2156</text:p>
              </table:table-cell>
              <table:table-cell office:value-type="float" office:value="0.232018561484919">
                <text:p>0.23201856148491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7">
                <text:p>2157</text:p>
              </table:table-cell>
              <table:table-cell office:value-type="float" office:value="0.510204081632653">
                <text:p>0.51020408163265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8">
                <text:p>2158</text:p>
              </table:table-cell>
              <table:table-cell office:value-type="float" office:value="0.556328233657858">
                <text:p>0.55632823365785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59">
                <text:p>2159</text:p>
              </table:table-cell>
              <table:table-cell office:value-type="float" office:value="0.556070435588508">
                <text:p>0.55607043558850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0">
                <text:p>2160</text:p>
              </table:table-cell>
              <table:table-cell office:value-type="float" office:value="0.555812876331635">
                <text:p>0.55581287633163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1">
                <text:p>2161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2">
                <text:p>2162</text:p>
              </table:table-cell>
              <table:table-cell office:value-type="float" office:value="0.647848218417399">
                <text:p>0.647848218417399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3">
                <text:p>2163</text:p>
              </table:table-cell>
              <table:table-cell office:value-type="float" office:value="0.647548566142461">
                <text:p>0.64754856614246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4">
                <text:p>2164</text:p>
              </table:table-cell>
              <table:table-cell office:value-type="float" office:value="0.647249190938511">
                <text:p>0.64724919093851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5">
                <text:p>2165</text:p>
              </table:table-cell>
              <table:table-cell office:value-type="float" office:value="0.646950092421442">
                <text:p>0.64695009242144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6">
                <text:p>2166</text:p>
              </table:table-cell>
              <table:table-cell office:value-type="float" office:value="0.646651270207852">
                <text:p>0.64665127020785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7">
                <text:p>2167</text:p>
              </table:table-cell>
              <table:table-cell office:value-type="float" office:value="0.692520775623269">
                <text:p>0.69252077562326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8">
                <text:p>2168</text:p>
              </table:table-cell>
              <table:table-cell office:value-type="float" office:value="0.692201199815413">
                <text:p>0.692201199815413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69">
                <text:p>2169</text:p>
              </table:table-cell>
              <table:table-cell office:value-type="float" office:value="0.645756457564576">
                <text:p>0.64575645756457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0">
                <text:p>2170</text:p>
              </table:table-cell>
              <table:table-cell office:value-type="float" office:value="0.645458736745044">
                <text:p>0.64545873674504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1">
                <text:p>2171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2">
                <text:p>2172</text:p>
              </table:table-cell>
              <table:table-cell office:value-type="float" office:value="0.64486411791801">
                <text:p>0.6448641179180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3">
                <text:p>2173</text:p>
              </table:table-cell>
              <table:table-cell office:value-type="float" office:value="0.69060773480663">
                <text:p>0.6906077348066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4">
                <text:p>2174</text:p>
              </table:table-cell>
              <table:table-cell office:value-type="float" office:value="0.690289921767142">
                <text:p>0.69028992176714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5">
                <text:p>2175</text:p>
              </table:table-cell>
              <table:table-cell office:value-type="float" office:value="0.689972401103956">
                <text:p>0.68997240110395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6">
                <text:p>2176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7">
                <text:p>2177</text:p>
              </table:table-cell>
              <table:table-cell office:value-type="float" office:value="0.689338235294118">
                <text:p>0.689338235294118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8">
                <text:p>2178</text:p>
              </table:table-cell>
              <table:table-cell office:value-type="float" office:value="0.689021589343133">
                <text:p>0.68902158934313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79">
                <text:p>2179</text:p>
              </table:table-cell>
              <table:table-cell office:value-type="float" office:value="0.734618916437098">
                <text:p>0.73461891643709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0">
                <text:p>2180</text:p>
              </table:table-cell>
              <table:table-cell office:value-type="float" office:value="0.688389169343736">
                <text:p>0.68838916934373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1">
                <text:p>2181</text:p>
              </table:table-cell>
              <table:table-cell office:value-type="float" office:value="0.688073394495413">
                <text:p>0.68807339449541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2">
                <text:p>2182</text:p>
              </table:table-cell>
              <table:table-cell office:value-type="float" office:value="0.73360843649702">
                <text:p>0.7336084364970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3">
                <text:p>2183</text:p>
              </table:table-cell>
              <table:table-cell office:value-type="float" office:value="0.73327222731439">
                <text:p>0.7332722273143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4">
                <text:p>2184</text:p>
              </table:table-cell>
              <table:table-cell office:value-type="float" office:value="0.687127805771874">
                <text:p>0.68712780577187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5">
                <text:p>2185</text:p>
              </table:table-cell>
              <table:table-cell office:value-type="float" office:value="0.732600732600733">
                <text:p>0.732600732600733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6">
                <text:p>2186</text:p>
              </table:table-cell>
              <table:table-cell office:value-type="float" office:value="0.732265446224256">
                <text:p>0.73226544622425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7">
                <text:p>2187</text:p>
              </table:table-cell>
              <table:table-cell office:value-type="float" office:value="0.731930466605673">
                <text:p>0.73193046660567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8">
                <text:p>2188</text:p>
              </table:table-cell>
              <table:table-cell office:value-type="float" office:value="0.731595793324188">
                <text:p>0.73159579332418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89">
                <text:p>2189</text:p>
              </table:table-cell>
              <table:table-cell office:value-type="float" office:value="0.731261425959781">
                <text:p>0.731261425959781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0">
                <text:p>2190</text:p>
              </table:table-cell>
              <table:table-cell office:value-type="float" office:value="0.730927364093193">
                <text:p>0.73092736409319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1">
                <text:p>2191</text:p>
              </table:table-cell>
              <table:table-cell office:value-type="float" office:value="0.730593607305936">
                <text:p>0.73059360730593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2">
                <text:p>2192</text:p>
              </table:table-cell>
              <table:table-cell office:value-type="float" office:value="0.730260155180283">
                <text:p>0.73026015518028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3">
                <text:p>2193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4">
                <text:p>2194</text:p>
              </table:table-cell>
              <table:table-cell office:value-type="float" office:value="0.729594163246694">
                <text:p>0.72959416324669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5">
                <text:p>2195</text:p>
              </table:table-cell>
              <table:table-cell office:value-type="float" office:value="0.72926162260711">
                <text:p>0.7292616226071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6">
                <text:p>2196</text:p>
              </table:table-cell>
              <table:table-cell office:value-type="float" office:value="0.774487471526196">
                <text:p>0.77448747152619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7">
                <text:p>2197</text:p>
              </table:table-cell>
              <table:table-cell office:value-type="float" office:value="0.774134790528233">
                <text:p>0.774134790528233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8">
                <text:p>2198</text:p>
              </table:table-cell>
              <table:table-cell office:value-type="float" office:value="0.773782430587164">
                <text:p>0.77378243058716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199">
                <text:p>2199</text:p>
              </table:table-cell>
              <table:table-cell office:value-type="float" office:value="0.773430391264786">
                <text:p>0.77343039126478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200">
                <text:p>2200</text:p>
              </table:table-cell>
              <table:table-cell office:value-type="float" office:value="0.773078672123693">
                <text:p>0.773078672123693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01">
                <text:p>2201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02">
                <text:p>2202</text:p>
              </table:table-cell>
              <table:table-cell office:value-type="float" office:value="0.817810086324398">
                <text:p>0.81781008632439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203">
                <text:p>2203</text:p>
              </table:table-cell>
              <table:table-cell office:value-type="float" office:value="0.817438692098093">
                <text:p>0.81743869209809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204">
                <text:p>2204</text:p>
              </table:table-cell>
              <table:table-cell office:value-type="float" office:value="0.817067635043123">
                <text:p>0.81706763504312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05">
                <text:p>2205</text:p>
              </table:table-cell>
              <table:table-cell office:value-type="float" office:value="0.816696914700544">
                <text:p>0.81669691470054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206">
                <text:p>2206</text:p>
              </table:table-cell>
              <table:table-cell office:value-type="float" office:value="0.816326530612245">
                <text:p>0.81632653061224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207">
                <text:p>2207</text:p>
              </table:table-cell>
              <table:table-cell office:value-type="float" office:value="0.815956482320943">
                <text:p>0.81595648232094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208">
                <text:p>2208</text:p>
              </table:table-cell>
              <table:table-cell office:value-type="float" office:value="0.815586769370186">
                <text:p>0.81558676937018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209">
                <text:p>2209</text:p>
              </table:table-cell>
              <table:table-cell office:value-type="float" office:value="0.815217391304348">
                <text:p>0.815217391304348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210">
                <text:p>2210</text:p>
              </table:table-cell>
              <table:table-cell office:value-type="float" office:value="0.814848347668628">
                <text:p>0.81484834766862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11">
                <text:p>2211</text:p>
              </table:table-cell>
              <table:table-cell office:value-type="float" office:value="0.81447963800905">
                <text:p>0.8144796380090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212">
                <text:p>2212</text:p>
              </table:table-cell>
              <table:table-cell office:value-type="float" office:value="0.814111261872456">
                <text:p>0.81411126187245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213">
                <text:p>2213</text:p>
              </table:table-cell>
              <table:table-cell office:value-type="float" office:value="0.81374321880651">
                <text:p>0.8137432188065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214">
                <text:p>2214</text:p>
              </table:table-cell>
              <table:table-cell office:value-type="float" office:value="0.813375508359693">
                <text:p>0.813375508359693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215">
                <text:p>2215</text:p>
              </table:table-cell>
              <table:table-cell office:value-type="float" office:value="0.813008130081301">
                <text:p>0.81300813008130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216">
                <text:p>2216</text:p>
              </table:table-cell>
              <table:table-cell office:value-type="float" office:value="0.812641083521445">
                <text:p>0.81264108352144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217">
                <text:p>2217</text:p>
              </table:table-cell>
              <table:table-cell office:value-type="float" office:value="0.767148014440433">
                <text:p>0.76714801444043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218">
                <text:p>2218</text:p>
              </table:table-cell>
              <table:table-cell office:value-type="float" office:value="0.76680198466396">
                <text:p>0.7668019846639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219">
                <text:p>2219</text:p>
              </table:table-cell>
              <table:table-cell office:value-type="float" office:value="0.766456266907123">
                <text:p>0.76645626690712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220">
                <text:p>2220</text:p>
              </table:table-cell>
              <table:table-cell office:value-type="float" office:value="0.766110860748085">
                <text:p>0.76611086074808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221">
                <text:p>2221</text:p>
              </table:table-cell>
              <table:table-cell office:value-type="float" office:value="0.765765765765766">
                <text:p>0.76576576576576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222">
                <text:p>2222</text:p>
              </table:table-cell>
              <table:table-cell office:value-type="float" office:value="0.765420981539847">
                <text:p>0.76542098153984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223">
                <text:p>2223</text:p>
              </table:table-cell>
              <table:table-cell office:value-type="float" office:value="0.765076507650765">
                <text:p>0.76507650765076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224">
                <text:p>2224</text:p>
              </table:table-cell>
              <table:table-cell office:value-type="float" office:value="0.35987404408457">
                <text:p>0.3598740440845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225">
                <text:p>2225</text:p>
              </table:table-cell>
              <table:table-cell office:value-type="float" office:value="0.359712230215827">
                <text:p>0.359712230215827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226">
                <text:p>2226</text:p>
              </table:table-cell>
              <table:table-cell office:value-type="float" office:value="0.359550561797753">
                <text:p>0.35955056179775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227">
                <text:p>2227</text:p>
              </table:table-cell>
              <table:table-cell office:value-type="float" office:value="0.359389038634322">
                <text:p>0.35938903863432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228">
                <text:p>2228</text:p>
              </table:table-cell>
              <table:table-cell office:value-type="float" office:value="0.359227660529861">
                <text:p>0.35922766052986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229">
                <text:p>2229</text:p>
              </table:table-cell>
              <table:table-cell office:value-type="float" office:value="0.359066427289048">
                <text:p>0.35906642728904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230">
                <text:p>2230</text:p>
              </table:table-cell>
              <table:table-cell office:value-type="float" office:value="0.448631673396142">
                <text:p>0.44863167339614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231">
                <text:p>2231</text:p>
              </table:table-cell>
              <table:table-cell office:value-type="float" office:value="0.448430493273543">
                <text:p>0.44843049327354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232">
                <text:p>2232</text:p>
              </table:table-cell>
              <table:table-cell office:value-type="float" office:value="0.448229493500672">
                <text:p>0.44822949350067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233">
                <text:p>2233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234">
                <text:p>2234</text:p>
              </table:table-cell>
              <table:table-cell office:value-type="float" office:value="0.447828034034931">
                <text:p>0.44782803403493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235">
                <text:p>2235</text:p>
              </table:table-cell>
              <table:table-cell office:value-type="float" office:value="0.44762757385855">
                <text:p>0.4476275738585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236">
                <text:p>2236</text:p>
              </table:table-cell>
              <table:table-cell office:value-type="float" office:value="0.447427293064877">
                <text:p>0.44742729306487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237">
                <text:p>2237</text:p>
              </table:table-cell>
              <table:table-cell office:value-type="float" office:value="0.447227191413238">
                <text:p>0.44722719141323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238">
                <text:p>2238</text:p>
              </table:table-cell>
              <table:table-cell office:value-type="float" office:value="0.447027268663388">
                <text:p>0.44702726866338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239">
                <text:p>2239</text:p>
              </table:table-cell>
              <table:table-cell office:value-type="float" office:value="0.446827524575514">
                <text:p>0.44682752457551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240">
                <text:p>2240</text:p>
              </table:table-cell>
              <table:table-cell office:value-type="float" office:value="0.446627958910228">
                <text:p>0.44662795891022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241">
                <text:p>2241</text:p>
              </table:table-cell>
              <table:table-cell office:value-type="float" office:value="0.446428571428571">
                <text:p>0.44642857142857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242">
                <text:p>2242</text:p>
              </table:table-cell>
              <table:table-cell office:value-type="float" office:value="0.446229361892013">
                <text:p>0.44622936189201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243">
                <text:p>2243</text:p>
              </table:table-cell>
              <table:table-cell office:value-type="float" office:value="0.446030330062444">
                <text:p>0.44603033006244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244">
                <text:p>2244</text:p>
              </table:table-cell>
              <table:table-cell office:value-type="float" office:value="0.713330361123495">
                <text:p>0.71333036112349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45">
                <text:p>2245</text:p>
              </table:table-cell>
              <table:table-cell office:value-type="float" office:value="0.71301247771836">
                <text:p>0.7130124777183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46">
                <text:p>2246</text:p>
              </table:table-cell>
              <table:table-cell office:value-type="float" office:value="0.712694877505568">
                <text:p>0.712694877505568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47">
                <text:p>2247</text:p>
              </table:table-cell>
              <table:table-cell office:value-type="float" office:value="0.756901157613535">
                <text:p>0.75690115761353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248">
                <text:p>2248</text:p>
              </table:table-cell>
              <table:table-cell office:value-type="float" office:value="0.756564307966177">
                <text:p>0.75656430796617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249">
                <text:p>2249</text:p>
              </table:table-cell>
              <table:table-cell office:value-type="float" office:value="0.355871886120996">
                <text:p>0.35587188612099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250">
                <text:p>2250</text:p>
              </table:table-cell>
              <table:table-cell office:value-type="float" office:value="0.355713650511338">
                <text:p>0.35571365051133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251">
                <text:p>2251</text:p>
              </table:table-cell>
              <table:table-cell office:value-type="float" office:value="0.355555555555556">
                <text:p>0.35555555555555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252">
                <text:p>2252</text:p>
              </table:table-cell>
              <table:table-cell office:value-type="float" office:value="0.355397601066193">
                <text:p>0.355397601066193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253">
                <text:p>2253</text:p>
              </table:table-cell>
              <table:table-cell office:value-type="float" office:value="0.355239786856128">
                <text:p>0.355239786856128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254">
                <text:p>2254</text:p>
              </table:table-cell>
              <table:table-cell office:value-type="float" office:value="0.355082112738571">
                <text:p>0.35508211273857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255">
                <text:p>2255</text:p>
              </table:table-cell>
              <table:table-cell office:value-type="float" office:value="0.354924578527063">
                <text:p>0.35492457852706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256">
                <text:p>2256</text:p>
              </table:table-cell>
              <table:table-cell office:value-type="float" office:value="0.354767184035477">
                <text:p>0.354767184035477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257">
                <text:p>2257</text:p>
              </table:table-cell>
              <table:table-cell office:value-type="float" office:value="0.354609929078014">
                <text:p>0.35460992907801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258">
                <text:p>2258</text:p>
              </table:table-cell>
              <table:table-cell office:value-type="float" office:value="0.398759415152858">
                <text:p>0.39875941515285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259">
                <text:p>2259</text:p>
              </table:table-cell>
              <table:table-cell office:value-type="float" office:value="0.398582816651904">
                <text:p>0.39858281665190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260">
                <text:p>2260</text:p>
              </table:table-cell>
              <table:table-cell office:value-type="float" office:value="0.398406374501992">
                <text:p>0.39840637450199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261">
                <text:p>2261</text:p>
              </table:table-cell>
              <table:table-cell office:value-type="float" office:value="0.398230088495575">
                <text:p>0.39823008849557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262">
                <text:p>2262</text:p>
              </table:table-cell>
              <table:table-cell office:value-type="float" office:value="0.398053958425475">
                <text:p>0.39805395842547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263">
                <text:p>2263</text:p>
              </table:table-cell>
              <table:table-cell office:value-type="float" office:value="0.442086648983201">
                <text:p>0.44208664898320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264">
                <text:p>2264</text:p>
              </table:table-cell>
              <table:table-cell office:value-type="float" office:value="0.441891294741494">
                <text:p>0.44189129474149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265">
                <text:p>2265</text:p>
              </table:table-cell>
              <table:table-cell office:value-type="float" office:value="0.441696113074205">
                <text:p>0.441696113074205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266">
                <text:p>2266</text:p>
              </table:table-cell>
              <table:table-cell office:value-type="float" office:value="0.397350993377483">
                <text:p>0.39735099337748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267">
                <text:p>2267</text:p>
              </table:table-cell>
              <table:table-cell office:value-type="float" office:value="0.397175639894086">
                <text:p>0.39717563989408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268">
                <text:p>2268</text:p>
              </table:table-cell>
              <table:table-cell office:value-type="float" office:value="0.308778120864579">
                <text:p>0.30877812086457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269">
                <text:p>2269</text:p>
              </table:table-cell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270">
                <text:p>2270</text:p>
              </table:table-cell>
              <table:table-cell office:value-type="float" office:value="0.308505949757602">
                <text:p>0.30850594975760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271">
                <text:p>2271</text:p>
              </table:table-cell>
              <table:table-cell office:value-type="float" office:value="0.352422907488987">
                <text:p>0.35242290748898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272">
                <text:p>2272</text:p>
              </table:table-cell>
              <table:table-cell office:value-type="float" office:value="0.308234258036107">
                <text:p>0.308234258036107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273">
                <text:p>2273</text:p>
              </table:table-cell>
              <table:table-cell office:value-type="float" office:value="0.176056338028169">
                <text:p>0.176056338028169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274">
                <text:p>2274</text:p>
              </table:table-cell>
              <table:table-cell office:value-type="float" office:value="0.175978882534096">
                <text:p>0.17597888253409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275">
                <text:p>2275</text:p>
              </table:table-cell>
              <table:table-cell office:value-type="float" office:value="0.175901495162709">
                <text:p>0.17590149516270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276">
                <text:p>2276</text:p>
              </table:table-cell>
              <table:table-cell office:value-type="float" office:value="0.175824175824176">
                <text:p>0.17582417582417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277">
                <text:p>2277</text:p>
              </table:table-cell>
              <table:table-cell office:value-type="float" office:value="0.175746924428823">
                <text:p>0.175746924428823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278">
                <text:p>2278</text:p>
              </table:table-cell>
              <table:table-cell office:value-type="float" office:value="0.175669740887132">
                <text:p>0.17566974088713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279">
                <text:p>2279</text:p>
              </table:table-cell>
              <table:table-cell office:value-type="float" office:value="0.175592625109745">
                <text:p>0.17559262510974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280">
                <text:p>2280</text:p>
              </table:table-cell>
              <table:table-cell office:value-type="float" office:value="0.175515577007459">
                <text:p>0.17551557700745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281">
                <text:p>2281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282">
                <text:p>2282</text:p>
              </table:table-cell>
              <table:table-cell office:value-type="float" office:value="0.175361683472161">
                <text:p>0.17536168347216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283">
                <text:p>2283</text:p>
              </table:table-cell>
              <table:table-cell office:value-type="float" office:value="0.175284837861525">
                <text:p>0.17528483786152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284">
                <text:p>2284</text:p>
              </table:table-cell>
              <table:table-cell office:value-type="float" office:value="0.131406044678055">
                <text:p>0.131406044678055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285">
                <text:p>2285</text:p>
              </table:table-cell>
              <table:table-cell office:value-type="float" office:value="0.131348511383538">
                <text:p>0.131348511383538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286">
                <text:p>2286</text:p>
              </table:table-cell>
              <table:table-cell office:value-type="float" office:value="0.131291028446389">
                <text:p>0.131291028446389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287">
                <text:p>2287</text:p>
              </table:table-cell>
              <table:table-cell office:value-type="float" office:value="0.131233595800525">
                <text:p>0.13123359580052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288">
                <text:p>2288</text:p>
              </table:table-cell>
              <table:table-cell office:value-type="float" office:value="0.131176213379974">
                <text:p>0.13117621337997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289">
                <text:p>2289</text:p>
              </table:table-cell>
              <table:table-cell office:value-type="float" office:value="0.131118881118881">
                <text:p>0.13111888111888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290">
                <text:p>2290</text:p>
              </table:table-cell>
              <table:table-cell office:value-type="float" office:value="0.131061598951507">
                <text:p>0.131061598951507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291">
                <text:p>2291</text:p>
              </table:table-cell>
              <table:table-cell office:value-type="float" office:value="0.131004366812227">
                <text:p>0.131004366812227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292">
                <text:p>2292</text:p>
              </table:table-cell>
              <table:table-cell office:value-type="float" office:value="0.13094718463553">
                <text:p>0.1309471846355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293">
                <text:p>2293</text:p>
              </table:table-cell>
              <table:table-cell office:value-type="float" office:value="0.130890052356021">
                <text:p>0.13089005235602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294">
                <text:p>2294</text:p>
              </table:table-cell>
              <table:table-cell office:value-type="float" office:value="0.130832969908417">
                <text:p>0.13083296990841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295">
                <text:p>2295</text:p>
              </table:table-cell>
              <table:table-cell office:value-type="float" office:value="0.13077593722755">
                <text:p>0.1307759372275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296">
                <text:p>2296</text:p>
              </table:table-cell>
              <table:table-cell office:value-type="float" office:value="0.0871459694989107">
                <text:p>0.087145969498910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297">
                <text:p>2297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298">
                <text:p>2298</text:p>
              </table:table-cell>
              <table:table-cell office:value-type="float" office:value="0.087070091423596">
                <text:p>0.08707009142359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299">
                <text:p>2299</text:p>
              </table:table-cell>
              <table:table-cell office:value-type="float" office:value="0.0870322019147084">
                <text:p>0.087032201914708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300">
                <text:p>2300</text:p>
              </table:table-cell>
              <table:table-cell office:value-type="float" office:value="0.0869943453675511">
                <text:p>0.086994345367551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301">
                <text:p>2301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302">
                <text:p>2302</text:p>
              </table:table-cell>
              <table:table-cell office:value-type="float" office:value="0.0869187309865276">
                <text:p>0.0869187309865276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303">
                <text:p>2303</text:p>
              </table:table-cell>
              <table:table-cell office:value-type="float" office:value="0.0868809730668984">
                <text:p>0.086880973066898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304">
                <text:p>2304</text:p>
              </table:table-cell>
              <table:table-cell office:value-type="float" office:value="0.0868432479374729">
                <text:p>0.0868432479374729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305">
                <text:p>2305</text:p>
              </table:table-cell>
              <table:table-cell office:value-type="float" office:value="0.0868055555555556">
                <text:p>0.086805555555555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306">
                <text:p>2306</text:p>
              </table:table-cell>
              <table:table-cell office:value-type="float" office:value="0.086767895878525">
                <text:p>0.08676789587852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307">
                <text:p>2307</text:p>
              </table:table-cell>
              <table:table-cell office:value-type="float" office:value="0.0867302688638335">
                <text:p>0.086730268863833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308">
                <text:p>2308</text:p>
              </table:table-cell>
              <table:table-cell office:value-type="float" office:value="0.0866926744690074">
                <text:p>0.086692674469007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309">
                <text:p>2309</text:p>
              </table:table-cell>
              <table:table-cell office:value-type="float" office:value="0.0866551126516464">
                <text:p>0.0866551126516464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310">
                <text:p>2310</text:p>
              </table:table-cell>
              <table:table-cell office:value-type="float" office:value="0.086617583369424">
                <text:p>0.08661758336942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311">
                <text:p>2311</text:p>
              </table:table-cell>
              <table:table-cell office:value-type="float" office:value="0.0865800865800866">
                <text:p>0.0865800865800866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312">
                <text:p>2312</text:p>
              </table:table-cell>
              <table:table-cell office:value-type="float" office:value="0.0865426222414539">
                <text:p>0.086542622241453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313">
                <text:p>2313</text:p>
              </table:table-cell>
              <table:table-cell office:value-type="float" office:value="0.0865051903114187">
                <text:p>0.0865051903114187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314">
                <text:p>2314</text:p>
              </table:table-cell>
              <table:table-cell office:value-type="float" office:value="0.0864677907479464">
                <text:p>0.086467790747946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315">
                <text:p>2315</text:p>
              </table:table-cell>
              <table:table-cell office:value-type="float" office:value="0.0864304235090752">
                <text:p>0.086430423509075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316">
                <text:p>2316</text:p>
              </table:table-cell>
              <table:table-cell office:value-type="float" office:value="0.0863930885529158">
                <text:p>0.0863930885529158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317">
                <text:p>2317</text:p>
              </table:table-cell>
              <table:table-cell office:value-type="float" office:value="0.0863557858376511">
                <text:p>0.086355785837651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318">
                <text:p>2318</text:p>
              </table:table-cell>
              <table:table-cell office:value-type="float" office:value="0.0863185153215365">
                <text:p>0.086318515321536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319">
                <text:p>2319</text:p>
              </table:table-cell>
              <table:table-cell office:value-type="float" office:value="0.0862812769628991">
                <text:p>0.086281276962899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320">
                <text:p>2320</text:p>
              </table:table-cell>
              <table:table-cell office:value-type="float" office:value="0.086244070720138">
                <text:p>0.086244070720138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321">
                <text:p>2321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322">
                <text:p>2322</text:p>
              </table:table-cell>
              <table:table-cell office:value-type="float" office:value="0.0861697544161999">
                <text:p>0.0861697544161999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23">
                <text:p>2323</text:p>
              </table:table-cell>
              <table:table-cell office:value-type="float" office:value="0.0861326442721792">
                <text:p>0.0861326442721792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324">
                <text:p>2324</text:p>
              </table:table-cell>
              <table:table-cell office:value-type="float" office:value="0.0430477830391735">
                <text:p>0.043047783039173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325">
                <text:p>2325</text:p>
              </table:table-cell>
              <table:table-cell office:value-type="float" office:value="0.0430292598967298">
                <text:p>0.043029259896729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326">
                <text:p>2326</text:p>
              </table:table-cell>
              <table:table-cell office:value-type="float" office:value="0.0430107526881721">
                <text:p>0.0430107526881721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327">
                <text:p>2327</text:p>
              </table:table-cell>
              <table:table-cell office:value-type="float" office:value="0.0429922613929493">
                <text:p>0.042992261392949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328">
                <text:p>2328</text:p>
              </table:table-cell>
              <table:table-cell office:value-type="float" office:value="0.0429737859905458">
                <text:p>0.042973785990545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329">
                <text:p>2329</text:p>
              </table:table-cell>
              <table:table-cell office:value-type="float" office:value="0.0429553264604811">
                <text:p>0.0429553264604811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330">
                <text:p>2330</text:p>
              </table:table-cell>
              <table:table-cell office:value-type="float" office:value="0.04293688278231">
                <text:p>0.0429368827823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331">
                <text:p>2331</text:p>
              </table:table-cell>
              <table:table-cell office:value-type="float" office:value="0.0429184549356223">
                <text:p>0.042918454935622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332">
                <text:p>2332</text:p>
              </table:table-cell>
              <table:table-cell office:value-type="float" office:value="0.0429000429000429">
                <text:p>0.042900042900042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33">
                <text:p>2333</text:p>
              </table:table-cell>
              <table:table-cell office:value-type="float" office:value="0.0428816466552316">
                <text:p>0.0428816466552316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334">
                <text:p>2334</text:p>
              </table:table-cell>
              <table:table-cell office:value-type="float" office:value="0.042863266180883">
                <text:p>0.04286326618088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335">
                <text:p>2335</text:p>
              </table:table-cell>
              <table:table-cell office:value-type="float" office:value="0.0428449014567267">
                <text:p>0.0428449014567267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336">
                <text:p>2336</text:p>
              </table:table-cell>
              <table:table-cell office:value-type="float" office:value="0.0428265524625268">
                <text:p>0.0428265524625268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337">
                <text:p>2337</text:p>
              </table:table-cell>
              <table:table-cell office:value-type="float" office:value="0.0428082191780822">
                <text:p>0.042808219178082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338">
                <text:p>2338</text:p>
              </table:table-cell>
              <table:table-cell office:value-type="float" office:value="0.0427899015832264">
                <text:p>0.0427899015832264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339">
                <text:p>2339</text:p>
              </table:table-cell>
              <table:table-cell office:value-type="float" office:value="0.0427715996578272">
                <text:p>0.042771599657827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340">
                <text:p>2340</text:p>
              </table:table-cell>
              <table:table-cell office:value-type="float" office:value="0.0427533133817871">
                <text:p>0.042753313381787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341">
                <text:p>2341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342">
                <text:p>2342</text:p>
              </table:table-cell>
              <table:table-cell office:value-type="float" office:value="0.0427167876975651">
                <text:p>0.042716787697565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343">
                <text:p>2343</text:p>
              </table:table-cell>
              <table:table-cell office:value-type="float" office:value="0.0426985482493595">
                <text:p>0.042698548249359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344">
                <text:p>2344</text:p>
              </table:table-cell>
              <table:table-cell office:value-type="float" office:value="0.0426803243704652">
                <text:p>0.0426803243704652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345">
                <text:p>2345</text:p>
              </table:table-cell>
              <table:table-cell office:value-type="float" office:value="0.0426621160409556">
                <text:p>0.0426621160409556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346">
                <text:p>2346</text:p>
              </table:table-cell>
              <table:table-cell office:value-type="float" office:value="0.0426439232409382">
                <text:p>0.042643923240938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347">
                <text:p>2347</text:p>
              </table:table-cell>
              <table:table-cell office:value-type="float" office:value="0.0426257459505541">
                <text:p>0.0426257459505541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348">
                <text:p>2348</text:p>
              </table:table-cell>
              <table:table-cell office:value-type="float" office:value="0.0426075841499787">
                <text:p>0.0426075841499787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349">
                <text:p>2349</text:p>
              </table:table-cell>
              <table:table-cell office:value-type="float" office:value="0.0425894378194208">
                <text:p>0.042589437819420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350">
                <text:p>2350</text:p>
              </table:table-cell>
              <table:table-cell office:value-type="float" office:value="0.042571306939123">
                <text:p>0.04257130693912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351">
                <text:p>2351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352">
                <text:p>2352</text:p>
              </table:table-cell>
              <table:table-cell office:value-type="float" office:value="0.0425350914504466">
                <text:p>0.0425350914504466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353">
                <text:p>2353</text:p>
              </table:table-cell>
              <table:table-cell office:value-type="float" office:value="0.0425170068027211">
                <text:p>0.042517006802721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354">
                <text:p>2354</text:p>
              </table:table-cell>
              <table:table-cell office:value-type="float" office:value="0.0424989375265618">
                <text:p>0.0424989375265618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355">
                <text:p>2355</text:p>
              </table:table-cell>
              <table:table-cell office:value-type="float" office:value="0.0424808836023789">
                <text:p>0.042480883602378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56">
                <text:p>2356</text:p>
              </table:table-cell>
              <table:table-cell office:value-type="float" office:value="0.0424628450106157">
                <text:p>0.042462845010615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357">
                <text:p>2357</text:p>
              </table:table-cell>
              <table:table-cell office:value-type="float" office:value="0.0424448217317487">
                <text:p>0.042444821731748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358">
                <text:p>2358</text:p>
              </table:table-cell>
              <table:table-cell office:value-type="float" office:value="0.0424268137462876">
                <text:p>0.04242681374628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359">
                <text:p>2359</text:p>
              </table:table-cell>
              <table:table-cell office:value-type="float" office:value="0.0424088210347752">
                <text:p>0.042408821034775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360">
                <text:p>2360</text:p>
              </table:table-cell>
              <table:table-cell office:value-type="float" office:value="0.0423908435777872">
                <text:p>0.042390843577787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361">
                <text:p>2361</text:p>
              </table:table-cell>
              <table:table-cell office:value-type="float" office:value="0.0423728813559322">
                <text:p>0.0423728813559322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362">
                <text:p>2362</text:p>
              </table:table-cell>
              <table:table-cell office:value-type="float" office:value="0.0423549343498518">
                <text:p>0.042354934349851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363">
                <text:p>2363</text:p>
              </table:table-cell>
              <table:table-cell office:value-type="float" office:value="0.0423370025402202">
                <text:p>0.042337002540220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364">
                <text:p>2364</text:p>
              </table:table-cell>
              <table:table-cell office:value-type="float" office:value="0.0423190859077444">
                <text:p>0.0423190859077444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365">
                <text:p>2365</text:p>
              </table:table-cell>
              <table:table-cell office:value-type="float" office:value="0.0423011844331641">
                <text:p>0.042301184433164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366">
                <text:p>2366</text:p>
              </table:table-cell>
              <table:table-cell office:value-type="float" office:value="0.0422832980972516">
                <text:p>0.042283298097251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367">
                <text:p>2367</text:p>
              </table:table-cell>
              <table:table-cell office:value-type="float" office:value="0.0422654268808115">
                <text:p>0.042265426880811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368">
                <text:p>2368</text:p>
              </table:table-cell>
              <table:table-cell office:value-type="float" office:value="0.042247570764681">
                <text:p>0.04224757076468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369">
                <text:p>2369</text:p>
              </table:table-cell>
              <table:table-cell office:value-type="float" office:value="0.0422297297297297">
                <text:p>0.0422297297297297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370">
                <text:p>2370</text:p>
              </table:table-cell>
              <table:table-cell office:value-type="float" office:value="0.0422119037568594">
                <text:p>0.042211903756859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371">
                <text:p>2371</text:p>
              </table:table-cell>
              <table:table-cell office:value-type="float" office:value="0.0421940928270042">
                <text:p>0.042194092827004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372">
                <text:p>2372</text:p>
              </table:table-cell>
              <table:table-cell office:value-type="float" office:value="0.0421762969211303">
                <text:p>0.0421762969211303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73">
                <text:p>2373</text:p>
              </table:table-cell>
              <table:table-cell office:value-type="float" office:value="0.0421585160202361">
                <text:p>0.042158516020236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374">
                <text:p>2374</text:p>
              </table:table-cell>
              <table:table-cell office:value-type="float" office:value="0.0421407501053519">
                <text:p>0.042140750105351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375">
                <text:p>2375</text:p>
              </table:table-cell>
              <table:table-cell office:value-type="float" office:value="0.04212299915754">
                <text:p>0.0421229991575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376">
                <text:p>2376</text:p>
              </table:table-cell>
              <table:table-cell office:value-type="float" office:value="0.0421052631578947">
                <text:p>0.0421052631578947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377">
                <text:p>2377</text:p>
              </table:table-cell>
              <table:table-cell office:value-type="float" office:value="0.0420875420875421">
                <text:p>0.0420875420875421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378">
                <text:p>2378</text:p>
              </table:table-cell>
              <table:table-cell office:value-type="float" office:value="0.0420698359276399">
                <text:p>0.042069835927639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379">
                <text:p>2379</text:p>
              </table:table-cell>
              <table:table-cell office:value-type="float" office:value="0.0420521446593776">
                <text:p>0.042052144659377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380">
                <text:p>2380</text:p>
              </table:table-cell>
              <table:table-cell office:value-type="float" office:value="0.0420344682639765">
                <text:p>0.042034468263976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381">
                <text:p>2381</text:p>
              </table:table-cell>
              <table:table-cell office:value-type="float" office:value="0.0420168067226891">
                <text:p>0.042016806722689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382">
                <text:p>2382</text:p>
              </table:table-cell>
              <table:table-cell office:value-type="float" office:value="0.0419991600167997">
                <text:p>0.0419991600167997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383">
                <text:p>2383</text:p>
              </table:table-cell>
              <table:table-cell office:value-type="float" office:value="0.0419815281276239">
                <text:p>0.041981528127623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384">
                <text:p>2384</text:p>
              </table:table-cell>
              <table:table-cell office:value-type="float" office:value="0.0419639110365086">
                <text:p>0.0419639110365086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385">
                <text:p>2385</text:p>
              </table:table-cell>
              <table:table-cell office:value-type="float" office:value="0.0419463087248322">
                <text:p>0.041946308724832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386">
                <text:p>2386</text:p>
              </table:table-cell>
              <table:table-cell office:value-type="float" office:value="0.0419287211740042">
                <text:p>0.041928721174004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387">
                <text:p>2387</text:p>
              </table:table-cell>
              <table:table-cell office:value-type="float" office:value="0.0419111483654652">
                <text:p>0.041911148365465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388">
                <text:p>2388</text:p>
              </table:table-cell>
              <table:table-cell office:value-type="float" office:value="0.0418935902806871">
                <text:p>0.041893590280687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389">
                <text:p>2389</text:p>
              </table:table-cell>
              <table:table-cell office:value-type="float" office:value="0.0418760469011725">
                <text:p>0.041876046901172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390">
                <text:p>2390</text:p>
              </table:table-cell>
              <table:table-cell office:value-type="float" office:value="0.0418585182084554">
                <text:p>0.0418585182084554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0.0418410041841004">
                <text:p>0.041841004184100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392">
                <text:p>2392</text:p>
              </table:table-cell>
              <table:table-cell office:value-type="float" office:value="0.0418235048097031">
                <text:p>0.04182350480970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393">
                <text:p>2393</text:p>
              </table:table-cell>
              <table:table-cell office:value-type="float" office:value="0.0418060200668896">
                <text:p>0.041806020066889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394">
                <text:p>2394</text:p>
              </table:table-cell>
              <table:table-cell office:value-type="float" office:value="0.0835770998746344">
                <text:p>0.0835770998746344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395">
                <text:p>2395</text:p>
              </table:table-cell>
              <table:table-cell office:value-type="float" office:value="0.0835421888053467">
                <text:p>0.083542188805346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396">
                <text:p>2396</text:p>
              </table:table-cell>
              <table:table-cell office:value-type="float" office:value="0.0835073068893528">
                <text:p>0.083507306889352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397">
                <text:p>2397</text:p>
              </table:table-cell>
              <table:table-cell office:value-type="float" office:value="0.0834724540901503">
                <text:p>0.0834724540901503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398">
                <text:p>2398</text:p>
              </table:table-cell>
              <table:table-cell office:value-type="float" office:value="0.0834376303712975">
                <text:p>0.083437630371297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99">
                <text:p>2399</text:p>
              </table:table-cell>
              <table:table-cell office:value-type="float" office:value="0.0834028356964137">
                <text:p>0.0834028356964137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400">
                <text:p>2400</text:p>
              </table:table-cell>
              <table:table-cell office:value-type="float" office:value="0.0833680700291789">
                <text:p>0.083368070029178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401">
                <text:p>240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402">
                <text:p>2402</text:p>
              </table:table-cell>
              <table:table-cell office:value-type="float" office:value="0.0832986255726781">
                <text:p>0.083298625572678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403">
                <text:p>2403</text:p>
              </table:table-cell>
              <table:table-cell office:value-type="float" office:value="0.0832639467110741">
                <text:p>0.0832639467110741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404">
                <text:p>2404</text:p>
              </table:table-cell>
              <table:table-cell office:value-type="float" office:value="0.0832292967124428">
                <text:p>0.0832292967124428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405">
                <text:p>2405</text:p>
              </table:table-cell>
              <table:table-cell office:value-type="float" office:value="0.0831946755407654">
                <text:p>0.083194675540765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406">
                <text:p>2406</text:p>
              </table:table-cell>
              <table:table-cell office:value-type="float" office:value="0.0831600831600832">
                <text:p>0.083160083160083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407">
                <text:p>2407</text:p>
              </table:table-cell>
              <table:table-cell office:value-type="float" office:value="0.0831255195344971">
                <text:p>0.083125519534497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408">
                <text:p>2408</text:p>
              </table:table-cell>
              <table:table-cell office:value-type="float" office:value="0.0830909846281678">
                <text:p>0.083090984628167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409">
                <text:p>2409</text:p>
              </table:table-cell>
              <table:table-cell office:value-type="float" office:value="0.0830564784053156">
                <text:p>0.0830564784053156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410">
                <text:p>2410</text:p>
              </table:table-cell>
              <table:table-cell office:value-type="float" office:value="0.08302200083022">
                <text:p>0.08302200083022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411">
                <text:p>2411</text:p>
              </table:table-cell>
              <table:table-cell office:value-type="float" office:value="0.0829875518672199">
                <text:p>0.082987551867219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412">
                <text:p>2412</text:p>
              </table:table-cell>
              <table:table-cell office:value-type="float" office:value="0.0829531314807134">
                <text:p>0.0829531314807134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413">
                <text:p>2413</text:p>
              </table:table-cell>
              <table:table-cell office:value-type="float" office:value="0.124378109452736">
                <text:p>0.124378109452736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414">
                <text:p>2414</text:p>
              </table:table-cell>
              <table:table-cell office:value-type="float" office:value="0.124326564442603">
                <text:p>0.124326564442603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415">
                <text:p>2415</text:p>
              </table:table-cell>
              <table:table-cell office:value-type="float" office:value="0.124275062137531">
                <text:p>0.124275062137531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416">
                <text:p>2416</text:p>
              </table:table-cell>
              <table:table-cell office:value-type="float" office:value="0.124223602484472">
                <text:p>0.12422360248447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417">
                <text:p>2417</text:p>
              </table:table-cell>
              <table:table-cell office:value-type="float" office:value="0.124172185430464">
                <text:p>0.124172185430464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418">
                <text:p>2418</text:p>
              </table:table-cell>
              <table:table-cell office:value-type="float" office:value="0.124120810922631">
                <text:p>0.12412081092263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419">
                <text:p>2419</text:p>
              </table:table-cell>
              <table:table-cell office:value-type="float" office:value="0.124069478908189">
                <text:p>0.12406947890818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420">
                <text:p>2420</text:p>
              </table:table-cell>
              <table:table-cell office:value-type="float" office:value="0.124018189334436">
                <text:p>0.12401818933443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421">
                <text:p>2421</text:p>
              </table:table-cell>
              <table:table-cell office:value-type="float" office:value="0.12396694214876">
                <text:p>0.1239669421487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422">
                <text:p>2422</text:p>
              </table:table-cell>
              <table:table-cell office:value-type="float" office:value="0.123915737298637">
                <text:p>0.123915737298637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423">
                <text:p>2423</text:p>
              </table:table-cell>
              <table:table-cell office:value-type="float" office:value="0.123864574731627">
                <text:p>0.123864574731627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424">
                <text:p>2424</text:p>
              </table:table-cell>
              <table:table-cell office:value-type="float" office:value="0.123813454395378">
                <text:p>0.123813454395378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425">
                <text:p>2425</text:p>
              </table:table-cell>
              <table:table-cell office:value-type="float" office:value="0.123762376237624">
                <text:p>0.123762376237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